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margins" style:writing-mode="lr-tb"/>
    </style:style>
    <style:style style:name="Tableau1.A" style:family="table-column">
      <style:table-column-properties style:column-width="8.996cm" style:rel-column-width="32767*"/>
    </style:style>
    <style:style style:name="Tableau1.B" style:family="table-column">
      <style:table-column-properties style:column-width="8.996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P1" style:family="paragraph" style:parent-style-name="Table_20_Paragraph">
      <style:paragraph-properties fo:margin-left="0.099cm" fo:margin-right="2.321cm" fo:line-height="103%"/>
    </style:style>
    <style:style style:name="P2" style:family="paragraph" style:parent-style-name="Table_20_Paragraph">
      <style:paragraph-properties fo:margin-left="0.099cm" fo:margin-right="1.76cm" fo:line-height="103%"/>
    </style:style>
    <style:style style:name="P3" style:family="paragraph" style:parent-style-name="Heading_20_1">
      <style:paragraph-properties fo:margin-left="5.516cm" fo:margin-right="5.503cm" fo:margin-top="0.416cm" fo:margin-bottom="0cm" style:contextual-spacing="false"/>
      <style:text-properties fo:color="#04aae1" loext:opacity="100%" style:font-name="Calibri1" style:text-scale="110%"/>
    </style:style>
    <style:style style:name="P4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8pt" style:font-size-asian="18pt" style:text-scale="110%"/>
    </style:style>
    <style:style style:name="P5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8pt" fo:language="fr" fo:country="FR" style:font-size-asian="18pt" style:language-asian="en" style:country-asian="US" style:language-complex="ar" style:country-complex="SA" style:text-scale="110%"/>
    </style:style>
    <style:style style:name="P6" style:family="paragraph" style:parent-style-name="Table_20_Contents">
      <style:text-properties fo:color="#04aae1" loext:opacity="100%" style:font-name="Calibri1" fo:font-style="italic" fo:font-weight="bold" officeooo:paragraph-rsid="00167741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color="#04aae1" loext:opacity="100%" style:font-name="Calibri1" fo:font-style="italic" fo:font-weight="bold" officeooo:rsid="001ae477" officeooo:paragraph-rsid="00167741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04aae1" loext:opacity="100%" style:font-name="Calibri1" fo:font-style="italic" fo:font-weight="bold" officeooo:paragraph-rsid="0145d150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color="#04aae1" loext:opacity="100%" style:font-name="Calibri1" fo:font-size="10pt" style:font-size-asian="10pt"/>
    </style:style>
    <style:style style:name="P10" style:family="paragraph" style:parent-style-name="Heading_20_2">
      <style:paragraph-properties fo:margin-top="0.25cm" fo:margin-bottom="0cm" style:contextual-spacing="false"/>
      <style:text-properties fo:color="#04aae1" loext:opacity="100%" style:font-name="Calibri1" fo:letter-spacing="-0.004cm" fo:font-weight="bold" officeooo:rsid="00197810" officeooo:paragraph-rsid="001558db" style:font-weight-asian="bold" style:font-weight-complex="bold" style:text-scale="110%"/>
    </style:style>
    <style:style style:name="P11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6pt" fo:font-weight="bold" style:font-size-asian="16pt" style:font-weight-asian="bold" style:font-weight-complex="bold" style:text-scale="105%"/>
    </style:style>
    <style:style style:name="P12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4pt" fo:font-style="italic" officeooo:rsid="00167741" officeooo:paragraph-rsid="00167741" style:font-size-asian="14pt" style:font-style-asian="italic" style:font-size-complex="14pt" style:font-style-complex="italic" style:text-scale="130%"/>
    </style:style>
    <style:style style:name="P13" style:family="paragraph" style:parent-style-name="Heading_20_2">
      <style:paragraph-properties fo:margin-top="0.397cm" fo:margin-bottom="0cm" style:contextual-spacing="false"/>
      <style:text-properties fo:color="#04aae1" loext:opacity="100%" style:font-name="Calibri1" fo:font-weight="bold" style:font-weight-asian="bold" style:font-weight-complex="bold" style:text-scale="110%"/>
    </style:style>
    <style:style style:name="P14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15" style:family="paragraph" style:parent-style-name="Heading_20_2">
      <style:paragraph-properties fo:margin-top="0.25cm" fo:margin-bottom="0cm" style:contextual-spacing="false"/>
      <style:text-properties style:font-name="Calibri1"/>
    </style:style>
    <style:style style:name="P16" style:family="paragraph" style:parent-style-name="Heading_20_2">
      <style:paragraph-properties fo:margin-top="0.455cm" fo:margin-bottom="0cm" style:contextual-spacing="false">
        <style:tab-stops>
          <style:tab-stop style:position="0.949cm"/>
          <style:tab-stop style:position="6.604cm"/>
        </style:tab-stops>
      </style:paragraph-properties>
      <style:text-properties style:font-name="Calibri1"/>
    </style:style>
    <style:style style:name="P17" style:family="paragraph" style:parent-style-name="Heading_20_2">
      <style:paragraph-properties fo:margin-top="0.208cm" fo:margin-bottom="0cm" style:contextual-spacing="false"/>
      <style:text-properties style:font-name="Calibri1"/>
    </style:style>
    <style:style style:name="P18" style:family="paragraph" style:parent-style-name="Heading_20_2">
      <style:text-properties style:font-name="Calibri1"/>
    </style:style>
    <style:style style:name="P19" style:family="paragraph" style:parent-style-name="Heading_20_2">
      <style:paragraph-properties fo:margin-top="0.002cm" fo:margin-bottom="0cm" style:contextual-spacing="false"/>
      <style:text-properties style:font-name="Calibri1"/>
    </style:style>
    <style:style style:name="P20" style:family="paragraph" style:parent-style-name="Heading_20_2">
      <style:paragraph-properties fo:margin-top="0.222cm" fo:margin-bottom="0cm" style:contextual-spacing="false"/>
      <style:text-properties style:font-name="Calibri1"/>
    </style:style>
    <style:style style:name="P21" style:family="paragraph" style:parent-style-name="Heading_20_2" style:master-page-name="">
      <style:paragraph-properties fo:margin-top="0.222cm" fo:margin-bottom="0cm" style:contextual-spacing="false" style:page-number="auto"/>
      <style:text-properties style:font-name="Calibri1"/>
    </style:style>
    <style:style style:name="P22" style:family="paragraph" style:parent-style-name="Heading_20_2">
      <style:paragraph-properties fo:margin-top="0.25cm" fo:margin-bottom="0cm" style:contextual-spacing="false"/>
      <style:text-properties style:font-name="Calibri1" officeooo:paragraph-rsid="006f1ce5"/>
    </style:style>
    <style:style style:name="P23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6f1ce5"/>
    </style:style>
    <style:style style:name="P24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6f1ce5"/>
    </style:style>
    <style:style style:name="P25" style:family="paragraph" style:parent-style-name="Text_20_body">
      <style:text-properties style:font-name="Calibri1" officeooo:paragraph-rsid="006f1ce5"/>
    </style:style>
    <style:style style:name="P26" style:family="paragraph" style:parent-style-name="Text_20_body" style:master-page-name="">
      <loext:graphic-properties draw:fill="none"/>
      <style:paragraph-properties fo:margin-left="0cm" fo:margin-right="0.3cm" fo:margin-top="0.021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27" style:family="paragraph" style:parent-style-name="Text_20_body">
      <style:paragraph-properties fo:margin-left="0.203cm" fo:margin-right="0.718cm" fo:line-height="103%"/>
      <style:text-properties style:font-name="Calibri1" fo:font-size="11pt" style:font-size-asian="11pt" style:font-size-complex="11pt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0.462cm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29" style:family="paragraph" style:parent-style-name="Text_20_body">
      <style:paragraph-properties fo:margin-left="0.203cm" fo:margin-right="0cm" fo:margin-top="0.004cm" fo:margin-bottom="0cm" style:contextual-spacing="false"/>
      <style:text-properties style:font-name="Calibri1" fo:font-size="11pt" style:font-size-asian="11pt" style:font-size-complex="11pt"/>
    </style:style>
    <style:style style:name="P30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fo:font-size="11pt" style:font-size-asian="11pt" style:font-size-complex="11pt"/>
    </style:style>
    <style:style style:name="P31" style:family="paragraph" style:parent-style-name="Text_20_body">
      <style:paragraph-properties fo:margin-top="0.002cm" fo:margin-bottom="0cm" style:contextual-spacing="false"/>
      <style:text-properties style:font-name="Calibri1" fo:font-size="11pt" style:font-size-asian="11pt" style:font-size-complex="11pt"/>
    </style:style>
    <style:style style:name="P32" style:family="paragraph" style:parent-style-name="List_20_Paragraph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bb216" style:font-size-asian="11pt" style:font-size-complex="11pt"/>
    </style:style>
    <style:style style:name="P33" style:family="paragraph" style:parent-style-name="Standard">
      <style:text-properties style:font-name="Calibri1" fo:font-size="11pt" officeooo:paragraph-rsid="01989cbb" style:font-size-asian="11pt" style:font-size-complex="11pt"/>
    </style:style>
    <style:style style:name="P34" style:family="paragraph" style:parent-style-name="Standard">
      <style:text-properties style:font-name="Calibri1" fo:font-size="11pt" style:font-size-asian="11pt" style:font-size-complex="11pt"/>
    </style:style>
    <style:style style:name="P35" style:family="paragraph" style:parent-style-name="Standard">
      <style:text-properties style:font-name="Calibri1" fo:font-size="11pt" officeooo:paragraph-rsid="0130570f" style:font-size-asian="11pt" style:font-size-complex="11pt"/>
    </style:style>
    <style:style style:name="P36" style:family="paragraph" style:parent-style-name="Standard">
      <style:text-properties style:font-name="Calibri1" fo:font-size="11pt" officeooo:paragraph-rsid="013df5af" style:font-size-asian="11pt" style:font-size-complex="11pt"/>
    </style:style>
    <style:style style:name="P37" style:family="paragraph" style:parent-style-name="Standard">
      <style:text-properties style:font-name="Calibri1" fo:font-size="11pt" officeooo:paragraph-rsid="013ff1b9" style:font-size-asian="11pt" style:font-size-complex="11pt"/>
    </style:style>
    <style:style style:name="P38" style:family="paragraph" style:parent-style-name="Standard">
      <style:text-properties style:font-name="Calibri1" fo:font-size="11pt" officeooo:paragraph-rsid="01414ee0" style:font-size-asian="11pt" style:font-size-complex="11pt"/>
    </style:style>
    <style:style style:name="P39" style:family="paragraph" style:parent-style-name="Standard">
      <style:text-properties style:font-name="Calibri1" fo:font-size="11pt" officeooo:paragraph-rsid="0142a167" style:font-size-asian="11pt" style:font-size-complex="11pt"/>
    </style:style>
    <style:style style:name="P40" style:family="paragraph" style:parent-style-name="Standard">
      <style:text-properties style:font-name="Calibri1" fo:font-size="11pt" officeooo:paragraph-rsid="0148843e" style:font-size-asian="11pt" style:font-size-complex="11pt"/>
    </style:style>
    <style:style style:name="P41" style:family="paragraph" style:parent-style-name="Standard">
      <style:text-properties style:font-name="Calibri1" fo:font-size="11pt" officeooo:paragraph-rsid="014efa1d" style:font-size-asian="11pt" style:font-size-complex="11pt"/>
    </style:style>
    <style:style style:name="P42" style:family="paragraph" style:parent-style-name="Standard">
      <style:text-properties style:font-name="Calibri1" fo:font-size="11pt" officeooo:paragraph-rsid="0150022b" style:font-size-asian="11pt" style:font-size-complex="11pt"/>
    </style:style>
    <style:style style:name="P43" style:family="paragraph" style:parent-style-name="Standard">
      <style:text-properties style:font-name="Calibri1" fo:font-size="11pt" officeooo:paragraph-rsid="01593e90" style:font-size-asian="11pt" style:font-size-complex="11pt"/>
    </style:style>
    <style:style style:name="P44" style:family="paragraph" style:parent-style-name="Standard">
      <style:text-properties style:font-name="Calibri1" fo:font-size="11pt" officeooo:paragraph-rsid="018d041f" style:font-size-asian="11pt" style:font-size-complex="11pt"/>
    </style:style>
    <style:style style:name="P45" style:family="paragraph" style:parent-style-name="Standard">
      <style:text-properties style:font-name="Calibri1" fo:font-size="11pt" officeooo:paragraph-rsid="019706b2" style:font-size-asian="11pt" style:font-size-complex="11pt"/>
    </style:style>
    <style:style style:name="P46" style:family="paragraph" style:parent-style-name="Standard">
      <style:text-properties style:font-name="Calibri1" fo:font-size="11pt" officeooo:paragraph-rsid="01976eb1" style:font-size-asian="11pt" style:font-size-complex="11pt"/>
    </style:style>
    <style:style style:name="P47" style:family="paragraph" style:parent-style-name="Standard">
      <style:text-properties style:font-name="Calibri1" fo:font-size="11pt" officeooo:paragraph-rsid="017280e5" style:font-size-asian="11pt" style:font-size-complex="11pt"/>
    </style:style>
    <style:style style:name="P48" style:family="paragraph" style:parent-style-name="Standard">
      <style:text-properties style:font-name="Calibri1" fo:font-size="11pt" officeooo:paragraph-rsid="017d0617" style:font-size-asian="11pt" style:font-size-complex="11pt"/>
    </style:style>
    <style:style style:name="P49" style:family="paragraph" style:parent-style-name="Standard">
      <style:text-properties style:font-name="Calibri1" fo:font-size="11pt" officeooo:paragraph-rsid="01816397" style:font-size-asian="11pt" style:font-size-complex="11pt"/>
    </style:style>
    <style:style style:name="P50" style:family="paragraph" style:parent-style-name="Standard">
      <style:text-properties style:font-name="Calibri1" fo:font-size="11pt" officeooo:paragraph-rsid="018792c7" style:font-size-asian="11pt" style:font-size-complex="11pt"/>
    </style:style>
    <style:style style:name="P51" style:family="paragraph" style:parent-style-name="Standard">
      <style:text-properties style:font-name="Calibri1" fo:font-size="11pt" officeooo:paragraph-rsid="018a3789" style:font-size-asian="11pt" style:font-size-complex="11pt"/>
    </style:style>
    <style:style style:name="P52" style:family="paragraph" style:parent-style-name="Standard">
      <style:text-properties style:font-name="Calibri1" fo:font-size="11pt" officeooo:paragraph-rsid="018b0c13" style:font-size-asian="11pt" style:font-size-complex="11pt"/>
    </style:style>
    <style:style style:name="P53" style:family="paragraph" style:parent-style-name="Standard">
      <style:text-properties style:font-name="Calibri1" fo:font-size="11pt" officeooo:paragraph-rsid="018f0293" style:font-size-asian="11pt" style:font-size-complex="11pt"/>
    </style:style>
    <style:style style:name="P54" style:family="paragraph" style:parent-style-name="Standard">
      <style:text-properties style:font-name="Calibri1" fo:font-size="11pt" officeooo:paragraph-rsid="01935f79" style:font-size-asian="11pt" style:font-size-complex="11pt"/>
    </style:style>
    <style:style style:name="P5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style:font-size-asian="11pt" style:font-size-complex="11p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font-name="Calibri1" fo:font-size="11pt" style:font-size-asian="11pt" style:font-size-complex="11pt"/>
    </style:style>
    <style:style style:name="P57" style:family="paragraph" style:parent-style-name="Text_20_body">
      <style:text-properties style:font-name="Calibri1" fo:font-size="11pt" style:font-size-asian="11pt" style:font-size-complex="11pt"/>
    </style:style>
    <style:style style:name="P58" style:family="paragraph" style:parent-style-name="Text_20_body">
      <style:paragraph-properties fo:margin-top="0.007cm" fo:margin-bottom="0cm" style:contextual-spacing="false"/>
      <style:text-properties style:font-name="Calibri1" fo:font-size="11pt" style:font-size-asian="11pt" style:font-size-complex="11pt"/>
    </style:style>
    <style:style style:name="P59" style:family="paragraph" style:parent-style-name="Text_20_body">
      <style:paragraph-properties fo:margin-top="0.004cm" fo:margin-bottom="0cm" style:contextual-spacing="false"/>
      <style:text-properties style:font-name="Calibri1" fo:font-size="11pt" style:font-size-asian="11pt" style:font-size-complex="11pt"/>
    </style:style>
    <style:style style:name="P60" style:family="paragraph" style:parent-style-name="Text_20_body">
      <style:paragraph-properties fo:margin-top="0.009cm" fo:margin-bottom="0cm" style:contextual-spacing="false"/>
      <style:text-properties style:font-name="Calibri1" fo:font-size="11pt" style:font-size-asian="11pt" style:font-size-complex="11pt"/>
    </style:style>
    <style:style style:name="P61" style:family="paragraph" style:parent-style-name="Standard">
      <style:text-properties style:font-name="Calibri1" fo:font-size="11pt" officeooo:paragraph-rsid="013adc43" style:font-size-asian="11pt" style:font-size-complex="11pt"/>
    </style:style>
    <style:style style:name="P62" style:family="paragraph" style:parent-style-name="Standard">
      <style:text-properties style:font-name="Calibri1" fo:font-size="11pt" officeooo:paragraph-rsid="01cac6fd" style:font-size-asian="11pt" style:font-size-complex="11pt"/>
    </style:style>
    <style:style style:name="P63" style:family="paragraph" style:parent-style-name="Standard">
      <style:text-properties style:font-name="Calibri1" fo:font-size="11pt" officeooo:paragraph-rsid="01cc1670" style:font-size-asian="11pt" style:font-size-complex="11pt"/>
    </style:style>
    <style:style style:name="P64" style:family="paragraph" style:parent-style-name="Standard">
      <style:text-properties style:font-name="Calibri1" fo:font-size="11pt" officeooo:paragraph-rsid="01d5a8f0" style:font-size-asian="11pt" style:font-size-complex="11pt"/>
    </style:style>
    <style:style style:name="P65" style:family="paragraph" style:parent-style-name="Standard">
      <style:text-properties style:font-name="Calibri1" fo:font-size="11pt" officeooo:paragraph-rsid="01e62529" style:font-size-asian="11pt" style:font-size-complex="11pt"/>
    </style:style>
    <style:style style:name="P66" style:family="paragraph" style:parent-style-name="Standard">
      <style:text-properties style:font-name="Calibri1" fo:font-size="11pt" officeooo:paragraph-rsid="01f04dc7" style:font-size-asian="11pt" style:font-size-complex="11pt"/>
    </style:style>
    <style:style style:name="P67" style:family="paragraph" style:parent-style-name="Text_20_body">
      <style:paragraph-properties fo:margin-top="0.005cm" fo:margin-bottom="0cm" style:contextual-spacing="false"/>
      <style:text-properties style:font-name="Calibri1" fo:font-size="11pt" style:font-size-asian="11pt" style:font-size-complex="11pt"/>
    </style:style>
    <style:style style:name="P68" style:family="paragraph" style:parent-style-name="Standard">
      <style:text-properties style:font-name="Calibri1" fo:font-size="11pt" fo:font-style="italic" officeooo:paragraph-rsid="017aa708" style:font-size-asian="11pt" style:font-style-asian="italic" style:font-size-complex="11pt" style:font-style-complex="italic"/>
    </style:style>
    <style:style style:name="P69" style:family="paragraph" style:parent-style-name="Standard">
      <style:text-properties style:font-name="Calibri1" fo:font-size="11pt" fo:language="fr" fo:country="FR" officeooo:rsid="01cc1670" officeooo:paragraph-rsid="01cc1670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>
      <style:text-properties style:font-name="Calibri1" fo:font-size="11pt" fo:language="fr" fo:country="FR" officeooo:rsid="01d5a8f0" officeooo:paragraph-rsid="01d5a8f0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>
      <style:text-properties style:font-name="Calibri1" fo:font-size="11pt" fo:language="fr" fo:country="FR" officeooo:paragraph-rsid="0142a167" style:font-size-asian="11pt" style:language-asian="en" style:country-asian="US" style:font-size-complex="11pt" style:language-complex="ar" style:country-complex="SA"/>
    </style:style>
    <style:style style:name="P72" style:family="paragraph" style:parent-style-name="Standard">
      <style:text-properties style:font-name="Calibri1" fo:font-size="11pt" fo:language="fr" fo:country="FR" officeooo:paragraph-rsid="0147ff34" style:font-size-asian="11pt" style:language-asian="en" style:country-asian="US" style:font-size-complex="11pt" style:language-complex="ar" style:country-complex="SA"/>
    </style:style>
    <style:style style:name="P73" style:family="paragraph" style:parent-style-name="Standard"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74" style:family="paragraph" style:parent-style-name="Standard">
      <style:text-properties style:font-name="Calibri1" fo:font-size="11pt" fo:language="fr" fo:country="FR" officeooo:paragraph-rsid="01e62529" style:font-size-asian="11pt" style:language-asian="en" style:country-asian="US" style:font-size-complex="11pt" style:language-complex="ar" style:country-complex="SA"/>
    </style:style>
    <style:style style:name="P75" style:family="paragraph" style:parent-style-name="Standard">
      <style:text-properties style:font-name="Calibri1" fo:font-size="11pt" fo:language="fr" fo:country="FR" officeooo:paragraph-rsid="015661fd" style:font-size-asian="11pt" style:language-asian="en" style:country-asian="US" style:font-size-complex="11pt" style:language-complex="ar" style:country-complex="SA"/>
    </style:style>
    <style:style style:name="P76" style:family="paragraph" style:parent-style-name="Standard">
      <style:text-properties style:font-name="Calibri1" fo:font-size="11pt" fo:language="fr" fo:country="FR" officeooo:rsid="01f04dc7" officeooo:paragraph-rsid="01f04dc7" style:font-size-asian="11pt" style:language-asian="en" style:country-asian="US" style:font-size-complex="11pt" style:language-complex="ar" style:country-complex="SA"/>
    </style:style>
    <style:style style:name="P77" style:family="paragraph" style:parent-style-name="Standard">
      <style:text-properties style:font-name="Calibri1" fo:font-size="11pt" fo:language="fr" fo:country="FR" officeooo:paragraph-rsid="01f0e484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text-properties style:font-name="Calibri1" fo:font-size="11pt" fo:language="fr" fo:country="FR" officeooo:paragraph-rsid="0171a889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text-properties style:font-name="Calibri1" fo:font-size="11pt" fo:language="fr" fo:country="FR" officeooo:rsid="0201bdbf" officeooo:paragraph-rsid="0201bdbf" style:font-size-asian="11pt" style:language-asian="en" style:country-asian="US" style:font-size-complex="11pt" style:language-complex="ar" style:country-complex="SA"/>
    </style:style>
    <style:style style:name="P80" style:family="paragraph" style:parent-style-name="Standard">
      <style:text-properties style:font-name="Calibri1" fo:font-size="11pt" fo:language="fr" fo:country="FR" officeooo:paragraph-rsid="02035e50" style:font-size-asian="11pt" style:language-asian="en" style:country-asian="US" style:font-size-complex="11pt" style:language-complex="ar" style:country-complex="SA"/>
    </style:style>
    <style:style style:name="P81" style:family="paragraph" style:parent-style-name="Standard">
      <style:text-properties style:font-name="Calibri1" fo:font-size="11pt" fo:language="fr" fo:country="FR" officeooo:paragraph-rsid="018f0293" style:font-size-asian="11pt" style:language-asian="en" style:country-asian="US" style:font-size-complex="11pt" style:language-complex="ar" style:country-complex="SA"/>
    </style:style>
    <style:style style:name="P8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3" style:family="paragraph" style:parent-style-name="Text_20_body" style:master-page-name="">
      <loext:graphic-properties draw:fill="none"/>
      <style:paragraph-properties fo:margin-left="0cm" fo:margin-right="0.3cm" fo:margin-top="0.021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4" style:family="paragraph" style:parent-style-name="Text_20_body" style:master-page-name="">
      <loext:graphic-properties draw:fill="none"/>
      <style:paragraph-properties fo:margin-left="0cm" fo:margin-right="0.3cm" fo:margin-top="0.002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5" style:family="paragraph" style:parent-style-name="Text_20_body" style:master-page-name="">
      <loext:graphic-properties draw:fill="none"/>
      <style:paragraph-properties fo:margin-left="0cm" fo:margin-right="0.3cm" fo:margin-top="0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6" style:family="paragraph" style:parent-style-name="Text_20_body" style:master-page-name="">
      <loext:graphic-properties draw:fill="none"/>
      <style:paragraph-properties fo:margin-left="0cm" fo:margin-right="0cm" fo:margin-top="0.004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3%" fo:text-align="start" style:justify-single-word="false" fo:orphans="0" fo:widows="0" fo:text-indent="0cm" style:auto-text-indent="false" style:page-number="auto" fo:background-color="transparent" style:writing-mode="lr-tb"/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8" style:family="paragraph" style:parent-style-name="Text_20_body">
      <style:paragraph-properties fo:margin-left="0.203cm" fo:margin-right="0cm" fo:line-height="103%"/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89" style:family="paragraph" style:parent-style-name="Text_20_body">
      <style:paragraph-properties fo:margin-left="0.203cm" fo:margin-right="0cm"/>
      <style:text-properties style:font-name="Calibri1" fo:font-size="11pt" fo:language="fr" fo:country="FR" officeooo:paragraph-rsid="0179f451" style:font-size-asian="11pt" style:language-asian="en" style:country-asian="US" style:font-size-complex="11pt" style:language-complex="ar" style:country-complex="SA"/>
    </style:style>
    <style:style style:name="P90" style:family="paragraph" style:parent-style-name="Standard">
      <style:text-properties style:font-name="Calibri1" fo:font-size="11pt" fo:language="fr" fo:country="FR" fo:font-style="italic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91" style:family="paragraph" style:parent-style-name="Text_20_body">
      <style:text-properties style:font-name="Calibri1" fo:font-size="14pt" fo:font-style="italic" style:font-size-asian="14pt" style:font-style-asian="italic"/>
    </style:style>
    <style:style style:name="P92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style:font-name="Calibri1"/>
    </style:style>
    <style:style style:name="P93" style:family="paragraph" style:parent-style-name="Standard">
      <style:text-properties style:font-name="Calibri1" officeooo:rsid="001910aa" officeooo:paragraph-rsid="00167741"/>
    </style:style>
    <style:style style:name="P94" style:family="paragraph" style:parent-style-name="Standard">
      <style:text-properties style:font-name="Calibri1" officeooo:paragraph-rsid="00167741"/>
    </style:style>
    <style:style style:name="P95" style:family="paragraph" style:parent-style-name="Table_20_Paragraph">
      <style:paragraph-properties fo:margin-left="0.099cm" fo:margin-right="0.864cm" fo:line-height="103%" fo:text-indent="0.106cm" style:auto-text-indent="false"/>
      <style:text-properties style:font-name="Calibri1"/>
    </style:style>
    <style:style style:name="P96" style:family="paragraph" style:parent-style-name="Table_20_Paragraph">
      <style:paragraph-properties fo:margin-left="0.099cm" fo:margin-right="0.778cm" fo:line-height="103%"/>
      <style:text-properties style:font-name="Calibri1"/>
    </style:style>
    <style:style style:name="P97" style:family="paragraph" style:parent-style-name="Text_20_body">
      <style:paragraph-properties fo:margin-left="0.203cm" fo:margin-right="3.863cm" fo:margin-top="0.741cm" fo:margin-bottom="0cm" style:contextual-spacing="false" fo:line-height="103%"/>
      <style:text-properties style:font-name="Calibri1"/>
    </style:style>
    <style:style style:name="P98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1558db"/>
    </style:style>
    <style:style style:name="P99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1558db"/>
    </style:style>
    <style:style style:name="P100" style:family="paragraph" style:parent-style-name="Text_20_body">
      <style:text-properties style:font-name="Calibri1"/>
    </style:style>
    <style:style style:name="P101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1558db" style:font-weight-asian="bold" style:font-weight-complex="bold"/>
    </style:style>
    <style:style style:name="P10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style:font-weight-asian="bold" style:font-weight-complex="bold"/>
    </style:style>
    <style:style style:name="P103" style:family="paragraph" style:parent-style-name="Text_20_body">
      <style:paragraph-properties fo:margin-left="0.203cm" fo:margin-right="0cm"/>
      <style:text-properties style:font-name="Calibri1" fo:font-weight="bold" style:font-weight-asian="bold" style:font-weight-complex="bold"/>
    </style:style>
    <style:style style:name="P104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6f1ce5" style:font-weight-asian="bold" style:font-weight-complex="bold"/>
    </style:style>
    <style:style style:name="P105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102f8b3" style:font-weight-asian="bold" style:font-weight-complex="bold"/>
    </style:style>
    <style:style style:name="P106" style:family="paragraph" style:parent-style-name="Text_20_body">
      <style:text-properties style:font-name="Calibri1" fo:font-size="10pt" style:font-size-asian="10pt"/>
    </style:style>
    <style:style style:name="P107" style:family="paragraph" style:parent-style-name="Standard">
      <style:paragraph-properties>
        <style:tab-stops>
          <style:tab-stop style:position="7.287cm"/>
          <style:tab-stop style:position="7.475cm"/>
          <style:tab-stop style:position="7.595cm"/>
          <style:tab-stop style:position="8.301cm"/>
          <style:tab-stop style:position="8.931cm"/>
          <style:tab-stop style:position="8.962cm"/>
        </style:tab-stops>
      </style:paragraph-properties>
      <style:text-properties style:font-name="Calibri1" fo:font-size="8pt" style:font-size-asian="8pt"/>
    </style:style>
    <style:style style:name="P108" style:family="paragraph" style:parent-style-name="Standard">
      <style:text-properties style:font-name="Calibri1" fo:font-size="8pt" style:font-size-asian="8pt"/>
    </style:style>
    <style:style style:name="P109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110" style:family="paragraph" style:parent-style-name="Text_20_body">
      <style:paragraph-properties fo:margin-left="0.203cm" fo:margin-right="0cm"/>
      <style:text-properties style:font-name="Calibri1"/>
    </style:style>
    <style:style style:name="P111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/>
    </style:style>
    <style:style style:name="P112" style:family="paragraph" style:parent-style-name="Text_20_body">
      <style:paragraph-properties fo:margin-left="0.203cm" fo:margin-right="0cm" fo:margin-top="0.503cm" fo:margin-bottom="0cm" style:contextual-spacing="false"/>
      <style:text-properties style:font-name="Calibri1"/>
    </style:style>
    <style:style style:name="P113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114" style:family="paragraph" style:parent-style-name="Text_20_body">
      <style:paragraph-properties fo:margin-top="0.007cm" fo:margin-bottom="0cm" style:contextual-spacing="false"/>
      <style:text-properties style:font-name="Calibri1" fo:font-size="13pt" style:font-size-asian="13pt"/>
    </style:style>
    <style:style style:name="P115" style:family="paragraph" style:parent-style-name="Standard">
      <style:text-properties style:font-name="Calibri1" fo:font-size="13pt" officeooo:paragraph-rsid="019706b2" style:font-size-asian="13pt"/>
    </style:style>
    <style:style style:name="P116" style:family="paragraph" style:parent-style-name="Text_20_body">
      <style:text-properties style:font-name="Calibri1" fo:font-size="16pt" style:font-size-asian="16pt"/>
    </style:style>
    <style:style style:name="P117" style:family="paragraph" style:parent-style-name="Standard">
      <style:paragraph-properties fo:margin-top="0.002cm" fo:margin-bottom="0cm" style:contextual-spacing="false"/>
      <style:text-properties style:font-name="Calibri1" fo:font-size="16pt" style:font-size-asian="16pt"/>
    </style:style>
    <style:style style:name="P118" style:family="paragraph" style:parent-style-name="Text_20_body">
      <style:paragraph-properties fo:margin-top="0.011cm" fo:margin-bottom="0cm" style:contextual-spacing="false"/>
      <style:text-properties style:font-name="Calibri1" fo:font-size="12.5pt" style:font-size-asian="12.5pt"/>
    </style:style>
    <style:style style:name="P119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120" style:family="paragraph" style:parent-style-name="Text_20_body">
      <style:paragraph-properties fo:margin-top="0.014cm" fo:margin-bottom="0cm" style:contextual-spacing="false"/>
      <style:text-properties style:font-name="Calibri1" fo:font-size="17.5pt" fo:font-style="italic" style:font-size-asian="17.5pt" style:font-style-asian="italic"/>
    </style:style>
    <style:style style:name="P121" style:family="paragraph" style:parent-style-name="Text_20_body">
      <style:text-properties style:font-name="Calibri1" fo:font-size="17.5pt" fo:font-style="italic" style:font-size-asian="17.5pt" style:font-style-asian="italic"/>
    </style:style>
    <style:style style:name="P122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123" style:family="paragraph" style:parent-style-name="Text_20_body">
      <style:paragraph-properties fo:margin-top="0.002cm" fo:margin-bottom="0cm" style:contextual-spacing="false"/>
      <style:text-properties style:font-name="Calibri1" fo:font-size="14.5pt" style:font-size-asian="14.5pt"/>
    </style:style>
    <style:style style:name="P124" style:family="paragraph" style:parent-style-name="Table_20_Paragraph">
      <style:text-properties style:font-name="Calibri1" fo:font-size="12pt" style:font-size-asian="12pt"/>
    </style:style>
    <style:style style:name="P125" style:family="paragraph" style:parent-style-name="Heading_20_2">
      <style:paragraph-properties fo:margin-top="0.25cm" fo:margin-bottom="0cm" style:contextual-spacing="false"/>
      <style:text-properties style:font-name="Calibri1" officeooo:paragraph-rsid="0102f8b3"/>
    </style:style>
    <style:style style:name="P126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102f8b3"/>
    </style:style>
    <style:style style:name="P127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102f8b3"/>
    </style:style>
    <style:style style:name="P128" style:family="paragraph" style:parent-style-name="Text_20_body">
      <style:text-properties style:font-name="Calibri1" officeooo:paragraph-rsid="0102f8b3"/>
    </style:style>
    <style:style style:name="P129" style:family="paragraph" style:parent-style-name="Standard">
      <style:text-properties style:font-name="Calibri1" officeooo:paragraph-rsid="0102f8b3"/>
    </style:style>
    <style:style style:name="P130" style:family="paragraph" style:parent-style-name="Standard">
      <style:text-properties style:font-name="Calibri1" officeooo:paragraph-rsid="010abd1b"/>
    </style:style>
    <style:style style:name="P131" style:family="paragraph" style:parent-style-name="Standard">
      <style:text-properties style:font-name="Calibri1" officeooo:paragraph-rsid="012e82fa"/>
    </style:style>
    <style:style style:name="P132" style:family="paragraph" style:parent-style-name="Standard">
      <style:text-properties style:font-name="Calibri1"/>
    </style:style>
    <style:style style:name="P133" style:family="paragraph" style:parent-style-name="Standard">
      <style:text-properties style:font-name="Calibri1" officeooo:paragraph-rsid="010df9ed"/>
    </style:style>
    <style:style style:name="P134" style:family="paragraph" style:parent-style-name="Standard">
      <style:text-properties style:font-name="Calibri1" officeooo:paragraph-rsid="01283ef7"/>
    </style:style>
    <style:style style:name="P135" style:family="paragraph" style:parent-style-name="Standard">
      <style:text-properties style:font-name="Calibri1" officeooo:paragraph-rsid="01c49691"/>
    </style:style>
    <style:style style:name="P136" style:family="paragraph" style:parent-style-name="Standard">
      <style:text-properties style:font-name="Calibri1" officeooo:rsid="01c767df" officeooo:paragraph-rsid="01c767df"/>
    </style:style>
    <style:style style:name="P137" style:family="paragraph" style:parent-style-name="Standard">
      <style:text-properties style:font-name="Calibri1" fo:language="fr" fo:country="FR" style:language-asian="en" style:country-asian="US" style:language-complex="ar" style:country-complex="SA"/>
    </style:style>
    <style:style style:name="P138" style:family="paragraph" style:parent-style-name="Standard">
      <style:text-properties style:font-name="Calibri1" fo:language="fr" fo:country="FR" officeooo:paragraph-rsid="0115f97d" style:language-asian="en" style:country-asian="US" style:language-complex="ar" style:country-complex="SA"/>
    </style:style>
    <style:style style:name="P139" style:family="paragraph" style:parent-style-name="Text_20_body">
      <style:paragraph-properties fo:margin-left="0.203cm" fo:margin-right="0.568cm" fo:margin-top="0.739cm" fo:margin-bottom="0cm" style:contextual-spacing="false" fo:line-height="103%"/>
      <style:text-properties style:font-name="Calibri1" fo:language="fr" fo:country="FR" fo:font-style="italic" style:language-asian="en" style:country-asian="US" style:font-style-asian="italic" style:language-complex="ar" style:country-complex="SA" style:font-style-complex="italic"/>
    </style:style>
    <style:style style:name="P140" style:family="paragraph" style:parent-style-name="Standard">
      <style:text-properties fo:color="#666666" loext:opacity="100%" style:font-name="Calibri1" fo:font-style="italic" officeooo:paragraph-rsid="00167741" style:font-style-asian="italic" style:font-style-complex="italic"/>
    </style:style>
    <style:style style:name="P141" style:family="paragraph" style:parent-style-name="Table_20_Contents">
      <style:text-properties fo:color="#666666" loext:opacity="100%" style:font-name="Calibri1" fo:font-style="italic" officeooo:paragraph-rsid="00167741" style:font-style-asian="italic" style:font-style-complex="italic"/>
    </style:style>
    <style:style style:name="P142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43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e857f7" style:font-style-asian="italic" style:font-style-complex="italic"/>
    </style:style>
    <style:style style:name="P144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271e439" style:font-style-asian="italic" style:font-style-complex="italic"/>
    </style:style>
    <style:style style:name="P145" style:family="paragraph" style:parent-style-name="Standard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46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rsid="00dde72d" officeooo:paragraph-rsid="00dde72d" style:font-style-asian="italic" style:font-style-complex="italic"/>
    </style:style>
    <style:style style:name="P147" style:family="paragraph" style:parent-style-name="Table_20_Contents">
      <style:text-properties fo:color="#666666" loext:opacity="100%" style:font-name="Calibri1" fo:font-style="italic" officeooo:rsid="001ae477" officeooo:paragraph-rsid="0100d250" style:font-style-asian="italic" style:font-style-complex="italic"/>
    </style:style>
    <style:style style:name="P148" style:family="paragraph" style:parent-style-name="Standard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49" style:family="paragraph" style:parent-style-name="Text_20_body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666666" loext:opacity="100%" style:font-name="Calibri1" fo:language="fr" fo:country="FR" fo:font-style="italic" officeooo:paragraph-rsid="00167741" style:language-asian="en" style:country-asian="US" style:font-style-asian="italic" style:language-complex="ar" style:country-complex="SA" style:font-style-complex="italic"/>
    </style:style>
    <style:style style:name="P151" style:family="paragraph" style:parent-style-name="Table_20_Contents">
      <style:text-properties officeooo:paragraph-rsid="00167741"/>
    </style:style>
    <style:style style:name="P152" style:family="paragraph" style:parent-style-name="Table_20_Contents">
      <style:text-properties officeooo:paragraph-rsid="00dc0648"/>
    </style:style>
    <style:style style:name="P153" style:family="paragraph" style:parent-style-name="Heading_20_2">
      <style:paragraph-properties fo:margin-top="0.208cm" fo:margin-bottom="0cm" style:contextual-spacing="false"/>
    </style:style>
    <style:style style:name="P154" style:family="paragraph" style:parent-style-name="Standard">
      <style:text-properties officeooo:paragraph-rsid="010abd1b"/>
    </style:style>
    <style:style style:name="P155" style:family="paragraph" style:parent-style-name="Standard">
      <style:text-properties officeooo:paragraph-rsid="0112ec91"/>
    </style:style>
    <style:style style:name="P156" style:family="paragraph" style:parent-style-name="Standard">
      <style:text-properties officeooo:paragraph-rsid="0115f97d"/>
    </style:style>
    <style:style style:name="P157" style:family="paragraph" style:parent-style-name="Standard">
      <style:text-properties officeooo:paragraph-rsid="0120b6b3"/>
    </style:style>
    <style:style style:name="P158" style:family="paragraph" style:parent-style-name="Standard">
      <style:text-properties officeooo:paragraph-rsid="01283ef7"/>
    </style:style>
    <style:style style:name="P159" style:family="paragraph" style:parent-style-name="Standard">
      <style:text-properties officeooo:paragraph-rsid="0136acde"/>
    </style:style>
    <style:style style:name="P160" style:family="paragraph" style:parent-style-name="Standard">
      <style:text-properties officeooo:paragraph-rsid="0145b145"/>
    </style:style>
    <style:style style:name="P161" style:family="paragraph" style:parent-style-name="Standard">
      <style:text-properties officeooo:paragraph-rsid="014dbba6"/>
    </style:style>
    <style:style style:name="P162" style:family="paragraph" style:parent-style-name="Standard">
      <style:text-properties officeooo:paragraph-rsid="01542f90"/>
    </style:style>
    <style:style style:name="P163" style:family="paragraph" style:parent-style-name="Standard">
      <style:text-properties officeooo:paragraph-rsid="018316e3"/>
    </style:style>
    <style:style style:name="P164" style:family="paragraph" style:parent-style-name="Standard">
      <style:text-properties officeooo:paragraph-rsid="0165c306"/>
    </style:style>
    <style:style style:name="P165" style:family="paragraph" style:parent-style-name="Standard">
      <style:text-properties officeooo:paragraph-rsid="017a0d18"/>
    </style:style>
    <style:style style:name="P166" style:family="paragraph" style:parent-style-name="Standard">
      <style:text-properties officeooo:paragraph-rsid="0145d150"/>
    </style:style>
    <style:style style:name="P167" style:family="paragraph" style:parent-style-name="Standard">
      <style:text-properties fo:language="fr" fo:country="FR" officeooo:paragraph-rsid="012de93a" style:language-asian="en" style:country-asian="US" style:language-complex="ar" style:country-complex="SA"/>
    </style:style>
    <style:style style:name="P168" style:family="paragraph" style:parent-style-name="Standard">
      <style:text-properties fo:language="fr" fo:country="FR" officeooo:paragraph-rsid="012d65da" style:language-asian="en" style:country-asian="US" style:language-complex="ar" style:country-complex="SA"/>
    </style:style>
    <style:style style:name="P169" style:family="paragraph" style:parent-style-name="Text_20_body" style:master-page-name="Converted1">
      <style:paragraph-properties style:page-number="auto"/>
      <style:text-properties style:font-name="Calibri1" fo:font-size="11.5pt" fo:font-style="italic" style:font-size-asian="11.5pt" style:font-style-asian="italic"/>
    </style:style>
    <style:style style:name="P170" style:family="paragraph" style:parent-style-name="Table_20_Paragraph">
      <style:paragraph-properties fo:margin-left="0.099cm" fo:margin-right="0.831cm" fo:line-height="103%" fo:text-indent="0.106cm" style:auto-text-indent="false"/>
      <style:text-properties style:font-name="Calibri1" fo:font-size="12pt" fo:letter-spacing="-0.002cm" officeooo:rsid="029d74b6" style:font-size-asian="12pt"/>
    </style:style>
    <style:style style:name="P171" style:family="paragraph" style:parent-style-name="Table_20_Paragraph">
      <style:paragraph-properties fo:margin-left="0.099cm" fo:margin-right="2.18cm" fo:line-height="103%" fo:text-indent="0.106cm" style:auto-text-indent="false"/>
      <style:text-properties style:font-name="Calibri1" fo:font-size="12pt" officeooo:rsid="029d2aed" officeooo:paragraph-rsid="029d2aed" style:font-size-asian="12pt"/>
    </style:style>
    <style:style style:name="P172" style:family="paragraph" style:parent-style-name="List_20_Paragraph" style:list-style-name="WWNum1">
      <style:paragraph-properties fo:margin-left="1.475cm" fo:margin-right="0.5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173" style:family="paragraph" style:parent-style-name="List_20_Paragraph" style:list-style-name="WWNum1">
      <style:paragraph-properties fo:margin-left="1.475cm" fo:margin-right="1.74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174" style:family="paragraph" style:parent-style-name="List_20_Paragraph" style:list-style-name="WWNum1">
      <style:paragraph-properties fo:margin-left="1.475cm" fo:margin-right="0.492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fo:language="fr" fo:country="FR" officeooo:paragraph-rsid="02e233a3" style:font-size-asian="11pt" style:language-asian="en" style:country-asian="US" style:font-size-complex="11pt" style:language-complex="ar" style:country-complex="SA"/>
    </style:style>
    <style:style style:name="P175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176" style:family="paragraph" style:parent-style-name="List_20_Paragraph" style:list-style-name="WWNum1">
      <style:paragraph-properties fo:margin-left="2.11cm" fo:margin-right="0cm" fo:margin-top="0cm" fo:margin-bottom="0cm" style:contextual-spacing="false" fo:line-height="0.508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177" style:family="paragraph" style:parent-style-name="List_20_Paragraph" style:list-style-name="WWNum1" style:master-page-name="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 style:page-number="auto">
        <style:tab-stops>
          <style:tab-stop style:position="1.473cm"/>
          <style:tab-stop style:position="1.475cm"/>
        </style:tab-stops>
      </style:paragraph-properties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178" style:family="paragraph" style:parent-style-name="List_20_Paragraph" style:list-style-name="WWNum1">
      <style:paragraph-properties fo:margin-left="1.475cm" fo:margin-right="0.85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P179" style:family="paragraph" style:parent-style-name="List_20_Paragraph" style:list-style-name="WWNum1">
      <style:paragraph-properties fo:margin-left="1.475cm" fo:margin-right="0cm" fo:margin-top="0cm" fo:margin-bottom="0cm" style:contextual-spacing="false" fo:line-height="0.60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fo:language="fr" fo:country="FR" officeooo:rsid="029395cd" style:font-size-asian="11pt" style:font-size-complex="11pt"/>
    </style:style>
    <style:style style:name="P180" style:family="paragraph" style:parent-style-name="List_20_Paragraph" style:list-style-name="WWNum1">
      <style:paragraph-properties fo:margin-left="1.475cm" fo:margin-right="0.653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1" style:family="paragraph" style:parent-style-name="List_20_Paragraph" style:list-style-name="WWNum1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bb216" style:font-size-asian="11pt" style:font-size-complex="11pt"/>
    </style:style>
    <style:style style:name="P182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29094c5" style:font-size-asian="11pt" style:font-size-complex="11pt"/>
    </style:style>
    <style:style style:name="P183" style:family="paragraph" style:parent-style-name="List_20_Paragraph" style:list-style-name="WWNum1">
      <style:paragraph-properties fo:margin-left="2.11cm" fo:margin-right="2.59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fo:language="fr" fo:country="FR" officeooo:paragraph-rsid="00b58f5a" style:language-asian="en" style:country-asian="US" style:language-complex="ar" style:country-complex="SA"/>
    </style:style>
    <style:style style:name="P184" style:family="paragraph" style:parent-style-name="Standard" style:master-page-name="Standard">
      <style:paragraph-properties fo:text-align="center" style:justify-single-word="false" style:page-number="auto"/>
      <style:text-properties fo:color="#04aae1" loext:opacity="100%" style:font-name="Calibri1" fo:font-size="18pt" officeooo:paragraph-rsid="00167741" style:font-size-asian="18pt" style:font-size-complex="18pt"/>
    </style:style>
    <style:style style:name="P185" style:family="paragraph" style:parent-style-name="Standard">
      <style:paragraph-properties fo:text-align="center" style:justify-single-word="false"/>
      <style:text-properties fo:color="#04aae1" loext:opacity="100%" style:font-name="Calibri1" fo:font-size="18pt" fo:letter-spacing="-0.002cm" fo:language="en" fo:country="US" fo:font-style="italic" fo:font-weight="bold" officeooo:rsid="00ffbb9c" officeooo:paragraph-rsid="00167741" style:font-name-asian="Times New Roman1" style:font-size-asian="18pt" style:language-asian="en" style:country-asian="US" style:font-style-asian="italic" style:font-weight-asian="bold" style:font-name-complex="Times New Roman1" style:font-size-complex="18pt" style:language-complex="ar" style:country-complex="SA" style:font-weight-complex="bold" style:text-scale="110%"/>
    </style:style>
    <style:style style:name="P186" style:family="paragraph" style:parent-style-name="Standard" style:list-style-name="L1">
      <style:paragraph-properties fo:text-align="start" style:justify-single-word="false"/>
      <style:text-properties fo:color="#666666" loext:opacity="100%" fo:language="fr" fo:country="FR" fo:font-style="italic" officeooo:paragraph-rsid="00167741" style:language-asian="en" style:country-asian="US" style:font-style-asian="italic" style:language-complex="ar" style:country-complex="SA" style:font-style-complex="italic"/>
    </style:style>
    <style:style style:name="P187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paragraph-rsid="028a3aa1" style:language-asian="en" style:country-asian="US" style:font-style-asian="italic" style:language-complex="ar" style:country-complex="SA" style:font-style-complex="italic"/>
    </style:style>
    <style:style style:name="P188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paragraph-rsid="028b9663" style:language-asian="en" style:country-asian="US" style:font-style-asian="italic" style:language-complex="ar" style:country-complex="SA" style:font-style-complex="italic"/>
    </style:style>
    <style:style style:name="P189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language="fr" fo:country="FR" fo:font-style="italic" officeooo:paragraph-rsid="01adf897" style:font-style-asian="italic" style:font-style-complex="italic"/>
    </style:style>
    <style:style style:name="P190" style:family="paragraph" style:parent-style-name="Standard" style:list-style-name="L2">
      <style:text-properties style:font-name="Calibri1" fo:language="fr" fo:country="FR" officeooo:paragraph-rsid="010abd1b" style:language-asian="en" style:country-asian="US" style:language-complex="ar" style:country-complex="SA"/>
    </style:style>
    <style:style style:name="P191" style:family="paragraph" style:parent-style-name="Standard" style:list-style-name="L2">
      <style:text-properties style:font-name="Calibri1" fo:language="fr" fo:country="FR" officeooo:paragraph-rsid="01b5e3f4" style:language-asian="en" style:country-asian="US" style:language-complex="ar" style:country-complex="SA"/>
    </style:style>
    <style:style style:name="P192" style:family="paragraph" style:parent-style-name="Standard" style:list-style-name="L3">
      <style:text-properties style:font-name="Calibri1" fo:language="fr" fo:country="FR" officeooo:paragraph-rsid="010abd1b" style:language-asian="en" style:country-asian="US" style:language-complex="ar" style:country-complex="SA"/>
    </style:style>
    <style:style style:name="P193" style:family="paragraph" style:parent-style-name="Standard" style:list-style-name="L3">
      <style:text-properties style:font-name="Calibri1" fo:language="fr" fo:country="FR" officeooo:paragraph-rsid="01d20033" style:language-asian="en" style:country-asian="US" style:language-complex="ar" style:country-complex="SA"/>
    </style:style>
    <style:style style:name="P194" style:family="paragraph" style:parent-style-name="Standard" style:list-style-name="L3">
      <style:text-properties style:font-name="Calibri1" fo:language="fr" fo:country="FR" officeooo:rsid="01b960fd" officeooo:paragraph-rsid="010abd1b" style:language-asian="en" style:country-asian="US" style:language-complex="ar" style:country-complex="SA"/>
    </style:style>
    <style:style style:name="P195" style:family="paragraph" style:parent-style-name="Standard" style:list-style-name="L4">
      <style:text-properties style:font-name="Calibri1" fo:language="fr" fo:country="FR" officeooo:paragraph-rsid="0115f97d" style:language-asian="en" style:country-asian="US" style:language-complex="ar" style:country-complex="SA"/>
    </style:style>
    <style:style style:name="P196" style:family="paragraph" style:parent-style-name="Standard" style:list-style-name="L5">
      <style:text-properties style:font-name="Calibri1" fo:language="fr" fo:country="FR" officeooo:rsid="01bf7bbf" officeooo:paragraph-rsid="01bf7bbf" style:language-asian="en" style:country-asian="US" style:language-complex="ar" style:country-complex="SA"/>
    </style:style>
    <style:style style:name="P197" style:family="paragraph" style:parent-style-name="Standard" style:list-style-name="L6">
      <style:text-properties style:font-name="Calibri1" fo:language="fr" fo:country="FR" officeooo:rsid="01c887b5" officeooo:paragraph-rsid="01c887b5" style:language-asian="en" style:country-asian="US" style:language-complex="ar" style:country-complex="SA"/>
    </style:style>
    <style:style style:name="P198" style:family="paragraph" style:parent-style-name="Standard" style:list-style-name="L2">
      <style:text-properties style:font-name="Calibri1" officeooo:paragraph-rsid="010abd1b"/>
    </style:style>
    <style:style style:name="P199" style:family="paragraph" style:parent-style-name="Standard" style:list-style-name="L7">
      <style:text-properties style:font-name="Calibri1" fo:font-size="11pt" fo:language="fr" fo:country="FR" officeooo:rsid="01d743fc" officeooo:paragraph-rsid="01d743fc" style:font-size-asian="11pt" style:language-asian="en" style:country-asian="US" style:font-size-complex="11pt" style:language-complex="ar" style:country-complex="SA"/>
    </style:style>
    <style:style style:name="P200" style:family="paragraph" style:parent-style-name="Standard" style:list-style-name="L7">
      <style:text-properties style:font-name="Calibri1" fo:font-size="11pt" fo:language="fr" fo:country="FR" officeooo:paragraph-rsid="0139bbc3" style:font-size-asian="11pt" style:language-asian="en" style:country-asian="US" style:font-size-complex="11pt" style:language-complex="ar" style:country-complex="SA"/>
    </style:style>
    <style:style style:name="P201" style:family="paragraph" style:parent-style-name="Standard" style:list-style-name="L7">
      <style:text-properties style:font-name="Calibri1" fo:font-size="11pt" fo:language="fr" fo:country="FR" officeooo:paragraph-rsid="013adc43" style:font-size-asian="11pt" style:language-asian="en" style:country-asian="US" style:font-size-complex="11pt" style:language-complex="ar" style:country-complex="SA"/>
    </style:style>
    <style:style style:name="P202" style:family="paragraph" style:parent-style-name="Standard" style:list-style-name="L8">
      <style:text-properties style:font-name="Calibri1" fo:font-size="11pt" fo:language="fr" fo:country="FR" officeooo:paragraph-rsid="0145b145" style:font-size-asian="11pt" style:language-asian="en" style:country-asian="US" style:font-size-complex="11pt" style:language-complex="ar" style:country-complex="SA"/>
    </style:style>
    <style:style style:name="P203" style:family="paragraph" style:parent-style-name="Standard" style:list-style-name="L9">
      <style:text-properties style:font-name="Calibri1" fo:font-size="11pt" fo:language="fr" fo:country="FR" officeooo:rsid="01e20e07" officeooo:paragraph-rsid="01e20e07" style:font-size-asian="11pt" style:language-asian="en" style:country-asian="US" style:font-size-complex="11pt" style:language-complex="ar" style:country-complex="SA"/>
    </style:style>
    <style:style style:name="P204" style:family="paragraph" style:parent-style-name="Standard" style:list-style-name="L9">
      <style:text-properties style:font-name="Calibri1" fo:font-size="11pt" fo:language="fr" fo:country="FR" officeooo:paragraph-rsid="014dbba6" style:font-size-asian="11pt" style:language-asian="en" style:country-asian="US" style:font-size-complex="11pt" style:language-complex="ar" style:country-complex="SA"/>
    </style:style>
    <style:style style:name="P205" style:family="paragraph" style:parent-style-name="Standard" style:list-style-name="L9">
      <style:text-properties style:font-name="Calibri1" fo:font-size="11pt" fo:language="fr" fo:country="FR" officeooo:paragraph-rsid="01e40a15" style:font-size-asian="11pt" style:language-asian="en" style:country-asian="US" style:font-size-complex="11pt" style:language-complex="ar" style:country-complex="SA"/>
    </style:style>
    <style:style style:name="P206" style:family="paragraph" style:parent-style-name="Standard" style:list-style-name="L10">
      <style:text-properties style:font-name="Calibri1" fo:font-size="11pt" fo:language="fr" fo:country="FR" officeooo:paragraph-rsid="01528345" style:font-size-asian="11pt" style:language-asian="en" style:country-asian="US" style:font-size-complex="11pt" style:language-complex="ar" style:country-complex="SA"/>
    </style:style>
    <style:style style:name="P207" style:family="paragraph" style:parent-style-name="Standard" style:list-style-name="L10">
      <style:text-properties style:font-name="Calibri1" fo:font-size="11pt" fo:language="fr" fo:country="FR" officeooo:paragraph-rsid="01e9b7b1" style:font-size-asian="11pt" style:language-asian="en" style:country-asian="US" style:font-size-complex="11pt" style:language-complex="ar" style:country-complex="SA"/>
    </style:style>
    <style:style style:name="P208" style:family="paragraph" style:parent-style-name="Standard" style:list-style-name="L12">
      <style:text-properties style:font-name="Calibri1" fo:font-size="11pt" fo:language="fr" fo:country="FR" officeooo:paragraph-rsid="01f38a60" style:font-size-asian="11pt" style:language-asian="en" style:country-asian="US" style:font-size-complex="11pt" style:language-complex="ar" style:country-complex="SA"/>
    </style:style>
    <style:style style:name="P209" style:family="paragraph" style:parent-style-name="Standard" style:list-style-name="L12">
      <style:text-properties style:font-name="Calibri1" fo:font-size="11pt" fo:language="fr" fo:country="FR" officeooo:paragraph-rsid="0165c306" style:font-size-asian="11pt" style:language-asian="en" style:country-asian="US" style:font-size-complex="11pt" style:language-complex="ar" style:country-complex="SA"/>
    </style:style>
    <style:style style:name="P210" style:family="paragraph" style:parent-style-name="Standard" style:list-style-name="L13">
      <style:text-properties style:font-name="Calibri1" fo:font-size="11pt" fo:language="fr" fo:country="FR" officeooo:paragraph-rsid="01766c5c" style:font-size-asian="11pt" style:language-asian="en" style:country-asian="US" style:font-size-complex="11pt" style:language-complex="ar" style:country-complex="SA"/>
    </style:style>
    <style:style style:name="P211" style:family="paragraph" style:parent-style-name="Standard" style:list-style-name="L13">
      <style:text-properties style:font-name="Calibri1" fo:font-size="11pt" fo:language="fr" fo:country="FR" officeooo:paragraph-rsid="020cf04f" style:font-size-asian="11pt" style:language-asian="en" style:country-asian="US" style:font-size-complex="11pt" style:language-complex="ar" style:country-complex="SA"/>
    </style:style>
    <style:style style:name="P212" style:family="paragraph" style:parent-style-name="Standard" style:list-style-name="L14">
      <style:text-properties style:font-name="Calibri1" fo:font-size="11pt" fo:language="fr" fo:country="FR" officeooo:paragraph-rsid="0187ade4" style:font-size-asian="11pt" style:language-asian="en" style:country-asian="US" style:font-size-complex="11pt" style:language-complex="ar" style:country-complex="SA"/>
    </style:style>
    <style:style style:name="P213" style:family="paragraph" style:parent-style-name="Standard" style:list-style-name="L14">
      <style:text-properties style:font-name="Calibri1" fo:font-size="11pt" fo:language="fr" fo:country="FR" officeooo:rsid="0218c312" officeooo:paragraph-rsid="0187ade4" style:font-size-asian="11pt" style:language-asian="en" style:country-asian="US" style:font-size-complex="11pt" style:language-complex="ar" style:country-complex="SA"/>
    </style:style>
    <style:style style:name="P214" style:family="paragraph" style:parent-style-name="Standard" style:list-style-name="L16">
      <style:text-properties style:font-name="Calibri1" fo:font-size="11pt" fo:language="fr" fo:country="FR" officeooo:rsid="019706b2" officeooo:paragraph-rsid="019706b2" style:font-size-asian="11pt" style:language-asian="en" style:country-asian="US" style:font-size-complex="11pt" style:language-complex="ar" style:country-complex="SA"/>
    </style:style>
    <style:style style:name="P215" style:family="paragraph" style:parent-style-name="Standard" style:list-style-name="L11">
      <style:text-properties style:font-name="Calibri1" fo:font-size="11pt" fo:language="fr" fo:country="FR" officeooo:paragraph-rsid="01976eb1" style:font-size-asian="11pt" style:language-asian="en" style:country-asian="US" style:font-size-complex="11pt" style:language-complex="ar" style:country-complex="SA"/>
    </style:style>
    <style:style style:name="P216" style:family="paragraph" style:parent-style-name="Standard" style:list-style-name="L17">
      <style:text-properties style:font-name="Calibri1" fo:font-size="11pt" fo:language="fr" fo:country="FR" officeooo:rsid="019990ba" officeooo:paragraph-rsid="019990ba" style:font-size-asian="11pt" style:language-asian="en" style:country-asian="US" style:font-size-complex="11pt" style:language-complex="ar" style:country-complex="SA"/>
    </style:style>
    <style:style style:name="P217" style:family="paragraph" style:parent-style-name="Standard" style:list-style-name="L17">
      <style:text-properties style:font-name="Calibri1" fo:font-size="11pt" fo:language="fr" fo:country="FR" officeooo:rsid="019a0811" officeooo:paragraph-rsid="019a0811" style:font-size-asian="11pt" style:language-asian="en" style:country-asian="US" style:font-size-complex="11pt" style:language-complex="ar" style:country-complex="SA"/>
    </style:style>
    <style:style style:name="P218" style:family="paragraph" style:parent-style-name="Standard" style:list-style-name="L7">
      <style:text-properties style:font-name="Calibri1" fo:font-size="11pt" officeooo:paragraph-rsid="013adc43" style:font-size-asian="11pt" style:font-size-complex="11pt"/>
    </style:style>
    <style:style style:name="P219" style:family="paragraph" style:parent-style-name="Standard" style:list-style-name="L8">
      <style:text-properties style:font-name="Calibri1" fo:font-size="11pt" officeooo:paragraph-rsid="0145b145" style:font-size-asian="11pt" style:font-size-complex="11pt"/>
    </style:style>
    <style:style style:name="P220" style:family="paragraph" style:parent-style-name="Standard" style:list-style-name="L9">
      <style:text-properties style:font-name="Calibri1" fo:font-size="11pt" officeooo:paragraph-rsid="014dbba6" style:font-size-asian="11pt" style:font-size-complex="11pt"/>
    </style:style>
    <style:style style:name="P221" style:family="paragraph" style:parent-style-name="Standard" style:list-style-name="L11">
      <style:text-properties style:font-name="Calibri1" fo:font-size="11pt" officeooo:paragraph-rsid="018d041f" style:font-size-asian="11pt" style:font-size-complex="11pt"/>
    </style:style>
    <style:style style:name="P222" style:family="paragraph" style:parent-style-name="Standard" style:list-style-name="L11">
      <style:text-properties style:font-name="Calibri1" fo:font-size="11pt" officeooo:paragraph-rsid="0190e215" style:font-size-asian="11pt" style:font-size-complex="11pt"/>
    </style:style>
    <style:style style:name="P223" style:family="paragraph" style:parent-style-name="Standard" style:list-style-name="L11">
      <style:text-properties style:font-name="Calibri1" fo:font-size="11pt" officeooo:paragraph-rsid="01926b77" style:font-size-asian="11pt" style:font-size-complex="11pt"/>
    </style:style>
    <style:style style:name="P224" style:family="paragraph" style:parent-style-name="Standard" style:list-style-name="L11">
      <style:text-properties style:font-name="Calibri1" fo:font-size="11pt" officeooo:paragraph-rsid="019706b2" style:font-size-asian="11pt" style:font-size-complex="11pt"/>
    </style:style>
    <style:style style:name="P225" style:family="paragraph" style:parent-style-name="Standard" style:list-style-name="L15">
      <style:text-properties style:font-name="Calibri1" fo:font-size="11pt" officeooo:rsid="01935f79" officeooo:paragraph-rsid="01935f79" style:font-size-asian="11pt" style:font-size-complex="11pt"/>
    </style:style>
    <style:style style:name="P226" style:family="paragraph" style:parent-style-name="Standard" style:list-style-name="L4">
      <style:text-properties fo:language="fr" fo:country="FR" officeooo:paragraph-rsid="0115f97d" style:language-asian="en" style:country-asian="US" style:language-complex="ar" style:country-complex="SA"/>
    </style:style>
    <style:style style:name="P227" style:family="paragraph" style:parent-style-name="Standard" style:list-style-name="L5">
      <style:text-properties fo:language="fr" fo:country="FR" officeooo:paragraph-rsid="01bde9d9" style:language-asian="en" style:country-asian="US" style:language-complex="ar" style:country-complex="SA"/>
    </style:style>
    <style:style style:name="P228" style:family="paragraph" style:parent-style-name="Standard" style:list-style-name="L5">
      <style:text-properties fo:language="fr" fo:country="FR" officeooo:paragraph-rsid="01bf7bbf" style:language-asian="en" style:country-asian="US" style:language-complex="ar" style:country-complex="SA"/>
    </style:style>
    <style:style style:name="P229" style:family="paragraph" style:parent-style-name="Standard" style:list-style-name="L5">
      <style:text-properties fo:language="fr" fo:country="FR" officeooo:paragraph-rsid="01c09d32" style:language-asian="en" style:country-asian="US" style:language-complex="ar" style:country-complex="SA"/>
    </style:style>
    <style:style style:name="P230" style:family="paragraph" style:parent-style-name="Standard" style:list-style-name="L5">
      <style:text-properties fo:language="fr" fo:country="FR" officeooo:paragraph-rsid="0116bded" style:language-asian="en" style:country-asian="US" style:language-complex="ar" style:country-complex="SA"/>
    </style:style>
    <style:style style:name="P231" style:family="paragraph" style:parent-style-name="Standard" style:list-style-name="L6">
      <style:text-properties fo:language="fr" fo:country="FR" officeooo:paragraph-rsid="01c98516" style:language-asian="en" style:country-asian="US" style:language-complex="ar" style:country-complex="SA"/>
    </style:style>
    <style:style style:name="P232" style:family="paragraph" style:parent-style-name="Standard" style:list-style-name="L9">
      <style:text-properties fo:language="fr" fo:country="FR" officeooo:paragraph-rsid="014dbba6" style:language-asian="en" style:country-asian="US" style:language-complex="ar" style:country-complex="SA"/>
    </style:style>
    <style:style style:name="P233" style:family="paragraph" style:parent-style-name="Standard" style:list-style-name="L9">
      <style:text-properties fo:language="fr" fo:country="FR" officeooo:paragraph-rsid="01e40a15" style:language-asian="en" style:country-asian="US" style:language-complex="ar" style:country-complex="SA"/>
    </style:style>
    <style:style style:name="P234" style:family="paragraph" style:parent-style-name="Standard" style:list-style-name="L12">
      <style:text-properties fo:language="fr" fo:country="FR" officeooo:paragraph-rsid="01fe8aa8" style:language-asian="en" style:country-asian="US" style:language-complex="ar" style:country-complex="SA"/>
    </style:style>
    <style:style style:name="P235" style:family="paragraph" style:parent-style-name="Standard" style:list-style-name="L11">
      <style:text-properties fo:language="fr" fo:country="FR" officeooo:paragraph-rsid="017280e5" style:language-asian="en" style:country-asian="US" style:language-complex="ar" style:country-complex="SA"/>
    </style:style>
    <style:style style:name="P236" style:family="paragraph" style:parent-style-name="Standard" style:list-style-name="L13">
      <style:text-properties fo:language="fr" fo:country="FR" officeooo:paragraph-rsid="020f70a7" style:language-asian="en" style:country-asian="US" style:language-complex="ar" style:country-complex="SA"/>
    </style:style>
    <style:style style:name="P237" style:family="paragraph" style:parent-style-name="Standard" style:list-style-name="L6">
      <style:text-properties officeooo:paragraph-rsid="01c98516"/>
    </style:style>
    <style:style style:name="P238" style:family="paragraph" style:parent-style-name="Standard" style:list-style-name="L10">
      <style:text-properties officeooo:paragraph-rsid="01e8f0e4"/>
    </style:style>
    <style:style style:name="P239" style:family="paragraph" style:parent-style-name="Standard" style:list-style-name="L10">
      <style:text-properties officeooo:paragraph-rsid="01528345"/>
    </style:style>
    <style:style style:name="P240" style:family="paragraph" style:parent-style-name="Standard" style:list-style-name="L11">
      <style:text-properties officeooo:paragraph-rsid="01593e90"/>
    </style:style>
    <style:style style:name="P241" style:family="paragraph" style:parent-style-name="Standard" style:list-style-name="L11">
      <style:text-properties officeooo:paragraph-rsid="0173f331"/>
    </style:style>
    <style:style style:name="P242" style:family="paragraph" style:parent-style-name="Standard" style:list-style-name="L11">
      <style:text-properties officeooo:paragraph-rsid="017421f7"/>
    </style:style>
    <style:style style:name="P243" style:family="paragraph" style:parent-style-name="Standard" style:list-style-name="L11">
      <style:text-properties officeooo:paragraph-rsid="0175c358"/>
    </style:style>
    <style:style style:name="P244" style:family="paragraph" style:parent-style-name="Standard" style:list-style-name="L11">
      <style:text-properties officeooo:paragraph-rsid="017d0617"/>
    </style:style>
    <style:style style:name="P245" style:family="paragraph" style:parent-style-name="Standard" style:list-style-name="L11">
      <style:text-properties officeooo:paragraph-rsid="017d45ba"/>
    </style:style>
    <style:style style:name="P246" style:family="paragraph" style:parent-style-name="Standard" style:list-style-name="L11">
      <style:text-properties officeooo:paragraph-rsid="018316e3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1dec685" style:font-size-asian="12pt" style:font-size-complex="12pt"/>
    </style:style>
    <style:style style:name="T4" style:family="text">
      <style:text-properties fo:font-size="12pt" officeooo:rsid="01dfa0e4" style:font-size-asian="12pt" style:font-size-complex="12pt"/>
    </style:style>
    <style:style style:name="T5" style:family="text">
      <style:text-properties fo:font-size="12pt" officeooo:rsid="029c1c82" style:font-size-asian="12pt"/>
    </style:style>
    <style:style style:name="T6" style:family="text">
      <style:text-properties fo:font-size="12pt" officeooo:rsid="029cb42e" style:font-size-asian="12pt"/>
    </style:style>
    <style:style style:name="T7" style:family="text">
      <style:text-properties fo:font-size="12pt" fo:letter-spacing="-0.012cm" style:font-size-asian="12pt"/>
    </style:style>
    <style:style style:name="T8" style:family="text">
      <style:text-properties fo:font-size="12pt" fo:letter-spacing="-0.002cm" style:font-size-asian="12pt"/>
    </style:style>
    <style:style style:name="T9" style:family="text">
      <style:text-properties fo:font-size="12pt" fo:letter-spacing="-0.002cm" style:font-size-asian="12pt" style:text-scale="105%"/>
    </style:style>
    <style:style style:name="T10" style:family="text">
      <style:text-properties fo:font-size="12pt" fo:letter-spacing="-0.025cm" style:font-size-asian="12pt"/>
    </style:style>
    <style:style style:name="T11" style:family="text">
      <style:text-properties fo:color="#00007f" loext:opacity="100%" style:font-name="Calibri1" fo:font-size="12pt" fo:letter-spacing="-0.002cm" style:text-underline-style="solid" style:text-underline-width="auto" style:text-underline-color="#00007f" style:font-size-asian="12pt"/>
    </style:style>
    <style:style style:name="T12" style:family="text">
      <style:text-properties style:text-scale="105%"/>
    </style:style>
    <style:style style:name="T13" style:family="text">
      <style:text-properties officeooo:rsid="0070ec86" style:text-scale="105%"/>
    </style:style>
    <style:style style:name="T14" style:family="text">
      <style:text-properties officeooo:rsid="0102f8b3" style:text-scale="105%"/>
    </style:style>
    <style:style style:name="T15" style:family="text">
      <style:text-properties officeooo:rsid="01041c9f" style:text-scale="105%"/>
    </style:style>
    <style:style style:name="T16" style:family="text">
      <style:text-properties officeooo:rsid="013cc71e" style:text-scale="105%"/>
    </style:style>
    <style:style style:name="T17" style:family="text">
      <style:text-properties officeooo:rsid="025c011d" style:text-scale="105%"/>
    </style:style>
    <style:style style:name="T18" style:family="text">
      <style:text-properties officeooo:rsid="025d82d6" style:text-scale="105%"/>
    </style:style>
    <style:style style:name="T19" style:family="text">
      <style:text-properties officeooo:rsid="025e44c5" style:text-scale="105%"/>
    </style:style>
    <style:style style:name="T20" style:family="text">
      <style:text-properties officeooo:rsid="025ff8fa" style:text-scale="105%"/>
    </style:style>
    <style:style style:name="T21" style:family="text">
      <style:text-properties fo:letter-spacing="-0.011cm"/>
    </style:style>
    <style:style style:name="T22" style:family="text">
      <style:text-properties fo:letter-spacing="-0.011cm" style:text-scale="105%"/>
    </style:style>
    <style:style style:name="T23" style:family="text">
      <style:text-properties fo:letter-spacing="-0.011cm" officeooo:rsid="00197810" style:text-scale="105%"/>
    </style:style>
    <style:style style:name="T24" style:family="text">
      <style:text-properties fo:letter-spacing="-0.011cm" officeooo:rsid="00f6fc80" style:text-scale="105%"/>
    </style:style>
    <style:style style:name="T25" style:family="text">
      <style:text-properties fo:letter-spacing="-0.011cm" officeooo:rsid="012c8b18" style:text-scale="105%"/>
    </style:style>
    <style:style style:name="T26" style:family="text">
      <style:text-properties fo:letter-spacing="-0.011cm" officeooo:rsid="002d703a"/>
    </style:style>
    <style:style style:name="T27" style:family="text">
      <style:text-properties fo:letter-spacing="-0.011cm" officeooo:rsid="018a3789"/>
    </style:style>
    <style:style style:name="T28" style:family="text">
      <style:text-properties fo:letter-spacing="-0.011cm" officeooo:rsid="02a2efdd"/>
    </style:style>
    <style:style style:name="T29" style:family="text">
      <style:text-properties fo:letter-spacing="-0.011cm" officeooo:rsid="02b1ee71"/>
    </style:style>
    <style:style style:name="T30" style:family="text">
      <style:text-properties fo:letter-spacing="-0.011cm" officeooo:rsid="02bbf086"/>
    </style:style>
    <style:style style:name="T31" style:family="text">
      <style:text-properties fo:letter-spacing="-0.011cm" officeooo:rsid="02bfe5c1"/>
    </style:style>
    <style:style style:name="T32" style:family="text">
      <style:text-properties fo:letter-spacing="-0.011cm" officeooo:rsid="02c16d45"/>
    </style:style>
    <style:style style:name="T33" style:family="text">
      <style:text-properties fo:letter-spacing="-0.011cm" officeooo:rsid="02c973a4"/>
    </style:style>
    <style:style style:name="T34" style:family="text">
      <style:text-properties fo:letter-spacing="-0.011cm" officeooo:rsid="02cd03a9"/>
    </style:style>
    <style:style style:name="T35" style:family="text">
      <style:text-properties fo:letter-spacing="-0.012cm"/>
    </style:style>
    <style:style style:name="T36" style:family="text">
      <style:text-properties fo:letter-spacing="-0.012cm" officeooo:rsid="018a3789"/>
    </style:style>
    <style:style style:name="T37" style:family="text">
      <style:text-properties fo:letter-spacing="-0.012cm" officeooo:rsid="02a0f0c2"/>
    </style:style>
    <style:style style:name="T38" style:family="text">
      <style:text-properties fo:letter-spacing="-0.012cm" officeooo:rsid="02b1ee71"/>
    </style:style>
    <style:style style:name="T39" style:family="text">
      <style:text-properties fo:letter-spacing="-0.012cm" officeooo:rsid="02bbf086"/>
    </style:style>
    <style:style style:name="T40" style:family="text">
      <style:text-properties fo:letter-spacing="-0.012cm" officeooo:rsid="02e008b2"/>
    </style:style>
    <style:style style:name="T41" style:family="text">
      <style:text-properties fo:letter-spacing="-0.012cm" officeooo:rsid="02e233a3"/>
    </style:style>
    <style:style style:name="T42" style:family="text">
      <style:text-properties fo:letter-spacing="-0.002cm"/>
    </style:style>
    <style:style style:name="T43" style:family="text">
      <style:text-properties fo:letter-spacing="-0.002cm" style:text-scale="105%"/>
    </style:style>
    <style:style style:name="T44" style:family="text">
      <style:text-properties fo:letter-spacing="-0.002cm" style:text-scale="110%"/>
    </style:style>
    <style:style style:name="T45" style:family="text">
      <style:text-properties fo:letter-spacing="-0.002cm" officeooo:rsid="002d703a" style:text-scale="110%"/>
    </style:style>
    <style:style style:name="T46" style:family="text">
      <style:text-properties fo:letter-spacing="-0.002cm" fo:language="en" fo:country="US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47" style:family="text">
      <style:text-properties fo:letter-spacing="-0.002cm" fo:language="en" fo:country="US" fo:font-style="italic" fo:font-weight="bold" officeooo:rsid="00167741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48" style:family="text">
      <style:text-properties fo:letter-spacing="-0.002cm" fo:font-weight="bold" style:font-weight-asian="bold" style:font-weight-complex="bold" style:text-scale="105%"/>
    </style:style>
    <style:style style:name="T49" style:family="text">
      <style:text-properties fo:letter-spacing="-0.002cm" officeooo:rsid="026c706c"/>
    </style:style>
    <style:style style:name="T50" style:family="text">
      <style:text-properties fo:letter-spacing="-0.002cm" officeooo:rsid="02e008b2"/>
    </style:style>
    <style:style style:name="T51" style:family="text">
      <style:text-properties fo:letter-spacing="-0.014cm"/>
    </style:style>
    <style:style style:name="T52" style:family="text">
      <style:text-properties fo:letter-spacing="-0.014cm" style:text-scale="105%"/>
    </style:style>
    <style:style style:name="T53" style:family="text">
      <style:text-properties fo:letter-spacing="-0.014cm" officeooo:rsid="018a3789"/>
    </style:style>
    <style:style style:name="T54" style:family="text">
      <style:text-properties fo:letter-spacing="-0.014cm" officeooo:rsid="029094c5"/>
    </style:style>
    <style:style style:name="T55" style:family="text">
      <style:text-properties fo:letter-spacing="-0.014cm" officeooo:rsid="02921517"/>
    </style:style>
    <style:style style:name="T56" style:family="text">
      <style:text-properties fo:letter-spacing="-0.014cm" officeooo:rsid="02976296"/>
    </style:style>
    <style:style style:name="T57" style:family="text">
      <style:text-properties fo:letter-spacing="-0.014cm" officeooo:rsid="029ae17d"/>
    </style:style>
    <style:style style:name="T58" style:family="text">
      <style:text-properties fo:letter-spacing="-0.014cm" officeooo:rsid="02a0f0c2"/>
    </style:style>
    <style:style style:name="T59" style:family="text">
      <style:text-properties fo:letter-spacing="-0.014cm" officeooo:rsid="02a2efdd"/>
    </style:style>
    <style:style style:name="T60" style:family="text">
      <style:text-properties fo:letter-spacing="-0.014cm" officeooo:rsid="02e9d389"/>
    </style:style>
    <style:style style:name="T61" style:family="text">
      <style:text-properties fo:letter-spacing="-0.016cm"/>
    </style:style>
    <style:style style:name="T62" style:family="text">
      <style:text-properties fo:letter-spacing="-0.016cm" style:text-scale="105%"/>
    </style:style>
    <style:style style:name="T63" style:family="text">
      <style:text-properties fo:letter-spacing="-0.016cm" officeooo:rsid="018a3789"/>
    </style:style>
    <style:style style:name="T64" style:family="text">
      <style:text-properties fo:letter-spacing="-0.016cm" style:font-style-complex="italic"/>
    </style:style>
    <style:style style:name="T65" style:family="text">
      <style:text-properties fo:letter-spacing="-0.016cm" officeooo:rsid="02b570c9" style:font-style-complex="italic"/>
    </style:style>
    <style:style style:name="T66" style:family="text">
      <style:text-properties fo:letter-spacing="-0.016cm" officeooo:rsid="029ae17d"/>
    </style:style>
    <style:style style:name="T67" style:family="text">
      <style:text-properties fo:letter-spacing="-0.101cm"/>
    </style:style>
    <style:style style:name="T68" style:family="text">
      <style:text-properties fo:letter-spacing="-0.101cm" officeooo:rsid="018a3789"/>
    </style:style>
    <style:style style:name="T69" style:family="text">
      <style:text-properties fo:letter-spacing="0.002cm"/>
    </style:style>
    <style:style style:name="T70" style:family="text">
      <style:text-properties fo:letter-spacing="0.002cm" style:text-scale="105%"/>
    </style:style>
    <style:style style:name="T71" style:family="text">
      <style:text-properties fo:letter-spacing="-0.018cm"/>
    </style:style>
    <style:style style:name="T72" style:family="text">
      <style:text-properties fo:letter-spacing="-0.018cm" style:font-style-complex="italic"/>
    </style:style>
    <style:style style:name="T73" style:family="text">
      <style:text-properties fo:letter-spacing="-0.018cm" officeooo:rsid="029094c5"/>
    </style:style>
    <style:style style:name="T74" style:family="text">
      <style:text-properties fo:letter-spacing="-0.018cm" officeooo:rsid="02976296"/>
    </style:style>
    <style:style style:name="T75" style:family="text">
      <style:text-properties fo:letter-spacing="-0.018cm" officeooo:rsid="02988d3e"/>
    </style:style>
    <style:style style:name="T76" style:family="text">
      <style:text-properties fo:letter-spacing="-0.018cm" officeooo:rsid="029951dc"/>
    </style:style>
    <style:style style:name="T77" style:family="text">
      <style:text-properties fo:letter-spacing="-0.018cm" officeooo:rsid="029ae17d"/>
    </style:style>
    <style:style style:name="T78" style:family="text">
      <style:text-properties fo:letter-spacing="-0.018cm" fo:language="fr" fo:country="FR" style:language-asian="en" style:country-asian="US" style:language-complex="ar" style:country-complex="SA"/>
    </style:style>
    <style:style style:name="T79" style:family="text">
      <style:text-properties fo:letter-spacing="-0.018cm" fo:language="fr" fo:country="FR" officeooo:rsid="02e802c3" style:language-asian="en" style:country-asian="US" style:language-complex="ar" style:country-complex="SA"/>
    </style:style>
    <style:style style:name="T80" style:family="text">
      <style:text-properties fo:letter-spacing="-0.009cm"/>
    </style:style>
    <style:style style:name="T81" style:family="text">
      <style:text-properties fo:letter-spacing="-0.009cm" officeooo:rsid="018a3789"/>
    </style:style>
    <style:style style:name="T82" style:family="text">
      <style:text-properties fo:letter-spacing="-0.009cm" officeooo:rsid="02a2efdd"/>
    </style:style>
    <style:style style:name="T83" style:family="text">
      <style:text-properties fo:letter-spacing="-0.004cm"/>
    </style:style>
    <style:style style:name="T84" style:family="text">
      <style:text-properties fo:letter-spacing="-0.004cm" style:text-scale="110%"/>
    </style:style>
    <style:style style:name="T85" style:family="text">
      <style:text-properties fo:letter-spacing="-0.004cm" officeooo:rsid="02e008b2"/>
    </style:style>
    <style:style style:name="T86" style:family="text">
      <style:text-properties fo:letter-spacing="-0.005cm"/>
    </style:style>
    <style:style style:name="T87" style:family="text">
      <style:text-properties fo:letter-spacing="-0.005cm" fo:font-weight="bold" style:font-weight-asian="bold" style:font-weight-complex="bold" style:text-scale="105%"/>
    </style:style>
    <style:style style:name="T88" style:family="text">
      <style:text-properties fo:letter-spacing="-0.023cm" style:text-scale="105%"/>
    </style:style>
    <style:style style:name="T89" style:family="text">
      <style:text-properties fo:letter-spacing="-0.023cm" fo:font-weight="bold" style:font-weight-asian="bold" style:font-weight-complex="bold" style:text-scale="105%"/>
    </style:style>
    <style:style style:name="T90" style:family="text">
      <style:text-properties fo:letter-spacing="-0.019cm"/>
    </style:style>
    <style:style style:name="T91" style:family="text">
      <style:text-properties fo:letter-spacing="-0.019cm" fo:font-weight="bold" style:font-weight-asian="bold" style:font-weight-complex="bold" style:text-scale="105%"/>
    </style:style>
    <style:style style:name="T92" style:family="text">
      <style:text-properties fo:letter-spacing="-0.019cm" style:font-style-complex="italic"/>
    </style:style>
    <style:style style:name="T93" style:family="text">
      <style:text-properties fo:letter-spacing="-0.019cm" officeooo:rsid="02b570c9" style:font-style-complex="italic"/>
    </style:style>
    <style:style style:name="T94" style:family="text">
      <style:text-properties fo:letter-spacing="-0.019cm" officeooo:rsid="02b7680d" style:font-style-complex="italic"/>
    </style:style>
    <style:style style:name="T95" style:family="text">
      <style:text-properties fo:letter-spacing="-0.019cm" fo:language="fr" fo:country="FR" style:language-asian="en" style:country-asian="US" style:language-complex="ar" style:country-complex="SA"/>
    </style:style>
    <style:style style:name="T96" style:family="text">
      <style:text-properties fo:letter-spacing="-0.007cm"/>
    </style:style>
    <style:style style:name="T97" style:family="text">
      <style:text-properties fo:letter-spacing="-0.007cm" style:text-scale="105%"/>
    </style:style>
    <style:style style:name="T98" style:family="text">
      <style:text-properties fo:letter-spacing="-0.007cm" officeooo:rsid="02a2efdd"/>
    </style:style>
    <style:style style:name="T99" style:family="text">
      <style:text-properties fo:letter-spacing="-0.021cm"/>
    </style:style>
    <style:style style:name="T100" style:family="text">
      <style:text-properties fo:letter-spacing="-0.021cm" style:text-scale="110%"/>
    </style:style>
    <style:style style:name="T101" style:family="text">
      <style:text-properties fo:letter-spacing="-0.021cm" style:font-style-complex="italic"/>
    </style:style>
    <style:style style:name="T102" style:family="text">
      <style:text-properties fo:letter-spacing="-0.021cm" officeooo:rsid="02a01554"/>
    </style:style>
    <style:style style:name="T103" style:family="text">
      <style:text-properties style:text-scale="110%"/>
    </style:style>
    <style:style style:name="T104" style:family="text">
      <style:text-properties fo:letter-spacing="-0.028cm" style:text-scale="110%"/>
    </style:style>
    <style:style style:name="T105" style:family="text">
      <style:text-properties fo:letter-spacing="-0.026cm"/>
    </style:style>
    <style:style style:name="T106" style:family="text">
      <style:text-properties fo:letter-spacing="-0.026cm" style:text-scale="110%"/>
    </style:style>
    <style:style style:name="T107" style:family="text">
      <style:text-properties fo:letter-spacing="-0.026cm" officeooo:rsid="0290435d"/>
    </style:style>
    <style:style style:name="T108" style:family="text">
      <style:text-properties fo:letter-spacing="0.004cm"/>
    </style:style>
    <style:style style:name="T109" style:family="text">
      <style:text-properties fo:letter-spacing="0.004cm" style:text-scale="105%"/>
    </style:style>
    <style:style style:name="T110" style:family="text">
      <style:text-properties fo:color="#cc00cc" loext:opacity="100%" fo:font-size="12pt" fo:font-style="italic" style:font-size-asian="12pt" style:font-style-asian="italic"/>
    </style:style>
    <style:style style:name="T111" style:family="text">
      <style:text-properties fo:color="#cc00cc" loext:opacity="100%" fo:font-size="12pt" fo:letter-spacing="-0.011cm" fo:font-style="italic" style:font-size-asian="12pt" style:font-style-asian="italic"/>
    </style:style>
    <style:style style:name="T112" style:family="text">
      <style:text-properties fo:color="#cc00cc" loext:opacity="100%" fo:font-size="12pt" fo:letter-spacing="0.03cm" fo:font-style="italic" style:font-size-asian="12pt" style:font-style-asian="italic"/>
    </style:style>
    <style:style style:name="T113" style:family="text">
      <style:text-properties fo:color="#cc00cc" loext:opacity="100%" fo:font-size="12pt" fo:letter-spacing="-0.009cm" fo:font-style="italic" style:font-size-asian="12pt" style:font-style-asian="italic"/>
    </style:style>
    <style:style style:name="T114" style:family="text">
      <style:text-properties fo:color="#cc00cc" loext:opacity="100%" fo:font-size="12pt" fo:letter-spacing="-0.012cm" fo:font-style="italic" style:font-size-asian="12pt" style:font-style-asian="italic"/>
    </style:style>
    <style:style style:name="T115" style:family="text">
      <style:text-properties fo:color="#cc00cc" loext:opacity="100%" fo:font-size="12pt" fo:letter-spacing="-0.007cm" fo:font-style="italic" style:font-size-asian="12pt" style:font-style-asian="italic"/>
    </style:style>
    <style:style style:name="T116" style:family="text">
      <style:text-properties fo:color="#cc00cc" loext:opacity="100%" fo:font-size="12pt" fo:letter-spacing="0.034cm" fo:font-style="italic" style:font-size-asian="12pt" style:font-style-asian="italic"/>
    </style:style>
    <style:style style:name="T117" style:family="text">
      <style:text-properties fo:color="#cc00cc" loext:opacity="100%" fo:font-size="12pt" fo:letter-spacing="0.032cm" fo:font-style="italic" style:font-size-asian="12pt" style:font-style-asian="italic"/>
    </style:style>
    <style:style style:name="T118" style:family="text">
      <style:text-properties fo:letter-spacing="0.014cm" style:text-scale="105%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officeooo:rsid="00167741" style:font-weight-asian="bold" style:font-weight-complex="bold"/>
    </style:style>
    <style:style style:name="T121" style:family="text">
      <style:text-properties fo:font-weight="bold" officeooo:rsid="001910aa" style:font-weight-asian="bold" style:font-weight-complex="bold"/>
    </style:style>
    <style:style style:name="T122" style:family="text">
      <style:text-properties fo:font-weight="bold" style:font-weight-asian="bold" style:font-weight-complex="bold" style:text-scale="105%"/>
    </style:style>
    <style:style style:name="T123" style:family="text">
      <style:text-properties fo:font-weight="bold" officeooo:rsid="015503fa" style:font-weight-asian="bold" style:font-weight-complex="bold" style:text-scale="105%"/>
    </style:style>
    <style:style style:name="T124" style:family="text">
      <style:text-properties fo:font-weight="bold" style:font-weight-asian="bold" style:font-weight-complex="bold" style:text-scale="110%"/>
    </style:style>
    <style:style style:name="T125" style:family="text">
      <style:text-properties fo:font-weight="bold" officeooo:rsid="0062a10e" style:font-weight-asian="bold" style:font-weight-complex="bold" style:text-scale="110%"/>
    </style:style>
    <style:style style:name="T126" style:family="text">
      <style:text-properties fo:font-weight="bold" officeooo:rsid="016ff250" style:font-weight-asian="bold" style:font-weight-complex="bold" style:text-scale="110%"/>
    </style:style>
    <style:style style:name="T127" style:family="text">
      <style:text-properties fo:font-weight="bold" officeooo:rsid="00d01567" style:font-weight-asian="bold" style:font-weight-complex="bold"/>
    </style:style>
    <style:style style:name="T128" style:family="text">
      <style:text-properties fo:font-weight="bold" officeooo:rsid="00d10b39" style:font-weight-asian="bold" style:font-weight-complex="bold"/>
    </style:style>
    <style:style style:name="T129" style:family="text">
      <style:text-properties fo:font-weight="bold" officeooo:rsid="00f667e1" style:font-weight-asian="bold" style:font-weight-complex="bold"/>
    </style:style>
    <style:style style:name="T130" style:family="text">
      <style:text-properties fo:font-weight="bold" officeooo:rsid="0100d250" style:font-weight-asian="bold" style:font-weight-complex="bold"/>
    </style:style>
    <style:style style:name="T131" style:family="text">
      <style:text-properties fo:font-weight="bold" officeooo:rsid="01267bbf" style:font-weight-asian="bold" style:font-weight-complex="bold"/>
    </style:style>
    <style:style style:name="T132" style:family="text">
      <style:text-properties fo:font-weight="bold" officeooo:rsid="01a1dabb" style:font-weight-asian="bold" style:font-weight-complex="bold"/>
    </style:style>
    <style:style style:name="T133" style:family="text">
      <style:text-properties fo:font-weight="bold" officeooo:rsid="01adf897" style:font-weight-asian="bold" style:font-weight-complex="bold"/>
    </style:style>
    <style:style style:name="T134" style:family="text">
      <style:text-properties fo:font-weight="bold" officeooo:rsid="01afa197" style:font-weight-asian="bold" style:font-weight-complex="bold"/>
    </style:style>
    <style:style style:name="T135" style:family="text">
      <style:text-properties fo:font-weight="bold" officeooo:rsid="01c49691" style:font-weight-asian="bold" style:font-weight-complex="bold"/>
    </style:style>
    <style:style style:name="T136" style:family="text">
      <style:text-properties fo:font-weight="bold" officeooo:rsid="0275f319" style:font-weight-asian="bold" style:font-weight-complex="bold"/>
    </style:style>
    <style:style style:name="T137" style:family="text">
      <style:text-properties officeooo:rsid="001910aa"/>
    </style:style>
    <style:style style:name="T138" style:family="text">
      <style:text-properties officeooo:rsid="001cc003"/>
    </style:style>
    <style:style style:name="T139" style:family="text">
      <style:text-properties officeooo:rsid="0019fa32"/>
    </style:style>
    <style:style style:name="T140" style:family="text">
      <style:text-properties officeooo:rsid="00250d0f"/>
    </style:style>
    <style:style style:name="T141" style:family="text">
      <style:text-properties fo:color="#04aae1" loext:opacity="100%"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color="#04aae1" loext:opacity="100%" fo:font-style="italic" fo:font-weight="normal" officeooo:rsid="012d65da" style:font-style-asian="italic" style:font-weight-asian="normal" style:font-style-complex="italic" style:font-weight-complex="normal"/>
    </style:style>
    <style:style style:name="T143" style:family="text">
      <style:text-properties fo:color="#04aae1" loext:opacity="100%" fo:font-style="italic" fo:font-weight="normal" officeooo:rsid="0115f97d" style:font-style-asian="italic" style:font-weight-asian="normal" style:font-style-complex="italic" style:font-weight-complex="normal"/>
    </style:style>
    <style:style style:name="T144" style:family="text">
      <style:text-properties fo:color="#04aae1" loext:opacity="100%" fo:font-style="italic" fo:font-weight="normal" officeooo:rsid="010abd1b" style:font-style-asian="italic" style:font-weight-asian="normal" style:font-style-complex="italic" style:font-weight-complex="normal"/>
    </style:style>
    <style:style style:name="T145" style:family="text">
      <style:text-properties fo:color="#04aae1" loext:opacity="100%" fo:font-style="italic" fo:font-weight="normal" officeooo:rsid="01093164" style:font-style-asian="italic" style:font-weight-asian="normal" style:font-style-complex="italic" style:font-weight-complex="normal"/>
    </style:style>
    <style:style style:name="T146" style:family="text">
      <style:text-properties fo:color="#04aae1" loext:opacity="100%" fo:font-style="italic" fo:font-weight="normal" officeooo:rsid="01593e90" style:font-style-asian="italic" style:font-weight-asian="normal" style:font-style-complex="italic" style:font-weight-complex="normal"/>
    </style:style>
    <style:style style:name="T147" style:family="text">
      <style:text-properties fo:color="#04aae1" loext:opacity="100%" fo:font-style="italic" fo:font-weight="normal" officeooo:rsid="018a3789" style:font-style-asian="italic" style:font-weight-asian="normal" style:font-style-complex="italic" style:font-weight-complex="normal"/>
    </style:style>
    <style:style style:name="T148" style:family="text">
      <style:text-properties fo:color="#04aae1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9" style:family="text">
      <style:text-properties fo:color="#04aae1" loext:opacity="100%" fo:font-size="12pt" fo:font-style="italic" fo:font-weight="normal" officeooo:rsid="012d65da" style:font-size-asian="12pt" style:font-style-asian="italic" style:font-weight-asian="normal" style:font-size-complex="12pt" style:font-style-complex="italic" style:font-weight-complex="normal"/>
    </style:style>
    <style:style style:name="T150" style:family="text">
      <style:text-properties fo:color="#04aae1" loext:opacity="100%" fo:font-size="12pt" fo:font-style="italic" fo:font-weight="normal" officeooo:rsid="0175c358" style:font-size-asian="12pt" style:font-style-asian="italic" style:font-weight-asian="normal" style:font-size-complex="12pt" style:font-style-complex="italic" style:font-weight-complex="normal"/>
    </style:style>
    <style:style style:name="T151" style:family="text">
      <style:text-properties fo:color="#04aae1" loext:opacity="100%" fo:font-size="12pt" fo:font-style="italic" fo:font-weight="normal" officeooo:rsid="01093164" style:font-size-asian="12pt" style:font-style-asian="italic" style:font-weight-asian="normal" style:font-size-complex="12pt" style:font-style-complex="italic" style:font-weight-complex="normal"/>
    </style:style>
    <style:style style:name="T152" style:family="text">
      <style:text-properties fo:color="#04aae1" loext:opacity="100%" fo:font-weight="bold" style:font-weight-asian="bold" style:font-weight-complex="bold"/>
    </style:style>
    <style:style style:name="T153" style:family="text">
      <style:text-properties fo:color="#04aae1" loext:opacity="100%" fo:font-weight="bold" style:font-weight-asian="bold" style:font-weight-complex="bold" style:text-scale="105%"/>
    </style:style>
    <style:style style:name="T154" style:family="text">
      <style:text-properties fo:color="#04aae1" loext:opacity="100%" fo:font-weight="bold" officeooo:rsid="0046fd95" style:font-weight-asian="bold" style:font-weight-complex="bold" style:text-scale="105%"/>
    </style:style>
    <style:style style:name="T155" style:family="text">
      <style:text-properties fo:color="#04aae1" loext:opacity="100%" fo:font-weight="bold" officeooo:rsid="0062a10e" style:font-weight-asian="bold" style:font-weight-complex="bold" style:text-scale="105%"/>
    </style:style>
    <style:style style:name="T156" style:family="text">
      <style:text-properties fo:color="#04aae1" loext:opacity="100%" fo:font-weight="bold" style:font-weight-asian="bold" style:font-weight-complex="bold" style:text-scale="110%"/>
    </style:style>
    <style:style style:name="T157" style:family="text">
      <style:text-properties fo:color="#04aae1" loext:opacity="100%" fo:font-weight="bold" officeooo:rsid="00474f02" style:font-weight-asian="bold" style:font-weight-complex="bold" style:text-scale="110%"/>
    </style:style>
    <style:style style:name="T158" style:family="text">
      <style:text-properties fo:color="#04aae1" loext:opacity="100%" fo:font-weight="bold" style:font-weight-asian="bold" style:font-weight-complex="bold" style:text-scale="115%"/>
    </style:style>
    <style:style style:name="T159" style:family="text">
      <style:text-properties fo:color="#04aae1" loext:opacity="100%" fo:font-weight="bold" officeooo:rsid="0049972c" style:font-weight-asian="bold" style:font-weight-complex="bold" style:text-scale="115%"/>
    </style:style>
    <style:style style:name="T160" style:family="text">
      <style:text-properties fo:color="#04aae1" loext:opacity="100%" fo:letter-spacing="-0.004cm" fo:font-weight="bold" style:font-weight-asian="bold" style:font-weight-complex="bold" style:text-scale="110%"/>
    </style:style>
    <style:style style:name="T161" style:family="text">
      <style:text-properties fo:color="#04aae1" loext:opacity="100%" fo:letter-spacing="-0.004cm" fo:font-weight="bold" officeooo:rsid="00197810" style:font-weight-asian="bold" style:font-weight-complex="bold" style:text-scale="110%"/>
    </style:style>
    <style:style style:name="T162" style:family="text">
      <style:text-properties fo:color="#04aae1" loext:opacity="100%" fo:letter-spacing="-0.004cm" fo:font-weight="bold" officeooo:rsid="006f1ce5" style:font-weight-asian="bold" style:font-weight-complex="bold" style:text-scale="110%"/>
    </style:style>
    <style:style style:name="T163" style:family="text">
      <style:text-properties fo:color="#04aae1" loext:opacity="100%" fo:letter-spacing="-0.03cm" fo:font-weight="bold" style:font-weight-asian="bold" style:font-weight-complex="bold" style:text-scale="110%"/>
    </style:style>
    <style:style style:name="T164" style:family="text">
      <style:text-properties fo:color="#04aae1" loext:opacity="100%" fo:letter-spacing="-0.002cm" fo:font-weight="bold" style:font-weight-asian="bold" style:font-weight-complex="bold" style:text-scale="110%"/>
    </style:style>
    <style:style style:name="T165" style:family="text">
      <style:text-properties fo:color="#04aae1" loext:opacity="100%" fo:letter-spacing="-0.012cm" fo:font-weight="bold" style:font-weight-asian="bold" style:font-weight-complex="bold" style:text-scale="105%"/>
    </style:style>
    <style:style style:name="T166" style:family="text">
      <style:text-properties fo:color="#04aae1" loext:opacity="100%" fo:letter-spacing="-0.032cm" fo:font-weight="bold" style:font-weight-asian="bold" style:font-weight-complex="bold" style:text-scale="110%"/>
    </style:style>
    <style:style style:name="T167" style:family="text">
      <style:text-properties fo:color="#04aae1" loext:opacity="100%" fo:letter-spacing="0.005cm" fo:font-weight="bold" style:font-weight-asian="bold" style:font-weight-complex="bold" style:text-scale="110%"/>
    </style:style>
    <style:style style:name="T168" style:family="text">
      <style:text-properties fo:color="#04aae1" loext:opacity="100%" style:font-name="Calibri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9" style:family="text">
      <style:text-properties fo:color="#04aae1" loext:opacity="100%" style:font-name="Calibri1" fo:font-size="12pt" fo:font-style="italic" fo:font-weight="normal" officeooo:rsid="010abd1b" style:font-size-asian="12pt" style:font-style-asian="italic" style:font-weight-asian="normal" style:font-size-complex="12pt" style:font-style-complex="italic" style:font-weight-complex="normal"/>
    </style:style>
    <style:style style:name="T170" style:family="text">
      <style:text-properties fo:color="#04aae1" loext:opacity="100%" style:font-name="Calibri1" fo:font-size="12pt" fo:font-style="italic" fo:font-weight="normal" officeooo:rsid="01093164" style:font-size-asian="12pt" style:font-style-asian="italic" style:font-weight-asian="normal" style:font-size-complex="12pt" style:font-style-complex="italic" style:font-weight-complex="normal"/>
    </style:style>
    <style:style style:name="T171" style:family="text">
      <style:text-properties fo:color="#04aae1" loext:opacity="100%" style:font-name="Calibri1" fo:font-size="12pt" fo:font-style="italic" fo:font-weight="normal" officeooo:rsid="0115f97d" style:font-size-asian="12pt" style:font-style-asian="italic" style:font-weight-asian="normal" style:font-size-complex="12pt" style:font-style-complex="italic" style:font-weight-complex="normal"/>
    </style:style>
    <style:style style:name="T172" style:family="text">
      <style:text-properties fo:color="#04aae1" loext:opacity="100%" style:font-name="Calibri1" fo:font-size="12pt" fo:font-style="italic" fo:font-weight="normal" officeooo:rsid="012d65da" style:font-size-asian="12pt" style:font-style-asian="italic" style:font-weight-asian="normal" style:font-size-complex="12pt" style:font-style-complex="italic" style:font-weight-complex="normal"/>
    </style:style>
    <style:style style:name="T173" style:family="text">
      <style:text-properties fo:color="#04aae1" loext:opacity="100%" style:font-name="Calibri1" fo:font-size="12pt" fo:font-style="italic" fo:font-weight="normal" officeooo:rsid="01593e90" style:font-size-asian="12pt" style:font-style-asian="italic" style:font-weight-asian="normal" style:font-size-complex="12pt" style:font-style-complex="italic" style:font-weight-complex="normal"/>
    </style:style>
    <style:style style:name="T174" style:family="text">
      <style:text-properties fo:color="#04aae1" loext:opacity="100%" style:font-name="Calibri1" fo:font-size="12pt" fo:font-style="italic" fo:font-weight="normal" officeooo:rsid="017280e5" style:font-size-asian="12pt" style:font-style-asian="italic" style:font-weight-asian="normal" style:font-size-complex="12pt" style:font-style-complex="italic" style:font-weight-complex="normal"/>
    </style:style>
    <style:style style:name="T175" style:family="text">
      <style:text-properties fo:color="#04aae1" loext:opacity="100%" style:font-name="Calibri1" fo:font-size="12pt" fo:font-style="italic" fo:font-weight="normal" officeooo:rsid="0175c358" style:font-size-asian="12pt" style:font-style-asian="italic" style:font-weight-asian="normal" style:font-size-complex="12pt" style:font-style-complex="italic" style:font-weight-complex="normal"/>
    </style:style>
    <style:style style:name="T176" style:family="text">
      <style:text-properties fo:color="#04aae1" loext:opacity="100%" style:font-name="Calibri1" fo:font-size="12pt" fo:font-style="italic" fo:font-weight="normal" officeooo:rsid="017d0617" style:font-size-asian="12pt" style:font-style-asian="italic" style:font-weight-asian="normal" style:font-size-complex="12pt" style:font-style-complex="italic" style:font-weight-complex="normal"/>
    </style:style>
    <style:style style:name="T177" style:family="text">
      <style:text-properties fo:color="#04aae1" loext:opacity="100%" style:font-name="Calibri1" fo:font-weight="bold" style:font-weight-asian="bold" style:font-weight-complex="bold" style:text-scale="110%"/>
    </style:style>
    <style:style style:name="T178" style:family="text">
      <style:text-properties fo:color="#04aae1" loext:opacity="100%" style:font-name="Calibri1" fo:letter-spacing="-0.032cm" fo:font-weight="bold" style:font-weight-asian="bold" style:font-weight-complex="bold" style:text-scale="110%"/>
    </style:style>
    <style:style style:name="T179" style:family="text">
      <style:text-properties fo:color="#04aae1" loext:opacity="100%" style:font-name="Calibri1" fo:font-size="11pt" fo:font-weight="bold" style:font-size-asian="11pt" style:font-weight-asian="bold" style:font-size-complex="11pt" style:font-weight-complex="bold"/>
    </style:style>
    <style:style style:name="T180" style:family="text">
      <style:text-properties fo:color="#04aae1" loext:opacity="100%" fo:letter-spacing="0.044cm" fo:font-weight="bold" style:font-weight-asian="bold" style:font-weight-complex="bold" style:text-scale="110%"/>
    </style:style>
    <style:style style:name="T181" style:family="text">
      <style:text-properties fo:color="#04aae1" loext:opacity="100%" fo:font-weight="normal" officeooo:rsid="0115f97d" style:font-weight-asian="normal" style:font-style-complex="italic" style:font-weight-complex="normal"/>
    </style:style>
    <style:style style:name="T182" style:family="text">
      <style:text-properties fo:color="#04aae1" loext:opacity="100%" fo:font-weight="normal" officeooo:rsid="010abd1b" style:font-weight-asian="normal" style:font-style-complex="italic" style:font-weight-complex="normal"/>
    </style:style>
    <style:style style:name="T183" style:family="text">
      <style:text-properties fo:color="#04aae1" loext:opacity="100%" fo:font-weight="normal" officeooo:rsid="018a3789" style:font-weight-asian="normal" style:font-style-complex="italic" style:font-weight-complex="normal"/>
    </style:style>
    <style:style style:name="T184" style:family="text">
      <style:text-properties fo:color="#04aae1" loext:opacity="100%" fo:font-weight="normal" officeooo:rsid="0115f97d" style:font-weight-asian="normal" style:font-weight-complex="normal"/>
    </style:style>
    <style:style style:name="T185" style:family="text">
      <style:text-properties fo:color="#04aae1" loext:opacity="100%" fo:font-weight="normal" officeooo:rsid="010abd1b" style:font-weight-asian="normal" style:font-weight-complex="normal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fo:font-weight="normal" officeooo:rsid="01ab164b" style:font-weight-asian="normal" style:font-weight-complex="normal"/>
    </style:style>
    <style:style style:name="T188" style:family="text">
      <style:text-properties fo:font-weight="normal" officeooo:rsid="0283db50" style:font-weight-asian="normal" style:font-weight-complex="normal"/>
    </style:style>
    <style:style style:name="T189" style:family="text">
      <style:text-properties fo:font-weight="normal" officeooo:rsid="02870a1d" style:font-weight-asian="normal" style:font-weight-complex="normal"/>
    </style:style>
    <style:style style:name="T190" style:family="text">
      <style:text-properties fo:font-weight="normal" officeooo:rsid="02880240" style:font-weight-asian="normal" style:font-weight-complex="normal"/>
    </style:style>
    <style:style style:name="T191" style:family="text">
      <style:text-properties fo:font-weight="normal" officeooo:rsid="028875c2" style:font-weight-asian="normal" style:font-weight-complex="normal"/>
    </style:style>
    <style:style style:name="T192" style:family="text">
      <style:text-properties fo:font-weight="normal" officeooo:rsid="010278af" style:font-weight-asian="normal" style:font-weight-complex="normal"/>
    </style:style>
    <style:style style:name="T193" style:family="text">
      <style:text-properties fo:font-weight="normal" officeooo:rsid="01b17d44" style:font-weight-asian="normal" style:font-weight-complex="normal"/>
    </style:style>
    <style:style style:name="T194" style:family="text">
      <style:text-properties fo:letter-spacing="0.005cm"/>
    </style:style>
    <style:style style:name="T195" style:family="text">
      <style:text-properties officeooo:rsid="00199140"/>
    </style:style>
    <style:style style:name="T196" style:family="text">
      <style:text-properties fo:font-style="italic" fo:font-weight="bold" officeooo:rsid="001910aa" style:font-style-asian="italic" style:font-weight-asian="bold" style:font-style-complex="italic" style:font-weight-complex="bold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style:font-name="Calibri1"/>
    </style:style>
    <style:style style:name="T199" style:family="text">
      <style:text-properties style:font-name="Calibri1" fo:font-size="12pt" style:font-size-asian="12pt"/>
    </style:style>
    <style:style style:name="T200" style:family="text">
      <style:text-properties style:font-name="Calibri1" fo:font-size="12pt" style:font-size-asian="12pt" style:font-size-complex="12pt"/>
    </style:style>
    <style:style style:name="T201" style:family="text">
      <style:text-properties style:font-name="Calibri1" fo:font-size="12pt" officeooo:rsid="01b24446" style:font-size-asian="12pt" style:font-size-complex="12pt"/>
    </style:style>
    <style:style style:name="T202" style:family="text">
      <style:text-properties style:font-name="Calibri1" fo:font-size="12pt" fo:letter-spacing="0.002cm" style:font-size-asian="12pt"/>
    </style:style>
    <style:style style:name="T203" style:family="text">
      <style:text-properties style:font-name="Calibri1" fo:font-size="12pt" fo:letter-spacing="-0.002cm" style:font-size-asian="12pt"/>
    </style:style>
    <style:style style:name="T204" style:family="text">
      <style:text-properties style:font-name="Calibri1" fo:font-size="12pt" fo:letter-spacing="-0.019cm" style:font-size-asian="12pt"/>
    </style:style>
    <style:style style:name="T205" style:family="text">
      <style:text-properties style:font-name="Calibri1" fo:font-weight="bold" style:font-weight-asian="bold" style:font-weight-complex="bold"/>
    </style:style>
    <style:style style:name="T206" style:family="text">
      <style:text-properties style:font-name="Calibri1" fo:font-weight="bold" officeooo:rsid="01bde9d9" style:font-weight-asian="bold" style:font-weight-complex="bold"/>
    </style:style>
    <style:style style:name="T207" style:family="text">
      <style:text-properties style:font-name="Calibri1" fo:font-weight="bold" officeooo:rsid="01bf7bbf" style:font-weight-asian="bold" style:font-weight-complex="bold"/>
    </style:style>
    <style:style style:name="T208" style:family="text">
      <style:text-properties style:font-name="Calibri1" fo:font-weight="bold" officeooo:rsid="01c98516" style:font-weight-asian="bold" style:font-weight-complex="bold"/>
    </style:style>
    <style:style style:name="T209" style:family="text">
      <style:text-properties style:font-name="Calibri1" fo:font-size="11pt" style:font-size-asian="11pt" style:font-size-complex="11pt"/>
    </style:style>
    <style:style style:name="T210" style:family="text">
      <style:text-properties style:font-name="Calibri1" fo:font-size="11pt" officeooo:rsid="00b58f5a" style:font-size-asian="11pt" style:font-size-complex="11pt"/>
    </style:style>
    <style:style style:name="T211" style:family="text">
      <style:text-properties style:font-name="Calibri1" fo:font-size="11pt" officeooo:rsid="01e20e07" style:font-size-asian="11pt" style:font-size-complex="11pt"/>
    </style:style>
    <style:style style:name="T212" style:family="text">
      <style:text-properties style:font-name="Calibri1" fo:font-size="11pt" officeooo:rsid="01e40a15" style:font-size-asian="11pt" style:font-size-complex="11pt"/>
    </style:style>
    <style:style style:name="T213" style:family="text">
      <style:text-properties style:font-name="Calibri1" fo:font-size="11pt" officeooo:rsid="01fe8aa8" style:font-size-asian="11pt" style:font-size-complex="11pt"/>
    </style:style>
    <style:style style:name="T214" style:family="text">
      <style:text-properties style:font-name="Calibri1" fo:font-size="11pt" officeooo:rsid="020f70a7" style:font-size-asian="11pt" style:font-size-complex="11pt"/>
    </style:style>
    <style:style style:name="T215" style:family="text">
      <style:text-properties style:font-name="Calibri1" fo:font-size="11pt" officeooo:rsid="0242c8a5" style:font-size-asian="11pt" style:font-size-complex="11pt"/>
    </style:style>
    <style:style style:name="T216" style:family="text">
      <style:text-properties style:font-name="Calibri1" fo:font-size="11pt" officeooo:rsid="024f43f7" style:font-size-asian="11pt" style:font-size-complex="11pt"/>
    </style:style>
    <style:style style:name="T217" style:family="text">
      <style:text-properties style:font-name="Calibri1" fo:font-size="11pt" officeooo:rsid="028e0c1c" style:font-size-asian="11pt" style:font-size-complex="11pt"/>
    </style:style>
    <style:style style:name="T218" style:family="text">
      <style:text-properties style:font-name="Calibri1" fo:font-size="11pt" officeooo:rsid="02e42966" style:font-size-asian="11pt" style:font-size-complex="11pt"/>
    </style:style>
    <style:style style:name="T219" style:family="text">
      <style:text-properties style:font-name="Calibri1" fo:font-size="11pt" officeooo:rsid="02e43d05" style:font-size-asian="11pt" style:font-size-complex="11pt"/>
    </style:style>
    <style:style style:name="T220" style:family="text">
      <style:text-properties style:font-name="Calibri1" fo:font-size="11pt" fo:letter-spacing="-0.014cm" style:font-size-asian="11pt" style:font-size-complex="11pt"/>
    </style:style>
    <style:style style:name="T221" style:family="text">
      <style:text-properties style:font-name="Calibri1" fo:font-size="11pt" fo:letter-spacing="-0.012cm" style:font-size-asian="11pt" style:font-size-complex="11pt"/>
    </style:style>
    <style:style style:name="T222" style:family="text">
      <style:text-properties style:font-name="Calibri1" fo:font-size="11pt" fo:letter-spacing="-0.012cm" officeooo:rsid="017d0617" style:font-size-asian="11pt" style:font-size-complex="11pt"/>
    </style:style>
    <style:style style:name="T223" style:family="text">
      <style:text-properties style:font-name="Calibri1" fo:font-size="11pt" fo:letter-spacing="-0.011cm" style:font-size-asian="11pt" style:font-size-complex="11pt"/>
    </style:style>
    <style:style style:name="T224" style:family="text">
      <style:text-properties style:font-name="Calibri1" fo:font-size="11pt" fo:letter-spacing="-0.016cm" style:font-size-asian="11pt" style:font-size-complex="11pt"/>
    </style:style>
    <style:style style:name="T225" style:family="text">
      <style:text-properties style:font-name="Calibri1" fo:font-size="11pt" fo:letter-spacing="0.007cm" style:font-size-asian="11pt" style:font-size-complex="11pt"/>
    </style:style>
    <style:style style:name="T226" style:family="text">
      <style:text-properties style:font-name="Calibri1" fo:font-size="11pt" fo:letter-spacing="0.005cm" style:font-size-asian="11pt" style:font-size-complex="11pt"/>
    </style:style>
    <style:style style:name="T227" style:family="text">
      <style:text-properties style:font-name="Calibri1" fo:font-size="11pt" fo:letter-spacing="-0.007cm" style:font-size-asian="11pt" style:font-size-complex="11pt"/>
    </style:style>
    <style:style style:name="T228" style:family="text">
      <style:text-properties style:font-name="Calibri1" fo:font-size="11pt" fo:letter-spacing="-0.009cm" style:font-size-asian="11pt" style:font-size-complex="11pt"/>
    </style:style>
    <style:style style:name="T229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230" style:family="text">
      <style:text-properties style:font-name="Calibri1" fo:font-size="11pt" fo:language="fr" fo:country="FR" style:font-size-asian="11pt" style:language-asian="en" style:country-asian="US" style:font-size-complex="11pt" style:language-complex="ar" style:country-complex="SA"/>
    </style:style>
    <style:style style:name="T231" style:family="text">
      <style:text-properties style:font-name="Calibri1" fo:font-size="11pt" fo:language="fr" fo:country="FR" officeooo:rsid="01e8f0e4" style:font-size-asian="11pt" style:language-asian="en" style:country-asian="US" style:font-size-complex="11pt" style:language-complex="ar" style:country-complex="SA"/>
    </style:style>
    <style:style style:name="T232" style:family="text">
      <style:text-properties style:font-name="Calibri1" fo:font-size="11pt" fo:language="fr" fo:country="FR" officeooo:rsid="01eac17b" style:font-size-asian="11pt" style:language-asian="en" style:country-asian="US" style:font-size-complex="11pt" style:language-complex="ar" style:country-complex="SA"/>
    </style:style>
    <style:style style:name="T233" style:family="text">
      <style:text-properties style:font-name="Calibri1" fo:font-size="11pt" fo:language="fr" fo:country="FR" fo:font-weight="bold" officeooo:rsid="01e8f0e4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34" style:family="text">
      <style:text-properties style:font-name="Calibri1" officeooo:rsid="01093164"/>
    </style:style>
    <style:style style:name="T235" style:family="text">
      <style:text-properties style:font-name="Calibri1" officeooo:rsid="01a8733a"/>
    </style:style>
    <style:style style:name="T236" style:family="text">
      <style:text-properties style:font-name="Calibri1" officeooo:rsid="01b24446"/>
    </style:style>
    <style:style style:name="T237" style:family="text">
      <style:text-properties style:font-name="Calibri1" officeooo:rsid="01b9f2d4"/>
    </style:style>
    <style:style style:name="T238" style:family="text">
      <style:text-properties style:font-name="Calibri1" officeooo:rsid="01bc94a6"/>
    </style:style>
    <style:style style:name="T239" style:family="text">
      <style:text-properties style:font-name="Calibri1" officeooo:rsid="01bcd002"/>
    </style:style>
    <style:style style:name="T240" style:family="text">
      <style:text-properties style:font-name="Calibri1" officeooo:rsid="01bde9d9"/>
    </style:style>
    <style:style style:name="T241" style:family="text">
      <style:text-properties style:font-name="Calibri1" officeooo:rsid="01bf7bbf"/>
    </style:style>
    <style:style style:name="T242" style:family="text">
      <style:text-properties style:font-name="Calibri1" officeooo:rsid="01c26cc2"/>
    </style:style>
    <style:style style:name="T243" style:family="text">
      <style:text-properties style:font-name="Calibri1" officeooo:rsid="01c09d32"/>
    </style:style>
    <style:style style:name="T244" style:family="text">
      <style:text-properties style:font-name="Calibri1" officeooo:rsid="01c3d6a7"/>
    </style:style>
    <style:style style:name="T245" style:family="text">
      <style:text-properties style:font-name="Calibri1" officeooo:rsid="01c887b5"/>
    </style:style>
    <style:style style:name="T246" style:family="text">
      <style:text-properties style:font-name="Calibri1" officeooo:rsid="01c98516"/>
    </style:style>
    <style:style style:name="T247" style:family="text">
      <style:text-properties style:font-name="Calibri1" fo:language="fr" fo:country="FR" officeooo:rsid="01c98516" style:language-asian="en" style:country-asian="US" style:language-complex="ar" style:country-complex="SA"/>
    </style:style>
    <style:style style:name="T248" style:family="text">
      <style:text-properties style:font-name="Calibri1" officeooo:rsid="0235e8c2"/>
    </style:style>
    <style:style style:name="T249" style:family="text">
      <style:text-properties style:font-name="Calibri1" officeooo:rsid="02360ad6"/>
    </style:style>
    <style:style style:name="T250" style:family="text">
      <style:text-properties officeooo:rsid="004b0f45"/>
    </style:style>
    <style:style style:name="T251" style:family="text">
      <style:text-properties officeooo:rsid="0070ec86"/>
    </style:style>
    <style:style style:name="T252" style:family="text">
      <style:text-properties fo:color="#666666" loext:opacity="100%" style:font-name="Calibri1" fo:font-style="italic" style:font-style-asian="italic" style:font-style-complex="italic"/>
    </style:style>
    <style:style style:name="T253" style:family="text">
      <style:text-properties fo:color="#666666" loext:opacity="100%" style:font-name="Calibri1" fo:font-style="italic" officeooo:rsid="001cc003" style:font-style-asian="italic" style:font-style-complex="italic"/>
    </style:style>
    <style:style style:name="T254" style:family="text">
      <style:text-properties fo:color="#666666" loext:opacity="100%" style:font-name="Calibri1" fo:font-style="italic" officeooo:rsid="0019fa32" style:font-style-asian="italic" style:font-style-complex="italic"/>
    </style:style>
    <style:style style:name="T255" style:family="text">
      <style:text-properties fo:color="#666666" loext:opacity="100%" style:font-name="Calibri1" fo:font-style="italic" officeooo:rsid="00250d0f" style:font-style-asian="italic" style:font-style-complex="italic"/>
    </style:style>
    <style:style style:name="T256" style:family="text">
      <style:text-properties fo:color="#666666" loext:opacity="100%" style:font-name="Calibri1" fo:font-style="italic" officeooo:rsid="00d30889" style:font-style-asian="italic" style:font-style-complex="italic"/>
    </style:style>
    <style:style style:name="T257" style:family="text">
      <style:text-properties fo:color="#666666" loext:opacity="100%" style:font-name="Calibri1" fo:font-style="italic" officeooo:rsid="00ed8e02" style:font-style-asian="italic" style:font-style-complex="italic"/>
    </style:style>
    <style:style style:name="T258" style:family="text">
      <style:text-properties fo:color="#666666" loext:opacity="100%" style:font-name="Calibri1" fo:font-style="italic" officeooo:rsid="00eef2f9" style:font-style-asian="italic" style:font-style-complex="italic"/>
    </style:style>
    <style:style style:name="T259" style:family="text">
      <style:text-properties fo:color="#666666" loext:opacity="100%" style:font-name="Calibri1" fo:font-style="italic" officeooo:rsid="00f43a84" style:font-style-asian="italic" style:font-style-complex="italic"/>
    </style:style>
    <style:style style:name="T260" style:family="text">
      <style:text-properties fo:letter-spacing="0.007cm"/>
    </style:style>
    <style:style style:name="T261" style:family="text">
      <style:text-properties officeooo:rsid="00942750"/>
    </style:style>
    <style:style style:name="T262" style:family="text">
      <style:text-properties fo:letter-spacing="0.071cm"/>
    </style:style>
    <style:style style:name="T263" style:family="text">
      <style:text-properties officeooo:rsid="00a2f3e0"/>
    </style:style>
    <style:style style:name="T264" style:family="text">
      <style:text-properties fo:color="#000080" loext:opacity="100%" style:font-name="Calibri1" fo:font-style="italic" style:font-style-asian="italic" style:font-style-complex="italic"/>
    </style:style>
    <style:style style:name="T265" style:family="text">
      <style:text-properties fo:color="#000080" loext:opacity="100%" style:font-name="Calibri1" fo:font-style="italic" officeooo:rsid="0019fa32" style:font-style-asian="italic" style:font-style-complex="italic"/>
    </style:style>
    <style:style style:name="T266" style:family="text">
      <style:text-properties officeooo:rsid="00d49303"/>
    </style:style>
    <style:style style:name="T267" style:family="text">
      <style:text-properties officeooo:rsid="00e48f53"/>
    </style:style>
    <style:style style:name="T268" style:family="text">
      <style:text-properties officeooo:rsid="00e60e95"/>
    </style:style>
    <style:style style:name="T269" style:family="text">
      <style:text-properties officeooo:rsid="00ec30e9"/>
    </style:style>
    <style:style style:name="T270" style:family="text">
      <style:text-properties officeooo:rsid="00f35e1e"/>
    </style:style>
    <style:style style:name="T271" style:family="text">
      <style:text-properties officeooo:rsid="00ffbb9c"/>
    </style:style>
    <style:style style:name="T272" style:family="text">
      <style:text-properties officeooo:rsid="01005ae9"/>
    </style:style>
    <style:style style:name="T273" style:family="text">
      <style:text-properties officeooo:rsid="0100d250"/>
    </style:style>
    <style:style style:name="T274" style:family="text">
      <style:text-properties officeooo:rsid="017f7bbd"/>
    </style:style>
    <style:style style:name="T275" style:family="text">
      <style:text-properties officeooo:rsid="018a3789"/>
    </style:style>
    <style:style style:name="T276" style:family="text">
      <style:text-properties officeooo:rsid="01952303"/>
    </style:style>
    <style:style style:name="T277" style:family="text">
      <style:text-properties officeooo:rsid="0195bd89"/>
    </style:style>
    <style:style style:name="T278" style:family="text">
      <style:text-properties style:font-style-complex="italic"/>
    </style:style>
    <style:style style:name="T279" style:family="text">
      <style:text-properties officeooo:rsid="02b570c9" style:font-style-complex="italic"/>
    </style:style>
    <style:style style:name="T280" style:family="text">
      <style:text-properties officeooo:rsid="02b7680d" style:font-style-complex="italic"/>
    </style:style>
    <style:style style:name="T281" style:family="text">
      <style:text-properties fo:color="#000000" loext:opacity="100%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82" style:family="text">
      <style:text-properties fo:color="#000000" loext:opacity="100%" fo:font-weight="normal" officeooo:rsid="019c076d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83" style:family="text">
      <style:text-properties fo:color="#000000" loext:opacity="100%" fo:font-weight="normal" officeooo:rsid="02a96627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84" style:family="text">
      <style:text-properties fo:color="#000000" loext:opacity="100%" fo:font-weight="normal" officeooo:rsid="02ae3116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85" style:family="text">
      <style:text-properties fo:color="#000000" loext:opacity="100%" fo:font-weight="normal" officeooo:rsid="02ae662e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86" style:family="text">
      <style:text-properties fo:color="#000000" loext:opacity="100%" fo:font-weight="normal" officeooo:rsid="02b3bf07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87" style:family="text">
      <style:text-properties fo:color="#000000" loext:opacity="100%" fo:font-weight="normal" officeooo:rsid="02ba3105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88" style:family="text">
      <style:text-properties fo:color="#000000" loext:opacity="100%" fo:letter-spacing="-0.01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89" style:family="text">
      <style:text-properties fo:color="#000000" loext:opacity="100%" fo:letter-spacing="-0.10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0" style:family="text">
      <style:text-properties fo:color="#000000" loext:opacity="100%" fo:letter-spacing="-0.101cm" fo:font-weight="normal" officeooo:rsid="02add66a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1" style:family="text">
      <style:text-properties fo:color="#000000" loext:opacity="100%" style:font-name="Calibri1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2" style:family="text">
      <style:text-properties fo:color="#000000" loext:opacity="100%" fo:letter-spacing="-0.01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3" style:family="text">
      <style:text-properties fo:color="#000000" loext:opacity="100%" fo:letter-spacing="-0.009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4" style:family="text">
      <style:text-properties fo:color="#000000" loext:opacity="100%" fo:letter-spacing="-0.009cm" fo:font-weight="normal" officeooo:rsid="02ae662e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5" style:family="text">
      <style:text-properties fo:color="#000000" loext:opacity="100%" fo:letter-spacing="-0.007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6" style:family="text">
      <style:text-properties fo:color="#000000" loext:opacity="100%" fo:letter-spacing="-0.007cm" fo:font-weight="normal" officeooo:rsid="02a673bb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7" style:family="text">
      <style:text-properties fo:color="#000000" loext:opacity="100%" fo:letter-spacing="-0.007cm" fo:font-weight="normal" officeooo:rsid="02add66a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8" style:family="text">
      <style:text-properties fo:color="#000000" loext:opacity="100%" fo:letter-spacing="-0.005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299" style:family="text">
      <style:text-properties fo:color="#000000" loext:opacity="100%" fo:letter-spacing="-0.005cm" fo:font-weight="normal" officeooo:rsid="02add66a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0" style:family="text">
      <style:text-properties fo:color="#000000" loext:opacity="100%" fo:letter-spacing="-0.004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1" style:family="text">
      <style:text-properties fo:color="#000000" loext:opacity="100%" fo:letter-spacing="0.00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2" style:family="text">
      <style:text-properties fo:color="#000000" loext:opacity="100%" fo:letter-spacing="0.002cm" fo:font-weight="normal" officeooo:rsid="02ab54c6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3" style:family="text">
      <style:text-properties fo:color="#000000" loext:opacity="100%" fo:letter-spacing="-0.018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4" style:family="text">
      <style:text-properties fo:color="#000000" loext:opacity="100%" fo:letter-spacing="-0.018cm" fo:font-weight="normal" officeooo:rsid="02ab54c6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5" style:family="text">
      <style:text-properties fo:color="#000000" loext:opacity="100%" fo:letter-spacing="-0.018cm" fo:font-weight="normal" officeooo:rsid="02ae3116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6" style:family="text">
      <style:text-properties fo:color="#000000" loext:opacity="100%" fo:letter-spacing="-0.019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7" style:family="text">
      <style:text-properties fo:color="#000000" loext:opacity="100%" fo:letter-spacing="-0.019cm" fo:font-weight="normal" officeooo:rsid="02ae3116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8" style:family="text">
      <style:text-properties fo:color="#000000" loext:opacity="100%" fo:letter-spacing="-0.019cm" fo:font-weight="normal" officeooo:rsid="02ae662e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09" style:family="text">
      <style:text-properties fo:color="#000000" loext:opacity="100%" fo:letter-spacing="-0.002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10" style:family="text">
      <style:text-properties fo:color="#000000" loext:opacity="100%" fo:letter-spacing="-0.021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11" style:family="text">
      <style:text-properties fo:color="#000000" loext:opacity="100%" fo:letter-spacing="0.005cm" fo:font-weight="normal" officeooo:rsid="018a3789" style:font-weight-asian="normal" style:font-style-complex="italic" style:font-weight-complex="normal">
        <loext:char-complex-color loext:theme-type="dark1" loext:color-type="theme">
          <loext:transformation loext:type="lumoff" loext:value="0"/>
        </loext:char-complex-color>
      </style:text-properties>
    </style:style>
    <style:style style:name="T312" style:family="text">
      <style:text-properties officeooo:rsid="01a1dabb"/>
    </style:style>
    <style:style style:name="T313" style:family="text">
      <style:text-properties officeooo:rsid="01a3c89b"/>
    </style:style>
    <style:style style:name="T314" style:family="text">
      <style:text-properties officeooo:rsid="01a4e587"/>
    </style:style>
    <style:style style:name="T315" style:family="text">
      <style:text-properties officeooo:rsid="01a65c2c"/>
    </style:style>
    <style:style style:name="T316" style:family="text">
      <style:text-properties officeooo:rsid="01ab164b"/>
    </style:style>
    <style:style style:name="T317" style:family="text">
      <style:text-properties officeooo:rsid="01ace582"/>
    </style:style>
    <style:style style:name="T318" style:family="text">
      <style:text-properties officeooo:rsid="01b36a02"/>
    </style:style>
    <style:style style:name="T319" style:family="text">
      <style:text-properties officeooo:rsid="01b4f542"/>
    </style:style>
    <style:style style:name="T320" style:family="text">
      <style:text-properties officeooo:rsid="01b5e3f4"/>
    </style:style>
    <style:style style:name="T321" style:family="text">
      <style:text-properties officeooo:rsid="01b5e94b"/>
    </style:style>
    <style:style style:name="T322" style:family="text">
      <style:text-properties officeooo:rsid="01b6a799"/>
    </style:style>
    <style:style style:name="T323" style:family="text">
      <style:text-properties officeooo:rsid="01b85ff5"/>
    </style:style>
    <style:style style:name="T324" style:family="text">
      <style:text-properties officeooo:rsid="01b960fd"/>
    </style:style>
    <style:style style:name="T325" style:family="text">
      <style:text-properties officeooo:rsid="01bb1df6"/>
    </style:style>
    <style:style style:name="T326" style:family="text">
      <style:text-properties officeooo:rsid="01bb8e7d"/>
    </style:style>
    <style:style style:name="T327" style:family="text">
      <style:text-properties officeooo:rsid="01bbd191"/>
    </style:style>
    <style:style style:name="T328" style:family="text">
      <style:text-properties officeooo:rsid="01bc27cc"/>
    </style:style>
    <style:style style:name="T329" style:family="text">
      <style:text-properties officeooo:rsid="01bc94a6"/>
    </style:style>
    <style:style style:name="T330" style:family="text">
      <style:text-properties officeooo:rsid="01c49691"/>
    </style:style>
    <style:style style:name="T331" style:family="text">
      <style:text-properties officeooo:rsid="01cac6fd"/>
    </style:style>
    <style:style style:name="T332" style:family="text">
      <style:text-properties officeooo:rsid="01ccfc18"/>
    </style:style>
    <style:style style:name="T333" style:family="text">
      <style:text-properties officeooo:rsid="01d02be4"/>
    </style:style>
    <style:style style:name="T334" style:family="text">
      <style:text-properties officeooo:rsid="01d20033"/>
    </style:style>
    <style:style style:name="T335" style:family="text">
      <style:text-properties officeooo:rsid="01d2d585"/>
    </style:style>
    <style:style style:name="T336" style:family="text">
      <style:text-properties officeooo:rsid="01d35cb8"/>
    </style:style>
    <style:style style:name="T337" style:family="text">
      <style:text-properties officeooo:rsid="01d743fc"/>
    </style:style>
    <style:style style:name="T338" style:family="text">
      <style:text-properties officeooo:rsid="01dafdd5"/>
    </style:style>
    <style:style style:name="T339" style:family="text">
      <style:text-properties officeooo:rsid="01dbf152"/>
    </style:style>
    <style:style style:name="T340" style:family="text">
      <style:text-properties officeooo:rsid="01dd7b90"/>
    </style:style>
    <style:style style:name="T341" style:family="text">
      <style:text-properties officeooo:rsid="01dfa0e4"/>
    </style:style>
    <style:style style:name="T342" style:family="text">
      <style:text-properties officeooo:rsid="01e40a15"/>
    </style:style>
    <style:style style:name="T343" style:family="text">
      <style:text-properties officeooo:rsid="01e62529"/>
    </style:style>
    <style:style style:name="T344" style:family="text">
      <style:text-properties officeooo:rsid="01e7106b"/>
    </style:style>
    <style:style style:name="T345" style:family="text">
      <style:text-properties officeooo:rsid="01e8f0e4"/>
    </style:style>
    <style:style style:name="T346" style:family="text">
      <style:text-properties officeooo:rsid="01e9b7b1"/>
    </style:style>
    <style:style style:name="T347" style:family="text">
      <style:text-properties officeooo:rsid="01ede048"/>
    </style:style>
    <style:style style:name="T348" style:family="text">
      <style:text-properties officeooo:rsid="01ee7d86"/>
    </style:style>
    <style:style style:name="T349" style:family="text">
      <style:text-properties officeooo:rsid="01f0e484"/>
    </style:style>
    <style:style style:name="T350" style:family="text">
      <style:text-properties officeooo:rsid="01f153e3"/>
    </style:style>
    <style:style style:name="T351" style:family="text">
      <style:text-properties officeooo:rsid="01f38a60"/>
    </style:style>
    <style:style style:name="T352" style:family="text">
      <style:text-properties officeooo:rsid="01f476ed"/>
    </style:style>
    <style:style style:name="T353" style:family="text">
      <style:text-properties officeooo:rsid="01f776bc"/>
    </style:style>
    <style:style style:name="T354" style:family="text">
      <style:text-properties officeooo:rsid="01f967ae"/>
    </style:style>
    <style:style style:name="T355" style:family="text">
      <style:text-properties officeooo:rsid="01fa89c0"/>
    </style:style>
    <style:style style:name="T356" style:family="text">
      <style:text-properties officeooo:rsid="01fdc409"/>
    </style:style>
    <style:style style:name="T357" style:family="text">
      <style:text-properties officeooo:rsid="02007c91"/>
    </style:style>
    <style:style style:name="T358" style:family="text">
      <style:text-properties officeooo:rsid="0200914c"/>
    </style:style>
    <style:style style:name="T359" style:family="text">
      <style:text-properties officeooo:rsid="0201bdbf"/>
    </style:style>
    <style:style style:name="T360" style:family="text">
      <style:text-properties officeooo:rsid="02035e50"/>
    </style:style>
    <style:style style:name="T361" style:family="text">
      <style:text-properties officeooo:rsid="02041bd8"/>
    </style:style>
    <style:style style:name="T362" style:family="text">
      <style:text-properties officeooo:rsid="02055d01"/>
    </style:style>
    <style:style style:name="T363" style:family="text">
      <style:text-properties officeooo:rsid="02075388"/>
    </style:style>
    <style:style style:name="T364" style:family="text">
      <style:text-properties officeooo:rsid="0208d6f1"/>
    </style:style>
    <style:style style:name="T365" style:family="text">
      <style:text-properties officeooo:rsid="020abfe8"/>
    </style:style>
    <style:style style:name="T366" style:family="text">
      <style:text-properties officeooo:rsid="020ad46a"/>
    </style:style>
    <style:style style:name="T367" style:family="text">
      <style:text-properties officeooo:rsid="020b32fb"/>
    </style:style>
    <style:style style:name="T368" style:family="text">
      <style:text-properties officeooo:rsid="020c85ea"/>
    </style:style>
    <style:style style:name="T369" style:family="text">
      <style:text-properties officeooo:rsid="020cf04f"/>
    </style:style>
    <style:style style:name="T370" style:family="text">
      <style:text-properties officeooo:rsid="020ee02e"/>
    </style:style>
    <style:style style:name="T371" style:family="text">
      <style:text-properties officeooo:rsid="0212af4b"/>
    </style:style>
    <style:style style:name="T372" style:family="text">
      <style:text-properties officeooo:rsid="0213b8d1"/>
    </style:style>
    <style:style style:name="T373" style:family="text">
      <style:text-properties officeooo:rsid="021488f7"/>
    </style:style>
    <style:style style:name="T374" style:family="text">
      <style:text-properties officeooo:rsid="02150973"/>
    </style:style>
    <style:style style:name="T375" style:family="text">
      <style:text-properties officeooo:rsid="0216994e"/>
    </style:style>
    <style:style style:name="T376" style:family="text">
      <style:text-properties officeooo:rsid="0217e9ad"/>
    </style:style>
    <style:style style:name="T377" style:family="text">
      <style:text-properties officeooo:rsid="0218c312"/>
    </style:style>
    <style:style style:name="T378" style:family="text">
      <style:text-properties officeooo:rsid="0223de6d"/>
    </style:style>
    <style:style style:name="T379" style:family="text">
      <style:text-properties officeooo:rsid="022735d4"/>
    </style:style>
    <style:style style:name="T380" style:family="text">
      <style:text-properties fo:language="fr" fo:country="FR" style:language-asian="en" style:country-asian="US" style:language-complex="ar" style:country-complex="SA"/>
    </style:style>
    <style:style style:name="T381" style:family="text">
      <style:text-properties fo:language="fr" fo:country="FR" officeooo:rsid="01b5e3f4" style:language-asian="en" style:country-asian="US" style:language-complex="ar" style:country-complex="SA"/>
    </style:style>
    <style:style style:name="T382" style:family="text">
      <style:text-properties fo:language="fr" fo:country="FR" officeooo:rsid="01d5a8f0" style:language-asian="en" style:country-asian="US" style:language-complex="ar" style:country-complex="SA"/>
    </style:style>
    <style:style style:name="T383" style:family="text">
      <style:text-properties fo:language="fr" fo:country="FR" officeooo:rsid="01da178a" style:language-asian="en" style:country-asian="US" style:language-complex="ar" style:country-complex="SA"/>
    </style:style>
    <style:style style:name="T384" style:family="text">
      <style:text-properties fo:language="fr" fo:country="FR" officeooo:rsid="023a3c56" style:language-asian="en" style:country-asian="US" style:language-complex="ar" style:country-complex="SA"/>
    </style:style>
    <style:style style:name="T385" style:family="text">
      <style:text-properties fo:language="fr" fo:country="FR" officeooo:rsid="02e802c3" style:language-asian="en" style:country-asian="US" style:language-complex="ar" style:country-complex="SA"/>
    </style:style>
    <style:style style:name="T386" style:family="text">
      <style:text-properties officeooo:rsid="022dff54"/>
    </style:style>
    <style:style style:name="T387" style:family="text">
      <style:text-properties officeooo:rsid="022ff2dc"/>
    </style:style>
    <style:style style:name="T388" style:family="text">
      <style:text-properties officeooo:rsid="0231935d"/>
    </style:style>
    <style:style style:name="T389" style:family="text">
      <style:text-properties officeooo:rsid="0231d7e0"/>
    </style:style>
    <style:style style:name="T390" style:family="text">
      <style:text-properties officeooo:rsid="023bf3ea"/>
    </style:style>
    <style:style style:name="T391" style:family="text">
      <style:text-properties officeooo:rsid="024b2ff3"/>
    </style:style>
    <style:style style:name="T392" style:family="text">
      <style:text-properties officeooo:rsid="025438c0"/>
    </style:style>
    <style:style style:name="T393" style:family="text">
      <style:text-properties officeooo:rsid="02590417"/>
    </style:style>
    <style:style style:name="T394" style:family="text">
      <style:text-properties officeooo:rsid="0263fa62"/>
    </style:style>
    <style:style style:name="T395" style:family="text">
      <style:text-properties officeooo:rsid="0265394d"/>
    </style:style>
    <style:style style:name="T396" style:family="text">
      <style:text-properties officeooo:rsid="0267b15a"/>
    </style:style>
    <style:style style:name="T397" style:family="text">
      <style:text-properties officeooo:rsid="02699616"/>
    </style:style>
    <style:style style:name="T398" style:family="text">
      <style:text-properties officeooo:rsid="0269a2d9"/>
    </style:style>
    <style:style style:name="T399" style:family="text">
      <style:text-properties officeooo:rsid="026d481d"/>
    </style:style>
    <style:style style:name="T400" style:family="text">
      <style:text-properties officeooo:rsid="0271e439"/>
    </style:style>
    <style:style style:name="T401" style:family="text">
      <style:text-properties officeooo:rsid="02778dc7"/>
    </style:style>
    <style:style style:name="T402" style:family="text">
      <style:text-properties officeooo:rsid="027c9fc0"/>
    </style:style>
    <style:style style:name="T403" style:family="text">
      <style:text-properties officeooo:rsid="027cc016"/>
    </style:style>
    <style:style style:name="T404" style:family="text">
      <style:text-properties officeooo:rsid="027dcdd1"/>
    </style:style>
    <style:style style:name="T405" style:family="text">
      <style:text-properties officeooo:rsid="027f1242"/>
    </style:style>
    <style:style style:name="T406" style:family="text">
      <style:text-properties officeooo:rsid="02818de5"/>
    </style:style>
    <style:style style:name="T407" style:family="text">
      <style:text-properties officeooo:rsid="028a3aa1"/>
    </style:style>
    <style:style style:name="T408" style:family="text">
      <style:text-properties officeooo:rsid="029094c5"/>
    </style:style>
    <style:style style:name="T409" style:family="text">
      <style:text-properties officeooo:rsid="02973cea"/>
    </style:style>
    <style:style style:name="T410" style:family="text">
      <style:text-properties officeooo:rsid="02976296"/>
    </style:style>
    <style:style style:name="T411" style:family="text">
      <style:text-properties officeooo:rsid="029f3533"/>
    </style:style>
    <style:style style:name="T412" style:family="text">
      <style:text-properties officeooo:rsid="02a01554"/>
    </style:style>
    <style:style style:name="T413" style:family="text">
      <style:text-properties officeooo:rsid="02a2efdd"/>
    </style:style>
    <style:style style:name="T414" style:family="text">
      <style:text-properties officeooo:rsid="02b94b5e"/>
    </style:style>
    <style:style style:name="T415" style:family="text">
      <style:text-properties officeooo:rsid="02bbf086"/>
    </style:style>
    <style:style style:name="T416" style:family="text">
      <style:text-properties officeooo:rsid="02c36cc2"/>
    </style:style>
    <style:style style:name="T417" style:family="text">
      <style:text-properties officeooo:rsid="02c8b335"/>
    </style:style>
    <style:style style:name="T418" style:family="text">
      <style:text-properties officeooo:rsid="02c973a4"/>
    </style:style>
    <style:style style:name="T419" style:family="text">
      <style:text-properties officeooo:rsid="02cdf978"/>
    </style:style>
    <style:style style:name="T420" style:family="text">
      <style:text-properties officeooo:rsid="02d14099"/>
    </style:style>
    <style:style style:name="T421" style:family="text">
      <style:text-properties officeooo:rsid="02d2de27"/>
    </style:style>
    <style:style style:name="T422" style:family="text">
      <style:text-properties officeooo:rsid="02d4c6e8"/>
    </style:style>
    <style:style style:name="T423" style:family="text">
      <style:text-properties officeooo:rsid="02d6a6da"/>
    </style:style>
    <style:style style:name="T424" style:family="text">
      <style:text-properties officeooo:rsid="02d95ef9"/>
    </style:style>
    <style:style style:name="T425" style:family="text">
      <style:text-properties officeooo:rsid="02db2263"/>
    </style:style>
    <style:style style:name="T426" style:family="text">
      <style:text-properties officeooo:rsid="02dd0c98"/>
    </style:style>
    <style:style style:name="T427" style:family="text">
      <style:text-properties officeooo:rsid="02dd7aca"/>
    </style:style>
    <style:style style:name="T428" style:family="text">
      <style:text-properties officeooo:rsid="02ddf9b0"/>
    </style:style>
    <style:style style:name="T429" style:family="text">
      <style:text-properties officeooo:rsid="02e008b2"/>
    </style:style>
    <style:style style:name="T430" style:family="text">
      <style:text-properties officeooo:rsid="02e233a3"/>
    </style:style>
    <style:style style:name="T431" style:family="text">
      <style:text-properties officeooo:rsid="02eba186"/>
    </style:style>
    <style:style style:name="T432" style:family="text">
      <style:text-properties officeooo:rsid="02ec5ea6"/>
    </style:style>
    <style:style style:name="T433" style:family="text">
      <style:text-properties officeooo:rsid="02ed02a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84"><text:span text:style-name="T46">Jea</text:span><text:span text:style-name="T47">n-</text:span><text:span text:style-name="T46">Baptiste</text:span><text:span text:style-name="T196"> </text:span><text:span text:style-name="T46">Lasselle</text:span></text:p>
        <text:p text:style-name="P185">Cloud Engineer/SRE</text:p>
        <text:p text:style-name="P93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6">Who I am </text:p>
            </table:table-cell>
            <table:table-cell table:style-name="Tableau1.A1" office:value-type="string">
              <text:p text:style-name="P141"><text:span text:style-name="T312">Je</text:span><text:span text:style-name="T137"> code </text:span><text:span text:style-name="T312">avec</text:span><text:span text:style-name="T137"> </text:span><text:span text:style-name="T121">terraform, </text:span><text:span text:style-name="T127">packer,</text:span><text:span text:style-name="T137"> </text:span><text:span text:style-name="T128">pu</text:span><text:span text:style-name="T121">lumi, </text:span><text:span text:style-name="T136">ansible</text:span><text:span text:style-name="T121">.</text:span><text:span text:style-name="T269"> </text:span><text:span text:style-name="T312">Je plonge dans le code avec les devs</text:span><text:span text:style-name="T137">, </text:span><text:span text:style-name="T312">J’</text:span><text:span text:style-name="T132">automatise toute <text:s/>l’infrastructure</text:span>. <text:span text:style-name="T401">J’implémente des terraform providers, des modules terraform, des collections ansible, pour normaliser le code écrit par les SRE / Devops. </text:span><text:span text:style-name="T312">Je suis un évangéliste</text:span><text:span text:style-name="T137"> </text:span><text:span text:style-name="T119">Gitops</text:span> <text:span text:style-name="T312">et</text:span><text:span text:style-name="T137"> </text:span><text:span text:style-name="T121">Infrastructure As Code</text:span>. <text:span text:style-name="T312">J’</text:span><text:span text:style-name="T313">a</text:span><text:span text:style-name="T312">ime comprendre, apprendre, </text:span><text:span text:style-name="T403">ch</text:span><text:span text:style-name="T404">er</text:span><text:span text:style-name="T403">c</text:span><text:span text:style-name="T404">h</text:span><text:span text:style-name="T403">er et trouver</text:span><text:span text:style-name="T312">, implémenter de nouvelles idées,</text:span><text:span text:style-name="T402"> résoudre des problèmes</text:span><text:span text:style-name="T312"> avec mon équipe.</text:span> <text:span text:style-name="T405">J</text:span><text:span text:style-name="T312">’a</text:span><text:span text:style-name="T405">ime </text:span><text:span text:style-name="T312">les challenges.</text:span></text:p>
              <text:p text:style-name="P141"/>
            </table:table-cell>
          </table:table-row>
          <table:table-row>
            <table:table-cell table:style-name="Tableau1.A1" office:value-type="string">
              <text:p text:style-name="P7">My best friends list</text:p>
            </table:table-cell>
            <table:table-cell table:style-name="Tableau1.A1" office:value-type="string">
              <text:p text:style-name="P152"><text:span text:style-name="T252">Kubernetes, Terraform, </text:span><text:span text:style-name="T256">Packer, </text:span><text:span text:style-name="T252">Pulumi, </text:span><text:span text:style-name="T253">FluxCD/</text:span><text:span text:style-name="T257">ArgoCD</text:span><text:span text:style-name="T253">,</text:span><text:span text:style-name="T252"> </text:span><text:span text:style-name="T253">Atlantis, </text:span><text:span text:style-name="T259">Ansible Tower, </text:span><text:span text:style-name="T252">Circle CI, </text:span><text:span text:style-name="T254">Gitlab CI, </text:span><text:span text:style-name="T255">Tekton,</text:span><text:span text:style-name="T252"> Jenkins, Openstack, Ansible Tower </text:span><text:span text:style-name="T254">(AWX)</text:span><text:span text:style-name="T252">, HashiCorp Vault/</text:span><text:span text:style-name="T258">OpenBAO</text:span><text:span text:style-name="T252">, Docker, K3D, </text:span><text:span text:style-name="T255">Minio, Nginx, </text:span><text:span text:style-name="T252">Traefik, Linux shell, TypeScript/NodeJS, </text:span><text:span text:style-name="T254">React, Golang, Python</text:span><text:span text:style-name="T252">, </text:span><text:a xlink:type="simple" xlink:href="https://gohugo.io/" text:style-name="Internet_20_link" text:visited-style-name="Visited_20_Internet_20_Link"><text:span text:style-name="T264">https://gohugo.io</text:span></text:a><text:span text:style-name="T252"> </text:span><text:a xlink:type="simple" xlink:href="https://astro.build/" text:style-name="Internet_20_link" text:visited-style-name="Visited_20_Internet_20_Link"><text:span text:style-name="T265">https://astro.build</text:span></text:a><text:span text:style-name="T254"> </text:span></text:p>
              <text:p text:style-name="P151"><text:span text:style-name="T254"/></text:p>
            </table:table-cell>
          </table:table-row>
          <table:table-row>
            <table:table-cell table:style-name="Tableau1.A1" office:value-type="string">
              <text:p text:style-name="P6">I usually <text:span text:style-name="T271">work</text:span> with </text:p>
            </table:table-cell>
            <table:table-cell table:style-name="Tableau1.A1" office:value-type="string">
              <text:p text:style-name="P141">Terraform, <text:span text:style-name="T266">Packer, </text:span>Pulumi, <text:span text:style-name="T138">FluxCD/</text:span><text:span text:style-name="T270">ArgoCD</text:span><text:span text:style-name="T138">, Atlantis, </text:span>Circle CI, <text:span text:style-name="T139">Gitlab CI, </text:span><text:span text:style-name="T140">Tekton,</text:span> Jenkins, Ansible Tower <text:span text:style-name="T139">(AWX)</text:span>, <text:span text:style-name="T140">shell scripting (sh/bash)</text:span></text:p>
              <text:p text:style-name="P147">Azure, AWS, GCP, OVH, <text:span text:style-name="T273">VMW</text:span><text:span text:style-name="T272">are vSphere</text:span>, <text:span text:style-name="T273">OpenStack</text:span></text:p>
            </table:table-cell>
          </table:table-row>
        </table:table>
        <text:p text:style-name="P94"/>
        <text:p text:style-name="P94"/>
        <text:p text:style-name="P146"><text:span text:style-name="T314">À l’Univers</text:span><text:span text:style-name="T315">i</text:span><text:span text:style-name="T314">té, j’ai étudié les mathématiques pures</text:span>.</text:p>
        <text:p text:style-name="P143"><text:span text:style-name="T314">J’ai commencé dans l’IT comme développeur</text:span>.</text:p>
        <text:p text:style-name="P142">2015, <text:span text:style-name="T314">je me suis focalisé sur l’</text:span><text:span text:style-name="T267">infrastructure </text:span><text:span text:style-name="T268">(as code)</text:span><text:span text:style-name="T267">, </text:span><text:span text:style-name="T314">et le monde du cloud</text:span>.</text:p>
        <text:p text:style-name="P144"><text:span text:style-name="T314">J’adore coder, et tout automatiser</text:span>. </text:p>
        <text:p text:style-name="P144"><text:span text:style-name="T400">Je suis </text:span><text:a xlink:type="simple" xlink:href="https://www.credly.com/badges/e9b0751a-54ef-4690-a640-ed9a345f8f0a/embedded" text:style-name="Internet_20_link" text:visited-style-name="Visited_20_Internet_20_Link"><text:span text:style-name="T400">Certifié HashiCorp Terraform</text:span></text:a><text:span text:style-name="T400">.</text:span></text:p>
        <text:p text:style-name="P140"/>
        <text:p text:style-name="P150"><text:span text:style-name="T315">Aujourd’hui, je suis un </text:span><text:span text:style-name="T130">Cloud Engineer/SRE</text:span>, <text:span text:style-name="T315">un évangéliste a</text:span><text:span text:style-name="T379">m</text:span><text:span text:style-name="T315">oureux de l’automa</text:span><text:span text:style-name="T379">t</text:span><text:span text:style-name="T315">isation. </text:span><text:span text:style-name="T406">Construire des systèmes autonomes </text:span><text:span text:style-name="T315">me passionne</text:span> (Kubernetes Controllers, Operators, AutoScalability, self-healing abilities).</text:p>
        <text:p text:style-name="P140"/>
        <text:p text:style-name="P145"><text:span text:style-name="T315">Mes Centres d’intérêts</text:span>:</text:p>
        <text:list text:style-name="L1">
          <text:list-item>
            <text:p text:style-name="P186"><text:span text:style-name="T235">Concevoir et implémenter des infras en</text:span><text:span text:style-name="T198"> </text:span><text:span text:style-name="T205">Infra-As-Code</text:span><text:span text:style-name="T198"> </text:span><text:span text:style-name="T235">(souvent avec approche gitops)</text:span></text:p>
          </text:list-item>
          <text:list-item>
            <text:p text:style-name="P187"><text:span text:style-name="T316">Développer</text:span> <text:span text:style-name="T316">des </text:span><text:span text:style-name="T119">terrafrom providers,</text:span><text:span text:style-name="T316"> </text:span><text:span text:style-name="T407">des</text:span><text:span text:style-name="T316"> </text:span><text:span text:style-name="T317">outils </text:span><text:span text:style-name="T129">OpenBAO</text:span></text:p>
          </text:list-item>
          <text:list-item>
            <text:p text:style-name="P188"><text:span text:style-name="T187">Développer </text:span><text:span text:style-name="T188">des </text:span><text:span text:style-name="T189">frameworks</text:span><text:span text:style-name="T188"> de modules </text:span><text:span text:style-name="T191">T</text:span><text:span text:style-name="T188">erraform/</text:span><text:span text:style-name="T189">collections </text:span><text:span text:style-name="T190">A</text:span><text:span text:style-name="T189">nsible</text:span><text:span text:style-name="T188">, </text:span><text:span text:style-name="T189">pour normaliser le code des SRE/Devops. </text:span><text:span text:style-name="T193">Les </text:span><text:span text:style-name="T192">Landing zones: </text:span><text:span text:style-name="T193">Quels frameworks / pattern utiliser, après le</text:span><text:span text:style-name="T192"> Cloud Adoption Framework?</text:span></text:p>
          </text:list-item>
          <text:list-item>
            <text:p text:style-name="P189"><text:span text:style-name="T187">Développer</text:span><text:span text:style-name="T186"> </text:span><text:span text:style-name="T187">des </text:span><text:span text:style-name="T120">Op</text:span><text:span text:style-name="T134">é</text:span><text:span text:style-name="T120">rat</text:span><text:span text:style-name="T133">eur</text:span><text:span text:style-name="T120">s Kubernetes</text:span></text:p>
          </text:list-item>
        </text:list>
      </text:section>
      <text:p text:style-name="P169"/>
      <text:p text:style-name="P11">Exp<text:span text:style-name="T397">é</text:span>rience <text:span text:style-name="T397">P</text:span><text:span text:style-name="T398">ro</text:span><text:span text:style-name="T397">fessionnelle</text:span></text:p>
      <text:p text:style-name="P9"/>
      <text:h text:style-name="P125" text:outline-level="3"><text:span text:style-name="T161">&gt; </text:span><text:span text:style-name="T162">Michelin</text:span></text:h>
      <text:p text:style-name="P126"><text:span text:style-name="T12"/></text:p>
      <text:p text:style-name="P105"><text:span text:style-name="T20">SRE </text:span><text:span text:style-name="T15">Devops, </text:span><text:span text:style-name="T14">Infra As Code SME</text:span></text:p>
      <text:p text:style-name="P105"><text:span text:style-name="T14"/></text:p>
      <text:p text:style-name="P127"><text:span text:style-name="T396">02</text:span>/202<text:span text:style-name="T396">4</text:span><text:span text:style-name="T42"> </text:span>-<text:span text:style-name="T42"> </text:span><text:span text:style-name="T49">01/10/2025</text:span></text:p>
      <text:p text:style-name="P128"/>
      <text:p text:style-name="P167"><text:span text:style-name="T172">Project Context</text:span><text:span text:style-name="T200">: </text:span><text:span text:style-name="T201">équipe de </text:span><text:span text:style-name="T198">30 </text:span><text:span text:style-name="T236">ingénieurs sur</text:span><text:span text:style-name="T198"> 5 continents. </text:span><text:span text:style-name="T236">Michelin a une centaine de salle mini datacenters répartis dans le monde. Le projet vise à unifier leur exploitation, et à construire une offre infrastructure as a service (IAAS) pour leur consommateurs internes</text:span><text:span text:style-name="T198">.</text:span></text:p>
      <text:p text:style-name="P155"/>
      <text:p text:style-name="P155"><text:span text:style-name="T170">Tech</text:span><text:span text:style-name="T168"> stack</text:span><text:span text:style-name="T200">:</text:span><text:span text:style-name="T2"> </text:span><text:span text:style-name="T198">VMware vSphere, VMware Aria Automation, Ansible/Ansible Tower, Kubernetes, </text:span><text:span text:style-name="T234">D</text:span><text:span text:style-name="T198">ocker, Packer, Hashicorp Vault, OpenTOFU, python, Artifactory, Gitlab pipelines</text:span></text:p>
      <text:p text:style-name="P129"/>
      <text:p text:style-name="P130"><text:span text:style-name="T318">J’a</text:span><text:span text:style-name="T399">vais</text:span><text:span text:style-name="T318"> le rôle “</text:span>Automation SME” <text:span text:style-name="T318">dans l’équipe</text:span>.</text:p>
      <text:p text:style-name="P154"><text:span text:style-name="T169"/></text:p>
      <text:p text:style-name="P154"><text:span text:style-name="T169">Achievements I am so proud of</text:span><text:span text:style-name="T200">: </text:span></text:p>
      <text:list text:style-name="L2">
        <text:list-item>
          <text:p text:style-name="P190"><text:span text:style-name="T319">J’ai introduit l’utilisation de</text:span> Hashicorp `Packer`, <text:span text:style-name="T319">le concept d’infrastructure immutable</text:span>, <text:span text:style-name="T319">de </text:span>golden images, <text:span text:style-name="T319">et de</text:span> hardening <text:span text:style-name="T320">des images</text:span> <text:span text:style-name="T319">dans les build packer</text:span>.</text:p>
        </text:list-item>
        <text:list-item>
          <text:p text:style-name="P198"><text:span text:style-name="T381">J’ai entièrement construit un service </text:span><text:span text:style-name="T380">Ansible Tower, </text:span><text:span text:style-name="T381">dans un cluster</text:span><text:span text:style-name="T380"> kubernetes cluster, </text:span><text:span text:style-name="T381">avec automatisation complète des opérations d’exploitation du service Ansible Tower:</text:span><text:span text:style-name="T380"> provisioning, backup/ restore. </text:span><text:span text:style-name="T381">Le service Ansible Tower est géré avec l’Opérateur Kubernetes </text:span><text:span text:style-name="T380">AWX </text:span><text:a xlink:type="simple" xlink:href="https://github.com/ansible/awx-operator" text:style-name="Internet_20_link" text:visited-style-name="Visited_20_Internet_20_Link"><text:span text:style-name="T380">https://github.com/ansible/awx-operator</text:span></text:a><text:span text:style-name="T380"> . </text:span><text:span text:style-name="T381">Env. full</text:span><text:span text:style-name="T380"> Airgapped </text:span><text:span text:style-name="T381">(isolation réseau complète)</text:span><text:span text:style-name="T380">, </text:span><text:span text:style-name="T381">j’ai aussi automatisé la provision et les upgrades du cluster kubernetes </text:span><text:span text:style-name="T380">K3S. </text:span><text:span text:style-name="T381">Artifactory </text:span><text:span text:style-name="T380">Private Image registry.</text:span></text:p>
        </text:list-item>
        <text:list-item>
          <text:p text:style-name="P191"><text:span text:style-name="T320">J’ai entièrement automatisé la pro</text:span><text:span text:style-name="T386">v</text:span><text:span text:style-name="T320">ision de VMs </text:span>Windows server <text:span text:style-name="T320">en à partir des </text:span>golden images <text:span text:style-name="T320">buildées avec packer</text:span>, <text:span text:style-name="T320">fichiers de réponses </text:span>autounattend xml, <text:span text:style-name="T320">et </text:span>ansible <text:span text:style-name="T320">pour exécuter les </text:span><text:span text:style-name="T387">opérations de</text:span><text:span text:style-name="T320"> « </text:span>post install ».</text:p>
        </text:list-item>
        <text:list-item>
          <text:p text:style-name="P190"><text:span text:style-name="T321">J’ai conçu, implémenté le cycle de vie complet des environnements d’exécution <text:s/></text:span>Ansible Tower (AWX) <text:s/><text:span text:style-name="T321">avec </text:span>Ansible Builder, <text:span text:style-name="T321">et des Collections </text:span>Ansible <text:span text:style-name="T321">dans un contexte full airgapped</text:span> - artifactory <text:span text:style-name="T321">étant configuré comme repository </text:span>ansible galaxy <text:span text:style-name="T321">privé</text:span>, <text:span text:style-name="T321">idem pour les pack</text:span><text:span text:style-name="T332">a</text:span><text:span text:style-name="T321">ges python (</text:span>python wheels<text:span text:style-name="T321">)</text:span>.</text:p>
        </text:list-item>
      </text:list>
      <text:p text:style-name="P148"/>
      <text:p text:style-name="P154"><text:span text:style-name="T169">Duties</text:span><text:span text:style-name="T200">: </text:span></text:p>
      <text:list text:style-name="L3">
        <text:list-item>
          <text:p text:style-name="P192"><text:span text:style-name="T388">Je </text:span><text:span text:style-name="T322">livre des POC (</text:span>Proof of concepts<text:span text:style-name="T322">)</text:span>, bench-marking <text:span text:style-name="T322">des outils</text:span>, <text:span text:style-name="T322">je construi</text:span><text:span text:style-name="T388">s</text:span><text:span text:style-name="T322"> les environnements dans lesquels les </text:span><text:span text:style-name="T323">outils d’</text:span><text:span text:style-name="T322">automatisation s’exécutent</text:span></text:p>
        </text:list-item>
        <text:list-item>
          <text:p text:style-name="P193"><text:span text:style-name="T324">J’évangélise les nouveaux concepts / nouveaux outils, </text:span><text:span text:style-name="T334">les</text:span><text:span text:style-name="T333"> bonnes pratiques</text:span></text:p>
        </text:list-item>
        <text:list-item>
          <text:p text:style-name="P194">Je forme les membres de l’équipe à l’utilisation des nouveaux outils</text:p>
        </text:list-item>
        <text:list-item>
          <text:p text:style-name="P194">Je fai<text:span text:style-name="T389">s</text:span> les rev<text:span text:style-name="T389">ues </text:span>de Merge Requests</text:p>
        </text:list-item>
      </text:list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<text:soft-page-break/></text:p>
      <text:h text:style-name="P10" text:outline-level="3">&gt; Limagrain</text:h>
      <text:p text:style-name="P98"><text:span text:style-name="T12"/></text:p>
      <text:p text:style-name="P101"><text:span text:style-name="T19">SRE </text:span><text:span text:style-name="T12">Devops,</text:span><text:span text:style-name="T22"> </text:span><text:span text:style-name="T23">terraform SME</text:span></text:p>
      <text:p text:style-name="P99">0<text:span text:style-name="T195">9</text:span>/202<text:span text:style-name="T195">3</text:span><text:span text:style-name="T42"> </text:span>-<text:span text:style-name="T42"> </text:span>0<text:span text:style-name="T195">2</text:span>/202<text:span text:style-name="T195">4</text:span></text:p>
      <text:p text:style-name="P100"/>
      <text:p text:style-name="P168"><text:span text:style-name="T172">Project Context</text:span><text:span text:style-name="T200">: </text:span><text:span text:style-name="T237">Chez</text:span><text:span text:style-name="T198"> Limagrain, </text:span><text:span text:style-name="T237">une application critique pour le métier, disposait d’un seul environnement de dev, construit manuellement</text:span><text:span text:style-name="T198">. </text:span><text:span text:style-name="T237">J’ai été chargé de construire tous les environnements et en premier l’environnement de production qui manquait cruellement</text:span><text:span text:style-name="T198">.</text:span></text:p>
      <text:p text:style-name="Standard"><text:span text:style-name="T198"/></text:p>
      <text:p text:style-name="Standard"><text:span text:style-name="T198"/></text:p>
      <text:p text:style-name="Standard"><text:span text:style-name="T198"/></text:p>
      <text:p text:style-name="P133"><text:span text:style-name="T151">Tech</text:span><text:span text:style-name="T148"> stack</text:span><text:span text:style-name="T2">: </text:span>Terraform, Helm, kubectl, Docker, Azure AKS / App Gateway Ingress Controller (AGIC), Azure Functions, Azure CosmoDB, Azure EventHub, Azure Devops (Pipelines), Azure Managed identities / Service Principals, Azure networking - vnet, subnets, private endpoints, Artifactory, shell scripting (sh, bash).</text:p>
      <text:p text:style-name="P132"/>
      <text:p text:style-name="P137"><text:span text:style-name="T325">On m’a d’abord demandé</text:span> <text:span text:style-name="T325">de mener un audit technique global du projet, sur le périmètre</text:span> infrastructure, <text:span text:style-name="T325">et </text:span><text:s/>CI/CD, <text:span text:style-name="T325">avec comme livrable un</text:span><text:span text:style-name="T326">e note de synthèse/</text:span>executive summary.</text:p>
      <text:p text:style-name="P138"><text:span text:style-name="T328">J’en ai tiré </text:span><text:span text:style-name="T327">deux recommandations </text:span><text:span text:style-name="T328">principales</text:span>: </text:p>
      <text:list text:style-name="L4">
        <text:list-item>
          <text:p text:style-name="P195"><text:span text:style-name="T328">il faut “tout automatiser”</text:span>: <text:span text:style-name="T329">automatiser toute la construction de l’infrastructure, et il faut un pipeline qui automatise build, tests, deploy, à partir du code source.</text:span></text:p>
        </text:list-item>
        <text:list-item>
          <text:p text:style-name="P226"><text:span text:style-name="T238">Il faut que les environnements soit isolés les uns des autres, dans lesquels seront déployées les releases, d’abord dans l’env de</text:span><text:span text:style-name="T198"> dev, </text:span><text:span text:style-name="T238">puis</text:span><text:span text:style-name="T198"> staging, </text:span><text:span text:style-name="T238">puis </text:span><text:span text:style-name="T198">UAT </text:span><text:span text:style-name="T238">(User Acceptance Test</text:span><text:span text:style-name="T239">s</text:span><text:span text:style-name="T238">)</text:span><text:span text:style-name="T198">, </text:span><text:span text:style-name="T238">et enfin l’env de </text:span><text:span text:style-name="T198">production.</text:span></text:p>
        </text:list-item>
      </text:list>
      <text:p text:style-name="P132"/>
      <text:p text:style-name="P156"><text:span text:style-name="T171">Duties and a</text:span><text:span text:style-name="T169">chievements</text:span><text:span text:style-name="T200">: </text:span></text:p>
      <text:list text:style-name="L5">
        <text:list-item>
          <text:p text:style-name="P227"><text:span text:style-name="T240">J’étais en charge d’</text:span><text:span text:style-name="T206">implémenter</text:span><text:span text:style-name="T240"> mes recommandations, en collaboration avec les 5 Développeurs, et l’équipe “Core Infrastructure” qui gère l’infrastructure au niveau global monde chez Limagrain.</text:span></text:p>
        </text:list-item>
        <text:list-item>
          <text:p text:style-name="P228"><text:span text:style-name="T240">J’</text:span><text:span text:style-name="T241">ai été invité aux “</text:span><text:span text:style-name="T207">architecture labs</text:span><text:span text:style-name="T241">”, pour y faire une présentation de terraform et des concepts autour de l’Infra-As-Code. Ma présentation a été appréciée, si bien que d’autres équipes projet ont demandé à faire des workshops terraform avec moi.</text:span></text:p>
        </text:list-item>
        <text:list-item>
          <text:p text:style-name="P196">Je devais participer aux réunions de “validation gates”: des audits qui permettent d’autoriser un projet à être déployé en production. J’y répondais aux questions des auditeurs quant aux choix de conception de l’infrastructure et de son automatisation.</text:p>
        </text:list-item>
        <text:list-item>
          <text:p text:style-name="P228"><text:span text:style-name="T241">Avant mon arrivée, terraform n’tait pas du tout utilisé, à mon départ, tous les environnements étaient automatiquement construit avec terraform: j’ai </text:span><text:span text:style-name="T207">convaincu les managers</text:span><text:span text:style-name="T241"> de faire ce choix d’outil.</text:span></text:p>
        </text:list-item>
        <text:list-item>
          <text:p text:style-name="P229"><text:span text:style-name="T241">E</text:span><text:span text:style-name="T243">n moins de 4 mois, j’ai introduit terraform et automatisé la construction de 3 env: DEV, UAT et production. </text:span><text:span text:style-name="T242">Cela a permis d’identifier et résoudre deux problèmes complexes d’intégration entre composants cloud </text:span><text:span text:style-name="T198">`Azure`, </text:span><text:span text:style-name="T242">et </text:span><text:span text:style-name="T198">Microsoft Dynamics.</text:span></text:p>
        </text:list-item>
        <text:list-item>
          <text:p text:style-name="P230"><text:span text:style-name="T244">Les succès avec terraform, et mon travail d’évangélisation , associés au soutien des </text:span><text:span text:style-name="T198">project managers, </text:span><text:span text:style-name="T244">ont resultés en une véritable victoire</text:span><text:span text:style-name="T198">: </text:span><text:span text:style-name="T244">En Janvier </text:span><text:span text:style-name="T198">2024, </text:span><text:span text:style-name="T244">léquipe projet s’est vue accordée plusieurs souscription Azure dédiées, là où à mon arrivée une seule et même souscription Azure était utilisée et partagée par toutes les équipes projet de groupe.</text:span></text:p>
        </text:list-item>
      </text:list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06"/>
      <text:h text:style-name="P22" text:outline-level="3"><text:soft-page-break/><text:span text:style-name="T161">&gt; </text:span><text:span text:style-name="T162">Michelin</text:span></text:h>
      <text:p text:style-name="P23"><text:span text:style-name="T12"/></text:p>
      <text:p text:style-name="P104"><text:span text:style-name="T18">SRE </text:span><text:span text:style-name="T12">Devops </text:span><text:span text:style-name="T13">Lead</text:span></text:p>
      <text:p text:style-name="P24"><text:span text:style-name="T251">11</text:span>/202<text:span text:style-name="T251">2</text:span><text:span text:style-name="T42"> </text:span>-<text:span text:style-name="T42"> </text:span>0<text:span text:style-name="T251">9</text:span>/202<text:span text:style-name="T251">3</text:span></text:p>
      <text:p text:style-name="P25"/>
      <text:p text:style-name="P131"><text:span text:style-name="T149">Project Context</text:span><text:span text:style-name="T2">: </text:span>Michelin,  Data Engineering / AI Project</text:p>
      <text:p text:style-name="P107"/>
      <text:p text:style-name="P157"><text:span text:style-name="T170">Tech</text:span><text:span text:style-name="T168"> stack</text:span><text:span text:style-name="T200">:</text:span><text:span text:style-name="T209"> Terraform, Kubernetes, Helm, Docker, Azure, Databricks, dbx, Snowflake, dbt, azcopy, Gitlab, Artifactory, shell scripting, Python, TypeScript, Astro, Hugo.</text:span></text:p>
      <text:p text:style-name="Standard"/>
      <text:p text:style-name="P134"><text:span text:style-name="T330">J’y étais en charge de la gestio</text:span><text:span text:style-name="T335">n</text:span><text:span text:style-name="T330"> de toute l’infrastructure Azure avec </text:span><text:span text:style-name="T119">terraform</text:span> (Azure Storage Accounts, vnet/sbnets, VMs, managed identities, service principals, etc…) </text:p>
      <text:p text:style-name="P135"><text:span text:style-name="T131">R</text:span><text:span text:style-name="T135">é</text:span><text:span text:style-name="T119">-</text:span><text:span text:style-name="T135">implémenter</text:span>, <text:span text:style-name="T330">avec</text:span> 2 Data engineer<text:span text:style-name="T336">s</text:span>, <text:span text:style-name="T330">la plateforme de data engineering. Dans cette refonte, j’ai travaillé sur les </text:span>CI/CD pipelines <text:span text:style-name="T330">du code python, en plus de la terraformation des resources Azure</text:span>. </text:p>
      <text:p text:style-name="P135"><text:span text:style-name="T330">En un mot, une</text:span> <text:span text:style-name="T119">migration </text:span><text:span text:style-name="T135">depuis </text:span><text:span text:style-name="T330">un stack </text:span><text:span text:style-name="T119">{Azure Data Factory / ADF Pipelines}</text:span>, <text:span text:style-name="T330">vers un stack bien plus avancé, basé sur du code </text:span>Python/PySpark, <text:span text:style-name="T119">{Databricks + Snowflake}</text:span>.</text:p>
      <text:p text:style-name="P132"/>
      <text:p text:style-name="P136">La nouvelle plateforme de data engineering traitait les données avec du code python: d’où la CI/CD Python.</text:p>
      <text:p text:style-name="P132"/>
      <text:p text:style-name="P132"/>
      <text:p text:style-name="P158"><text:span text:style-name="T171">Duties and a</text:span><text:span text:style-name="T169">chievements</text:span><text:span text:style-name="T200">:</text:span></text:p>
      <text:list text:style-name="L6">
        <text:list-item>
          <text:p text:style-name="P197">Gestion des ressources Azure avec Terraform: Databricks workspaces, Azure Account Storage, networks, Azure Key Vaults, Managed Identities, R-Studio VMs, MongoDB clusters, etc…</text:p>
        </text:list-item>
        <text:list-item>
          <text:p text:style-name="P231"><text:span text:style-name="T245">m</text:span><text:span text:style-name="T246">odularization du code terrafrom existant: modules terrafo</text:span><text:span text:style-name="T248">r</text:span><text:span text:style-name="T246">m, terraform registry privé, terraform state stocké dans un Azure Account storage container.</text:span></text:p>
        </text:list-item>
        <text:list-item>
          <text:p text:style-name="P231"><text:span text:style-name="T246">Conception des </text:span><text:span text:style-name="T208">CI/CD Modules</text:span><text:span text:style-name="T246"> (</text:span><text:span text:style-name="T249">G</text:span><text:span text:style-name="T246">itlab pipelines templates), des runners de type docker </text:span></text:p>
        </text:list-item>
        <text:list-item>
          <text:p text:style-name="P237"><text:span text:style-name="T246">Conception, </text:span><text:span text:style-name="T208">Git workflows</text:span><text:span text:style-name="T246">, </text:span><text:span text:style-name="T208">Gitlab</text:span><text:span text:style-name="T246"> release automation with gitlab-cli, python packages deployment to databricks (</text:span><text:span text:style-name="T208">databricks scheduled jobs</text:span><text:span text:style-name="T246">), snowflake (with liquibase).</text:span></text:p>
        </text:list-item>
        <text:list-item>
          <text:p text:style-name="P237"><text:span text:style-name="T247">Construction de la Documentation technique de type Gitlab Pages, avec </text:span><text:a xlink:type="simple" xlink:href="http://astro.build/" text:style-name="Internet_20_link" text:visited-style-name="Visited_20_Internet_20_Link"><text:span text:style-name="T247">astro</text:span></text:a><text:span text:style-name="T247"> / </text:span><text:a xlink:type="simple" xlink:href="https://gohugo.io/" text:style-name="Internet_20_link" text:visited-style-name="Visited_20_Internet_20_Link"><text:span text:style-name="T247">hugo</text:span></text:a></text:p>
        </text:list-item>
      </text:list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h text:style-name="P15" text:outline-level="3"><text:soft-page-break/><text:span text:style-name="T160">&gt; Gravitee</text:span><text:span text:style-name="T163"> </text:span><text:span text:style-name="T164">Source</text:span></text:h>
      <text:h text:style-name="P15" text:outline-level="3"><text:span text:style-name="T164"/></text:h>
      <text:p text:style-name="P102"><text:span text:style-name="T17">SRE </text:span><text:span text:style-name="T12">Devops</text:span><text:span text:style-name="T24"> Lead</text:span><text:span text:style-name="T25">er</text:span></text:p>
      <text:p text:style-name="P109">07/2020<text:span text:style-name="T42"> </text:span>-<text:span text:style-name="T42"> </text:span>03/2022</text:p>
      <text:p text:style-name="P57"/>
      <text:p text:style-name="P62"><text:span text:style-name="T149">Project Context</text:span><text:span text:style-name="T2">: </text:span>Gravitee <text:span text:style-name="T331">est une</text:span> API Gateway Open Source</text:p>
      <text:p text:style-name="P34"/>
      <text:p text:style-name="P35"><text:span text:style-name="T151">Tech</text:span><text:span text:style-name="T148"> stack</text:span><text:span text:style-name="T2">:</text:span> Pulumi, Terraform, Kubernetes, Helm, Docker, K3D, Azure AKS, AWS EKS, FluxCD. NodeJS, TypeScript, Python, shell scripting, Golang.</text:p>
      <text:p text:style-name="P34"/>
      <text:p text:style-name="P69">J’ai entièrement ré-implémenté la CI/CD de Gravitee, en la migrant de Jenkins, à Circle CI. JE peux aujourd’hui dire, que je suis un expert Circle CI</text:p>
      <text:p text:style-name="P63"/>
      <text:p text:style-name="P64"><text:span text:style-name="T382">Je suis très fier d’avoir eu l’opportunité de travailler avec l’équipe </text:span><text:a xlink:type="simple" xlink:href="https://gravitee.io/" text:style-name="Internet_20_link" text:visited-style-name="Visited_20_Internet_20_Link"><text:span text:style-name="T382">https://gravitee.io</text:span></text:a><text:span text:style-name="T382"> , faite d’ingénieurs de très haut niveau, avec lesquels j’ai énormément appris sur de nombreux sujets.</text:span></text:p>
      <text:p text:style-name="P70">J’y ai notamment beaucoup appris sur ce que sont de vrais systèmes cybernétiques dans le vrai monde de l’industrie du cloud: c’est par exemple là, que j’ai commencé à travailler sur les opérateurs Kubernetes.</text:p>
      <text:p text:style-name="P64"/>
      <text:p text:style-name="P159"><text:span text:style-name="T171">Duties and a</text:span><text:span text:style-name="T169">chievements</text:span><text:span text:style-name="T200">:</text:span></text:p>
      <text:list text:style-name="L7">
        <text:list-item>
          <text:p text:style-name="P199">Concevoir, implémenter, et migrer la totlatié de la CI/CD Gravitee. J’ai développé un composant unique en son genre, avec NodeJS/Typescript et RxJS, permettant d’orchestrer l’exécution de dizaines de pipelines dans des git repository distincts. Ce qui a permis de se débarrasser des Single Point of Failures de la CI/CD précédente, qui tournait dans Jenkins.</text:p>
        </text:list-item>
        <text:list-item>
          <text:p text:style-name="P199">Automatisation des opérations standard d’exploitation de l’API Gravitee pour les offres “hosted” des clients (déploiement, backup, restore, upgrades, downgrades)</text:p>
        </text:list-item>
        <text:list-item>
          <text:p text:style-name="P200"><text:span text:style-name="T337">Conception de l’offre SAAS de </text:span>Gravitee API Gateway,</text:p>
        </text:list-item>
        <text:list-item>
          <text:p text:style-name="P200"><text:span text:style-name="T337">Workshops clients pour les bonnes pratiques architecturales des déploiements des </text:span>Gravitee API Gateway .</text:p>
        </text:list-item>
        <text:list-item>
          <text:p text:style-name="P201"><text:span text:style-name="T337">Formation / évangélisation à l’utilisation de </text:span>CircleCI <text:span text:style-name="T337">des </text:span>Dev Engineers</text:p>
        </text:list-item>
        <text:list-item>
          <text:p text:style-name="P218">Training junior devops engineers</text:p>
        </text:list-item>
        <text:list-item>
          <text:p text:style-name="P201">Level 3 Support <text:span text:style-name="T337">pour les clients</text:span> Gravitee, <text:span text:style-name="T337">par </text:span>ex<text:span text:style-name="T337">e</text:span>mple : <text:span text:style-name="T337">mise en œuvre d’une</text:span> VPN Gateway <text:span text:style-name="T337">entre</text:span> Azure <text:span text:style-name="T337">et</text:span> Google GCP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P14" text:outline-level="3"><text:soft-page-break/><text:span text:style-name="T152">CRESH.EU</text:span></text:h>
      <text:h text:style-name="P14" text:outline-level="3"><text:span text:style-name="T152"/></text:h>
      <text:p text:style-name="P103"><text:span text:style-name="T16">Cloud</text:span><text:span text:style-name="T88"> </text:span><text:span text:style-name="T12">Engineer</text:span></text:p>
      <text:p text:style-name="P109">0<text:span text:style-name="T395">4</text:span>/2020 – 0<text:span text:style-name="T395">7</text:span>/20<text:span text:style-name="T394">20</text:span></text:p>
      <text:p text:style-name="P31"/>
      <text:p text:style-name="P36"><text:span text:style-name="T149">Project Context</text:span><text:span text:style-name="T2">: </text:span>Cresh <text:span text:style-name="T433">est une offre SAAS</text:span>, <text:span text:style-name="T433">dans le domaine des solutions de paiement en ligne (un <text:s/>peu comme snipcart)</text:span>.</text:p>
      <text:p text:style-name="P36"><text:span text:style-name="T119"/></text:p>
      <text:p text:style-name="P37"><text:span text:style-name="T151">Tech</text:span><text:span text:style-name="T148"> stack</text:span><text:span text:style-name="T2">:</text:span> Pulumi, Helm, Docker, Kubernetes, AWS EKS, Gravitee API Gateway. NodeJS, TypeScript, bash / sh shell.</text:p>
      <text:p text:style-name="P34"/>
      <text:p text:style-name="P38"><text:span text:style-name="T383">Chez</text:span><text:span text:style-name="T380"> </text:span><text:a xlink:type="simple" xlink:href="https://cresh.eu/" text:style-name="Internet_20_link" text:visited-style-name="Visited_20_Internet_20_Link"><text:span text:style-name="T380">https://cresh.eu</text:span></text:a><text:span text:style-name="T380"> , </text:span><text:span text:style-name="T383">un</text:span><text:span text:style-name="T384">e</text:span><text:span text:style-name="T383"> petite startup française, j’ai travaillé à la conception de toute l’infrastructure cloud</text:span><text:span text:style-name="T380">, 100 % </text:span><text:span text:style-name="T383">basée sur </text:span><text:span text:style-name="T380">Kubernetes, </text:span><text:span text:style-name="T383">sur AWS</text:span><text:span text:style-name="T380">. AWS EKS, Helm deployment</text:span><text:span text:style-name="T383">s</text:span><text:span text:style-name="T380">, `Gravitee` API Gateway. </text:span><text:span text:style-name="T383">Les fondateurs de </text:span><text:a xlink:type="simple" xlink:href="https://gravitee.io/" text:style-name="Internet_20_link" text:visited-style-name="Visited_20_Internet_20_Link"><text:span text:style-name="T380">https://gravitee.io</text:span></text:a><text:span text:style-name="T380"> </text:span><text:span text:style-name="T383">ont entendu parler de moi en raison du travail que j’ai fait che Cresh , pour y mettre en oeuvre l’API Gateway Gravitee</text:span><text:span text:style-name="T380">.</text:span></text:p>
      <text:p text:style-name="P71"><text:span text:style-name="T338">J’y étais le seul Cloud/Devops Engineer, j’y ai massivement utilisé</text:span> Pulumi, Packer <text:span text:style-name="T338">et</text:span> Terraform.</text:p>
      <text:p text:style-name="P39"/>
      <text:p text:style-name="P90"><text:span text:style-name="T339">En raison de points de divergence techniques majeurs avec le </text:span>CTO, <text:span text:style-name="T339">nous avons décidé d’un commun accord de mettre fin à notre collaboration.</text:span></text:p>
      <text:p text:style-name="P34"/>
      <text:p text:style-name="P160"><text:span text:style-name="T171">Duties and a</text:span><text:span text:style-name="T169">chievements</text:span><text:span text:style-name="T200">:</text:span></text:p>
      <text:list text:style-name="L8">
        <text:list-item>
          <text:p text:style-name="P202">Cloud Engineer, <text:span text:style-name="T340">conception complète de l’infrastructure du projet</text:span></text:p>
        </text:list-item>
        <text:list-item>
          <text:p text:style-name="P219">Kubernetes SME</text:p>
        </text:list-item>
      </text:list>
      <text:p text:style-name="P166"><text:span text:style-name="T179"/></text:p>
      <text:p text:style-name="P166"><text:span text:style-name="T179"/></text:p>
      <text:p text:style-name="P166"><text:span text:style-name="T179"/></text:p>
      <text:p text:style-name="P8">&gt; SFR</text:p>
      <text:p text:style-name="P110"><text:span text:style-name="T122"/></text:p>
      <text:p text:style-name="P110"><text:span text:style-name="T122">Devops</text:span><text:span text:style-name="T91"> </text:span><text:span text:style-name="T122">Engineer</text:span></text:p>
      <text:p text:style-name="P109">07/2019<text:span text:style-name="T42"> </text:span>–<text:span text:style-name="T42"> </text:span>10/2019</text:p>
      <text:p text:style-name="P57"/>
      <text:p text:style-name="P72"><text:span text:style-name="T149">Project Context</text:span><text:span text:style-name="T2">: </text:span><text:span text:style-name="T3">Déploiement automatisé des Edge datacenter de l’opérateur SFR - </text:span><text:span text:style-name="T4">5G</text:span>.</text:p>
      <text:p text:style-name="P34"/>
      <text:p text:style-name="P40"><text:span text:style-name="T151">Tech</text:span><text:span text:style-name="T148"> stack</text:span><text:span text:style-name="T2">:</text:span> Ansible, Docker, Gitlab EE, Jenkins Pipelines, LVM, Cisco NSO, Cisco KUBAM for PXEless boot, SSH Bastions, Python.</text:p>
      <text:p text:style-name="P34"/>
      <text:p text:style-name="P73"><text:span text:style-name="T341">En tant que freelance chez</text:span> SFR, <text:span text:style-name="T341">je travaillais dans l’équipe </text:span>Cisco NSO (SDN). </text:p>
      <text:p text:style-name="P34"/>
      <text:p text:style-name="P161"><text:span text:style-name="T171">Duties and a</text:span><text:span text:style-name="T169">chievements</text:span><text:span text:style-name="T200">:</text:span></text:p>
      <text:list text:style-name="L9">
        <text:list-item>
          <text:p text:style-name="P203">J’ai conçu et déployé un stack devops complet, pour que les développeur<text:span text:style-name="T390">s</text:span> NSO poussent sur git leur code python, et que celui-ci soit packagé, testé, et déployé sur les devices Cisco NSO. J’ai même été amené à automatiser un “build from source” de docker, en raison de contraintes de sécurité imposée chez SFR.</text:p>
        </text:list-item>
        <text:list-item>
          <text:p text:style-name="P203">J’ai évnagélisé les concepts/bonnes pratiques de CI/CD auprès des devs python / NSO, avec une base Gitlab: ces développeurs étaient des ingénieurs réseaux, mais sans expérience de développement.</text:p>
        </text:list-item>
        <text:list-item>
          <text:p text:style-name="P232"><text:span text:style-name="T211">J’ai conçu les git workflow, ai formé à l’administration d’un service Gitlab EE en tant qu’infrastructure</text:span><text:span text:style-name="T209">: </text:span><text:span text:style-name="T211">les ingénieurs en charge de l’administration du service Gitlab étaient des ingénieurs de développement sans expérience en matière de gestion d’infrastructure/Infra As Code</text:span><text:span text:style-name="T209">.</text:span></text:p>
        </text:list-item>
        <text:list-item>
          <text:p text:style-name="P233"><text:span text:style-name="T212">J’ai suivi une formation Cisco NSO pour l’automatisation en mode “bare metal provisioning” des clusters Cisco NSO, à Issy-les-Moulineaux, dans </text:span><text:span text:style-name="T215">l</text:span><text:span text:style-name="T212">es locaux Cisco.</text:span></text:p>
        </text:list-item>
        <text:list-item>
          <text:p text:style-name="P204"><text:span text:style-name="T342">J’ai travaillé avec une centaine d’ingénieurs appartenant à 3 équipes différentes</text:span>:</text:p>
          <text:list>
            <text:list-item>
              <text:p text:style-name="P205"><text:soft-page-break/><text:span text:style-name="T342">équipe</text:span> Infrastructure <text:span text:style-name="T342">pure </text:span>(<text:span text:style-name="T342">les “owners” de l’</text:span>OpenStack),</text:p>
            </text:list-item>
            <text:list-item>
              <text:p text:style-name="P220">software development teams,</text:p>
            </text:list-item>
            <text:list-item>
              <text:p text:style-name="P220">network engineers teams</text:p>
            </text:list-item>
          </text:list>
        </text:list-item>
      </text:list>
      <text:p text:style-name="P34"/>
      <text:p text:style-name="P116"/>
      <text:p text:style-name="P116"/>
      <text:h text:style-name="P13" text:outline-level="3">&gt; Bosstek</text:h>
      <text:p text:style-name="P112"><text:span text:style-name="T122">Devops</text:span><text:span text:style-name="T89"> </text:span><text:span text:style-name="T122">Engineer</text:span></text:p>
      <text:p text:style-name="P109">04/2018<text:span text:style-name="T42"> </text:span>–<text:span text:style-name="T42"> </text:span>11/2018</text:p>
      <text:p text:style-name="P109"/>
      <text:p text:style-name="P30"/>
      <text:p text:style-name="P41"><text:span text:style-name="T149">Project Context</text:span><text:span text:style-name="T2">: </text:span>Infrastructure Management Consulting services. </text:p>
      <text:p text:style-name="P34"/>
      <text:p text:style-name="P42"><text:span text:style-name="T151">Tech</text:span><text:span text:style-name="T148"> stack</text:span><text:span text:style-name="T2">:</text:span> Terraform, Ansible, Jenkins Pipline, Docker (docker-compose) , NGINX, Gravitee.io (API Gateway), Keycloak, Kubernetes, ELK.</text:p>
      <text:p text:style-name="P34"/>
      <text:p text:style-name="P73"><text:span text:style-name="T343">Salarié chez</text:span> at Bosstek, <text:span text:style-name="T343">une société de consultant en gestion des infrastructures</text:span>, <text:span text:style-name="T343">où j’ai vécu ma première expérience dans un contexte où je ne travaillais qu’avec des experts de l’infra, de le “pure infra”.</text:span></text:p>
      <text:p text:style-name="P34"/>
      <text:p text:style-name="P74"><text:span text:style-name="T343">J’ai pris part à 3 projets, pour 3 clients différents de Bosstek. Cette expérience a été très enrichissante, j’y ai travaillé avec </text:span><text:span text:style-name="T344">certains</text:span><text:span text:style-name="T343"> ingénieurs n’ayant jamais fait de développement, <text:s/></text:span><text:span text:style-name="T345">avec </text:span><text:span text:style-name="T343">une longue expérience de gestio</text:span><text:span text:style-name="T344">n</text:span><text:span text:style-name="T343"> d’infrastructure “avec les anciennes méthodes”, </text:span><text:span text:style-name="T345">notamment sans</text:span><text:span text:style-name="T343"> “infra as code”. </text:span></text:p>
      <text:p text:style-name="P65"/>
      <text:p text:style-name="P162"><text:span text:style-name="T171">Duties and a</text:span><text:span text:style-name="T169">chievements</text:span><text:span text:style-name="T200">:</text:span></text:p>
      <text:list text:style-name="L10">
        <text:list-item>
          <text:p text:style-name="P238"><text:span text:style-name="T231">J’ai travaillé comme Cloud Engineer, au coeur des équipes projets infrastructure de très grosses sociétés: </text:span><text:a xlink:type="simple" xlink:href="https://www.soprasteria.com/fr" text:style-name="Internet_20_link" text:visited-style-name="Visited_20_Internet_20_Link"><text:span text:style-name="T233">SOPRA Steria</text:span></text:a><text:span text:style-name="T231">, </text:span><text:a xlink:type="simple" xlink:href="https://www.enedis.fr/" text:style-name="Internet_20_link" text:visited-style-name="Visited_20_Internet_20_Link"><text:span text:style-name="T233">ENEDIS</text:span></text:a><text:span text:style-name="T231">, et </text:span><text:a xlink:type="simple" xlink:href="https://www.carrefour.com/fr/news/googlegcp" text:style-name="Internet_20_link" text:visited-style-name="Visited_20_Internet_20_Link"><text:span text:style-name="T233">Carrrefour One Cloud</text:span></text:a></text:p>
        </text:list-item>
        <text:list-item>
          <text:p text:style-name="P206"><text:span text:style-name="T345">J’ai été Team leader d’une équipe chez </text:span>SOPRA STERIA, <text:span text:style-name="T345">où j’ai travaillé sous l’autorité de </text:span>David Maurange.</text:p>
        </text:list-item>
        <text:list-item>
          <text:p text:style-name="P206"><text:span text:style-name="T345">J’ai mené à bien 2 études internes </text:span><text:span text:style-name="T346">en tant que seul ayant une expérience Kubernetes</text:span>:</text:p>
          <text:list>
            <text:list-item>
              <text:p text:style-name="P207"><text:span text:style-name="T346">Un POC bonnes pratiques </text:span>Kubernetes Cluster Ingress Controller <text:span text:style-name="T346">en Production</text:span>.</text:p>
            </text:list-item>
            <text:list-item>
              <text:p text:style-name="P206"><text:span text:style-name="T346">Une proposition de solution pour un système de monitoring basé sur </text:span>Rsyslog/Elastic Stack, (<text:span text:style-name="T346">pour des serveur d’autorités de certification</text:span>) : <text:span text:style-name="T346">Le but était que la société puisse être certifiée pour la délivrance de certificats SSL/TLS</text:span>.</text:p>
            </text:list-item>
          </text:list>
        </text:list-item>
        <text:list-item>
          <text:p text:style-name="P239"><text:span text:style-name="T232">Au sein du projet </text:span><text:span text:style-name="T230">Carrefour One Cloud (</text:span><text:span text:style-name="T232">Un</text:span><text:span text:style-name="T230"> projet </text:span><text:span text:style-name="T232">en </text:span><text:span text:style-name="T230">collaboration </text:span><text:span text:style-name="T232">avec</text:span><text:span text:style-name="T230"> Google), </text:span><text:span text:style-name="T232">J’ai découvert le concept de </text:span><text:span text:style-name="T230">Headless CMS, </text:span><text:span text:style-name="T232">avec</text:span><text:span text:style-name="T230"> </text:span><text:a xlink:type="simple" xlink:href="https://strapi.io/" text:style-name="Internet_20_link" text:visited-style-name="Visited_20_Internet_20_Link"><text:span text:style-name="T230">https://strapi.io</text:span></text:a><text:span text:style-name="T230"> , </text:span><text:span text:style-name="T232">et c’est aussi là que j’ai pour la première fois travaillé sur un déploiement en production de l’API Gateway </text:span><text:span text:style-name="T230">Gravitee.</text:span></text:p>
        </text:list-item>
      </text:list>
      <text:p text:style-name="P34"/>
      <text:p text:style-name="Text_20_body"/>
      <text:p text:style-name="P116"/>
      <text:p text:style-name="P119"/>
      <text:p text:style-name="P119"/>
      <text:p text:style-name="P119"/>
      <text:p text:style-name="P119"/>
      <text:p text:style-name="P119"/>
      <text:h text:style-name="P18" text:outline-level="3"><text:span text:style-name="T156"/></text:h>
      <text:h text:style-name="P18" text:outline-level="3"><text:span text:style-name="T156">&gt; Vierling</text:span><text:span text:style-name="T180"> </text:span><text:span text:style-name="T156">Communication</text:span></text:h>
      <text:p text:style-name="P120"><text:soft-page-break/></text:p>
      <text:p text:style-name="P110"><text:span text:style-name="T122">Java</text:span><text:span text:style-name="T48"> </text:span><text:span text:style-name="T122">Dev Engineer – </text:span><text:span text:style-name="T123">CI/CD SME</text:span></text:p>
      <text:p text:style-name="P109">02/2016<text:span text:style-name="T42"> </text:span>–<text:span text:style-name="T42"> </text:span>01/2018</text:p>
      <text:p text:style-name="P113"/>
      <text:p text:style-name="P75"><text:span text:style-name="T149">Project Context</text:span><text:span text:style-name="T2">: </text:span>R&amp;D <text:span text:style-name="T347">détection de pannes sur les lignes de fibre optiques dans des resaux à grande échelle</text:span> (OTDUs).</text:p>
      <text:p text:style-name="P34"/>
      <text:p text:style-name="P43"><text:span text:style-name="T151">Tech</text:span><text:span text:style-name="T148"> stack</text:span><text:span text:style-name="T2">:</text:span> </text:p>
      <text:list xml:id="list193433957" text:style-name="L11">
        <text:list-item>
          <text:p text:style-name="P240"><text:span text:style-name="T173">Devops</text:span><text:span text:style-name="T200">:</text:span><text:span text:style-name="T209"> Ansible, PXE boot, PXE boot kickstart installations, Docker, Virtual Box, KVM, Free IPA Server, SSH / SCP/WinSCP, with a lot of bin/bashing.</text:span></text:p>
        </text:list-item>
        <text:list-item>
          <text:p text:style-name="P240"><text:span text:style-name="T173">CI </text:span><text:span text:style-name="T168">stack</text:span><text:span text:style-name="T200">:</text:span><text:span text:style-name="T209"> Gitlab, Artifactory, MAVEN3 Git, Eclipse JBoss Tools, Jenkins, Checkstyle, JMeter, JUnit, DbUnit, Jasmine + Karma, Wireshark &amp; wireshark dissectors</text:span></text:p>
        </text:list-item>
        <text:list-item>
          <text:p text:style-name="P240"><text:span text:style-name="T173">Dev </text:span><text:span text:style-name="T168">stack</text:span><text:span text:style-name="T200">:</text:span><text:span text:style-name="T209"> Java, JCA IronJacamar, JPA, Hibernate, WILDFLY, EJB3 Stateless &amp; MDBs', JAX-RS &amp; Resteasy, Apache Shiro, Leaflet, Angular, Linux Pluggable Authentication Mechanism, mariadb, postgresql/postgis, .Net Windows Service Application component, Visual Studio.</text:span></text:p>
        </text:list-item>
      </text:list>
      <text:p text:style-name="P34"/>
      <text:p text:style-name="P73"><text:span text:style-name="T348">Ingéni</text:span><text:span text:style-name="T391">e</text:span><text:span text:style-name="T348">ur de Développement Java, chez </text:span>Vierling-Communication, <text:span text:style-name="T348">une société de</text:span> R&amp;D <text:span text:style-name="T348">du groupe</text:span> « Laudren », <text:span text:style-name="T348">il s’agissait de développer une solution de monitoring / détection de pannes sur des réseaux de fibre optique</text:span>.</text:p>
      <text:p text:style-name="P34"/>
      <text:p text:style-name="P76">Ce fut une expérience très intéressante, dans la mesure où il ne s’agissait pas de détecter d’anomalies de logiciels, mais d’anomalie sur les fibres optiques elles-même, et de géolocaliser ces anomalies, pour y envoyer des agents pour réparer la fibre. Aussi pour des câbles réseau cuivre.</text:p>
      <text:p text:style-name="P66"/>
      <text:p text:style-name="P77"><text:span text:style-name="T349">La solution était composée d’une </text:span><text:span text:style-name="T350">p</text:span><text:span text:style-name="T349">artie </text:span><text:span text:style-name="T351">logicielle</text:span><text:span text:style-name="T349">, et d’une partie hardware: OS de type Linux, java, et language C.</text:span></text:p>
      <text:p text:style-name="P34"/>
      <text:p text:style-name="P164"><text:span text:style-name="T171">Duties and a</text:span><text:span text:style-name="T169">chievements</text:span><text:span text:style-name="T200">:</text:span></text:p>
      <text:list text:style-name="L12">
        <text:list-item>
          <text:p text:style-name="P208"><text:span text:style-name="T351">J’ai travaillé sur la partie logicielle, le “cerveau” de la solution: un serveur tournant dans JBoss EAP, Java JEE et Composants JCA </text:span><text:span text:style-name="T352">(Java Connector Architecture)</text:span><text:span text:style-name="T351">. </text:span></text:p>
        </text:list-item>
        <text:list-item>
          <text:p text:style-name="P209"><text:span text:style-name="T353">J’ai introduit le bare metal provisioning</text:span>: <text:span text:style-name="T353">avec du </text:span>`PXE-` boot<text:span text:style-name="T353">ing, pour déployer le stack complet, ce afin de pouvoir automatiser et rendre reproductible les tests</text:span>. </text:p>
        </text:list-item>
        <text:list-item>
          <text:p text:style-name="P209"><text:span text:style-name="T354">J’ai introduit et co</text:span><text:span text:style-name="T432">n</text:span><text:span text:style-name="T354">vaincu de la nécessité des “</text:span>Acceptance Tests”.</text:p>
        </text:list-item>
        <text:list-item>
          <text:p text:style-name="P209"><text:span text:style-name="T355">J’ai développé un module d’authentification avec des </text:span>Jee Listeners , <text:span text:style-name="T355">et </text:span>Spring <text:span text:style-name="T355">pour la </text:span>modulari<text:span text:style-name="T355">s</text:span>ation.</text:p>
        </text:list-item>
        <text:list-item>
          <text:p text:style-name="P209"><text:span text:style-name="T356">J’ai introduit Docker pour déployer la solution</text:span>, <text:span text:style-name="T356">l’usage de Gitlab</text:span> Pipelines <text:span text:style-name="T356">avec un Gitlab que j’ai provisionné en privé dans nos serveurs</text:span>.</text:p>
        </text:list-item>
        <text:list-item>
          <text:p text:style-name="P234"><text:span text:style-name="T213">Pour la géolocalisation, j’ai introduit leaflet côté </text:span><text:span text:style-name="T209">Web UI </text:span></text:p>
        </text:list-item>
        <text:list-item>
          <text:p text:style-name="P234"><text:span text:style-name="T213">Cette expérience a été un moment capital de ma carrière: j’y ai travaillé avec un “grand maître </text:span><text:span text:style-name="T216">L</text:span><text:span text:style-name="T213">inux”, </text:span><text:span text:style-name="T209"><text:s/></text:span><text:span text:style-name="T229">Eric Lévenez</text:span><text:span text:style-name="T209">, </text:span><text:span text:style-name="T213">avec qui j’ai réellement appris ce qu’est un système d’exploitation</text:span><text:span text:style-name="T209">.</text:span></text:p>
        </text:list-item>
      </text:list>
      <text:p text:style-name="P34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16" text:outline-level="3"><text:span text:style-name="T153">&gt; SPVC</text:span><text:span text:style-name="T165"> </text:span><text:span text:style-name="T153">Group</text:span></text:h>
      <text:p text:style-name="P110"><text:soft-page-break/><text:span text:style-name="T155"/></text:p>
      <text:p text:style-name="P110"><text:span text:style-name="T125">I</text:span><text:span text:style-name="T126">S</text:span><text:span text:style-name="T125"> </text:span><text:span text:style-name="T124">Architect</text:span><text:span text:style-name="T103">,</text:span><text:span text:style-name="T104"> </text:span><text:span text:style-name="T103">IT</text:span><text:span text:style-name="T104"> </text:span><text:span text:style-name="T103">department</text:span><text:span text:style-name="T106"> </text:span><text:span text:style-name="T103">founder</text:span></text:p>
      <text:p text:style-name="P109">06/2013<text:span text:style-name="T42"> </text:span>–<text:span text:style-name="T42"> </text:span>07/2015</text:p>
      <text:p text:style-name="P31"/>
      <text:p text:style-name="P78"><text:span text:style-name="T142">Project Context</text:span>: <text:span text:style-name="T357">Département IT d’une PME de l’industrie du bâtiment, </text:span><text:span text:style-name="T359">logiciel de gestion des tâches</text:span></text:p>
      <text:p text:style-name="P34"/>
      <text:p text:style-name="P47"><text:span text:style-name="T151">Tech</text:span><text:span text:style-name="T148"> stack</text:span><text:span text:style-name="T2">:</text:span> </text:p>
      <text:list xml:id="list94859986523605" text:continue-list="list193433957" text:style-name="L11">
        <text:list-item>
          <text:p text:style-name="P235"><text:span text:style-name="T174">Operational</text:span><text:span text:style-name="T200">:</text:span><text:span text:style-name="T209"> Gantt charts, Specific Terms and Conditions documents in building industry (CCTP in French) / Response to tenders (« Réponses à appel d'offres » in French) / supply chain management on a constuction site.</text:span></text:p>
        </text:list-item>
        <text:list-item>
          <text:p text:style-name="P241"><text:span text:style-name="T173">Devops</text:span><text:span text:style-name="T200">:</text:span><text:span text:style-name="T209"> Chef.io, Virtual Box SOAP API, KVM Virtual Manager, GNU/Linux (CentOS/Ubuntu server)</text:span></text:p>
        </text:list-item>
        <text:list-item>
          <text:p text:style-name="P242"><text:span text:style-name="T173">CI </text:span><text:span text:style-name="T168">stack</text:span><text:span text:style-name="T200">:</text:span><text:span text:style-name="T209"> Artifactory, MAVEN3 (M2E), Git, Eclipse (eclipse bpmn modeler), Jenkins, Checkstyle, JMeter, JUnit, Mockito, DbUnit.</text:span></text:p>
        </text:list-item>
        <text:list-item>
          <text:p text:style-name="P243"><text:span text:style-name="T173">Dev </text:span><text:span text:style-name="T168">stack</text:span><text:span text:style-name="T200">:</text:span> <text:span text:style-name="T209">Spring, JPA, Activiti BPMN engine, petals ESB / JBI java standard, tomcat 7, JAX-WS/ SOAP/ WSDL, JAX-RS, Spring WS, JSF2, Prime Faces, jQuery v2.x.x, JavaMail, Apache James server, Mailets.</text:span></text:p>
        </text:list-item>
        <text:list-item>
          <text:p text:style-name="P243"><text:span text:style-name="T175">Misc.</text:span><text:span text:style-name="T200">:</text:span><text:span text:style-name="T209"> </text:span><text:span text:style-name="T229">FM 200</text:span><text:span text:style-name="T209"> Fire protection systems...?</text:span></text:p>
        </text:list-item>
      </text:list>
      <text:p text:style-name="P34"/>
      <text:p text:style-name="P73">SPVC <text:span text:style-name="T357">était une PME du bâtiment, </text:span><text:span text:style-name="T358">spécialisée dans les fluides</text:span>.</text:p>
      <text:p text:style-name="P34"/>
      <text:p text:style-name="P79">J’ai conçu le premier véritable système d’information de l’entreprise, et ai participé au développement de composants logiciels nécessaires à ce système d’information</text:p>
      <text:p text:style-name="P34"/>
      <text:p text:style-name="P80"><text:span text:style-name="T360">J’ai structuré cette petite DSI naissante, afin qu’elle soit en mesure de gérer un environnement de production. </text:span><text:span text:style-name="T361">JE qualifierai cette expérience comme la plus folle de ma carrière: je n’avais pas conscience de ce dans quoi je m’engageais, en me lançant dans la construction d’une (même) petite DSI, en partant de zéro.</text:span></text:p>
      <text:p text:style-name="P34"/>
      <text:p text:style-name="P73"><text:span text:style-name="T362">C’est par exemple dans ce contexte, que j’ai p</text:span><text:span text:style-name="T363">o</text:span><text:span text:style-name="T362">ur la première fois “travaillé avec de la vraie infra”</text:span>.</text:p>
      <text:p text:style-name="P34"/>
      <text:p text:style-name="P165"><text:span text:style-name="T171">Duties and a</text:span><text:span text:style-name="T169">chievements</text:span><text:span text:style-name="T200">:</text:span></text:p>
      <text:list text:style-name="L13">
        <text:list-item>
          <text:p text:style-name="P210"><text:span text:style-name="T364">J’ai commencé par concevoir et implémenter un logiciel au départ assez basique, de gestion de tâches sur un chantier. Le but étant de normali</text:span><text:span text:style-name="T392">s</text:span><text:span text:style-name="T364">er des business process, en particulier pour simplifier la vie de la partie commerciale, et le suivi de projet</text:span>.</text:p>
        </text:list-item>
        <text:list-item>
          <text:p text:style-name="P210"><text:span text:style-name="T365">Je l’ai ensuite rendu plus mature pour la production, en y ajoutant un premier DRP</text:span>. <text:span text:style-name="T366">Les fonctionnalités était en relation avec le </text:span>project management <text:span text:style-name="T366">sur un chantier du bâtiment</text:span>: Gantt Charts, Tasks Management, reporting.</text:p>
        </text:list-item>
        <text:list-item>
          <text:p text:style-name="P210"><text:span text:style-name="T367">Une deuxième génération a donné un Système d’information de type </text:span>B.A.M. (Business Activity Monitoring) <text:span text:style-name="T368">utilisant</text:span> :</text:p>
          <text:list>
            <text:list-item>
              <text:p text:style-name="P210"><text:span text:style-name="T368">Le moteur BPMN </text:span>Act<text:span text:style-name="T368">i</text:span>viti </text:p>
            </text:list-item>
            <text:list-item>
              <text:p text:style-name="P211"><text:span text:style-name="T369">Un ESB</text:span> `JBI` <text:span text:style-name="T369">couplé au moteur BPMN, une</text:span> architecture SOA (<text:span text:style-name="T369">les exécution de </text:span><text:s/>`BPMN` <text:span text:style-name="T369">était invoquée à travers l’</text:span>ESB, <text:span text:style-name="T369">via </text:span>JAX-WS / JAX-RS).</text:p>
            </text:list-item>
            <text:list-item>
              <text:p text:style-name="P210">15 <text:span text:style-name="T370">utilisateur</text:span><text:span text:style-name="T393">s</text:span><text:span text:style-name="T370"> en Janvier </text:span>2014, <text:span text:style-name="T370">et jusqu’à </text:span>30 <text:span text:style-name="T370">fin</text:span> 2014, <text:span text:style-name="T370">puis </text:span>40 <text:span text:style-name="T370">fin</text:span> 2015.</text:p>
            </text:list-item>
          </text:list>
        </text:list-item>
        <text:list-item>
          <text:p text:style-name="P236"><text:span text:style-name="T214">J’ai lentement construit une petit équipe, faite de </text:span><text:span text:style-name="T209"><text:s/>2 développeurs, </text:span><text:span text:style-name="T214">et de </text:span><text:span text:style-name="T209">2 / 3 ops engineers (system engin</text:span><text:span text:style-name="T214">e</text:span><text:span text:style-name="T209">er, security engineer, network engineer).</text:span></text:p>
        </text:list-item>
      </text:list>
      <text:h text:style-name="P153" text:outline-level="3"><text:span text:style-name="T177"/></text:h>
      <text:h text:style-name="P153" text:outline-level="3"><text:span text:style-name="T177"/></text:h>
      <text:h text:style-name="P153" text:outline-level="3"><text:span text:style-name="T177"/></text:h>
      <text:h text:style-name="P153" text:outline-level="3"><text:span text:style-name="T177"/></text:h>
      <text:h text:style-name="P153" text:outline-level="3"><text:span text:style-name="T177">Atermès</text:span><text:span text:style-name="T178"> </text:span><text:span text:style-name="T177">Group</text:span></text:h>
      <text:h text:style-name="P17" text:outline-level="3"><text:soft-page-break/><text:span text:style-name="T156"/></text:h>
      <text:p text:style-name="P103"><text:span text:style-name="T12">Java</text:span><text:span text:style-name="T70"> </text:span><text:span text:style-name="T12">Dev</text:span><text:span text:style-name="T109"> </text:span><text:span text:style-name="T12">Engineer</text:span></text:p>
      <text:p text:style-name="P109">02/2013<text:span text:style-name="T42"> </text:span>–<text:span text:style-name="T42"> </text:span>05/2013</text:p>
      <text:p text:style-name="P113"/>
      <text:p text:style-name="P89"><text:span text:style-name="T142">Project Context</text:span>: Atermès,<text:span text:style-name="T51"> </text:span><text:span text:style-name="T60">une société française affiliée à</text:span><text:span text:style-name="T35"> </text:span>Thalès,<text:span text:style-name="T51"> </text:span><text:span text:style-name="T60">industrie militaire</text:span>.</text:p>
      <text:p text:style-name="P31"/>
      <text:p text:style-name="P27"><text:span text:style-name="T385">Ingénieur de développement Java, J’ai travaillé dans le département</text:span><text:span text:style-name="T380"> R&amp;D, </text:span><text:span text:style-name="T385">où j’ai travaillé avec </text:span><text:span text:style-name="T380">Luciad</text:span><text:span text:style-name="T78"> </text:span><text:span text:style-name="T380">Lightspeed</text:span><text:span text:style-name="T78"> </text:span><text:span text:style-name="T380">framework</text:span><text:span text:style-name="T95"> </text:span><text:span text:style-name="T380">(</text:span><text:span text:style-name="T385">un framework SIG</text:span><text:span text:style-name="T380">,</text:span><text:span text:style-name="T78"> </text:span><text:span text:style-name="T79">un pionnier de la 3D <text:s/>dans le domaine des SIG</text:span><text:span text:style-name="T380">).</text:span></text:p>
      <text:p text:style-name="P149"><text:span text:style-name="T9"/></text:p>
      <text:p text:style-name="P68"><text:span text:style-name="T184">Duties and a</text:span><text:span text:style-name="T185">chievements</text:span>:</text:p>
      <text:list xml:id="list3733859755" text:style-name="WWNum1">
        <text:list-item>
          <text:p text:style-name="P172"><text:span text:style-name="T431">C</text:span><text:span text:style-name="T429">onçu et implémenté un ensemble de composants </text:span>Java<text:span text:style-name="T21"> </text:span>JSE6<text:span text:style-name="T35"> </text:span>Swing,<text:span text:style-name="T35"> </text:span><text:span text:style-name="T40">en utilisant le framework </text:span>Luciad<text:span text:style-name="T21"> </text:span>Lightspeed,<text:span text:style-name="T42"> </text:span><text:span text:style-name="T50">et le concept d’analyse hypsométrique </text:span><text:span text:style-name="T83"><text:s/></text:span><text:span text:style-name="T85">avec les </text:span>"IndexColorModels".</text:p>
        </text:list-item>
        <text:list-item>
          <text:p text:style-name="P174"><text:span text:style-name="T430">J’ai amené l’utilisation de tests </text:span>Junit,<text:span text:style-name="T21"> </text:span><text:span text:style-name="T41">l’équipe travaillait surtout avec le framework UI </text:span>Qt<text:span text:style-name="T51"> </text:span>C++.</text:p>
        </text:list-item>
        <text:list-item>
          <text:p text:style-name="P175"><text:span text:style-name="T430">J’ai beaucoup appris à propos des SIG</text:span>:</text:p>
          <text:list>
            <text:list-item>
              <text:p text:style-name="P176"><text:span text:style-name="T430">C’est après cette expérience, que je me suis intéressé <text:s/>à OpenStreetMap</text:span>,<text:span text:style-name="T35"> </text:span>Leaflet,<text:span text:style-name="T35"> </text:span>etc.</text:p>
            </text:list-item>
            <text:list-item>
              <text:p text:style-name="P183"><text:span text:style-name="T219">C</text:span><text:span text:style-name="T218">oncepts fondamentaux</text:span><text:span text:style-name="T209">: </text:span><text:bookmark text:name="tw-target-text"/><text:span text:style-name="T209">g</text:span><text:span text:style-name="T217">é</text:span><text:span text:style-name="T209">o</text:span><text:span text:style-name="T217">ï</text:span><text:span text:style-name="T209">d</text:span><text:span text:style-name="T217">e</text:span><text:span text:style-name="T209">, </text:span><text:span text:style-name="T218">ellipsoïde de référence, système de référence</text:span><text:span text:style-name="T209">, projections, </text:span><text:span text:style-name="T218">point de référence</text:span><text:span text:style-name="T209">, datum, </text:span><text:span text:style-name="T218">serveur de tuiles</text:span><text:span text:style-name="T210">,</text:span><text:span text:style-name="T224"> </text:span><text:span text:style-name="T209">"line-of-sights",</text:span><text:span text:style-name="T224"> </text:span><text:span text:style-name="T209">etc.…</text:span></text:p>
            </text:list-item>
          </text:list>
        </text:list-item>
      </text:list>
      <text:p text:style-name="P48"><text:span text:style-name="T151">Tech</text:span><text:span text:style-name="T148"> stack</text:span><text:span text:style-name="T2">:</text:span> </text:p>
      <text:list text:continue-list="list94859986523605" text:style-name="L11">
        <text:list-item>
          <text:p text:style-name="P244"><text:span text:style-name="T174">O</text:span><text:span text:style-name="T176">S</text:span><text:span text:style-name="T200">:</text:span><text:span text:style-name="T209"> </text:span><text:span text:style-name="T224"><text:s/></text:span><text:span text:style-name="T209">Windows,</text:span><text:span text:style-name="T221"> </text:span><text:span text:style-name="T222">on</text:span><text:span text:style-name="T221"> </text:span><text:span text:style-name="T209">Dell</text:span><text:span text:style-name="T220"> </text:span><text:span text:style-name="T209">Alienware.</text:span></text:p>
        </text:list-item>
        <text:list-item>
          <text:p text:style-name="P244"><text:span text:style-name="T173">Devops</text:span><text:span text:style-name="T200">:</text:span><text:span text:style-name="T209"> Chef.io, Virtual Box SOAP API, KVM Virtual Manager, GNU/Linux (CentOS/Ubuntu server)</text:span></text:p>
        </text:list-item>
        <text:list-item>
          <text:p text:style-name="P245"><text:span text:style-name="T173">CI </text:span><text:span text:style-name="T168">stack</text:span><text:span text:style-name="T200">:</text:span><text:span text:style-name="T209"> Maven</text:span><text:span text:style-name="T225"> </text:span><text:span text:style-name="T209">+</text:span><text:span text:style-name="T226"> </text:span><text:span text:style-name="T209">Junit.</text:span></text:p>
        </text:list-item>
        <text:list-item>
          <text:p text:style-name="P245"><text:span text:style-name="T173">Dev </text:span><text:span text:style-name="T168">stack</text:span><text:span text:style-name="T200">:</text:span> <text:span text:style-name="T209">Swing</text:span><text:span text:style-name="T227"> </text:span><text:span text:style-name="T209">JSE6,</text:span><text:span text:style-name="T228"> </text:span><text:span text:style-name="T209">JAXB,</text:span><text:span text:style-name="T227"> </text:span><text:span text:style-name="T209">Luciad</text:span><text:span text:style-name="T228"> </text:span><text:span text:style-name="T209">Lightspeed,</text:span><text:span text:style-name="T227"> </text:span><text:span text:style-name="T209">MVC2</text:span><text:span text:style-name="T228"> </text:span><text:span text:style-name="T209">design</text:span><text:span text:style-name="T227"> </text:span><text:span text:style-name="T209">pattern.</text:span></text:p>
        </text:list-item>
        <text:list-item>
          <text:p text:style-name="P245"><text:span text:style-name="T150">Misc.</text:span><text:span text:style-name="T2">:</text:span><text:span text:style-name="T209"> a</text:span><text:span text:style-name="T227"> </text:span><text:span text:style-name="T209">bit</text:span><text:span text:style-name="T221"> </text:span><text:span text:style-name="T209">of</text:span><text:span text:style-name="T223"> </text:span><text:span text:style-name="T209">differential</text:span><text:span text:style-name="T228"> </text:span><text:span text:style-name="T209">geometry</text:span><text:span text:style-name="T223"> </text:span><text:span text:style-name="T209">of</text:span><text:span text:style-name="T223"> </text:span><text:span text:style-name="T209">finite</text:span><text:span text:style-name="T227"> </text:span><text:span text:style-name="T209">dimensional</text:span><text:span text:style-name="T221"> </text:span><text:span text:style-name="T209">manifolds.</text:span></text:p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7"/>
      <text:p text:style-name="P67"/>
      <text:p text:style-name="P67"/>
      <text:p text:style-name="P67"/>
      <text:p text:style-name="P67"/>
      <text:p text:style-name="P67"/>
      <text:h text:style-name="P18" text:outline-level="3"><text:span text:style-name="T164">&gt; Michael</text:span><text:span text:style-name="T166"> </text:span><text:span text:style-name="T164">Page</text:span><text:span text:style-name="T166"> </text:span><text:span text:style-name="T156">International</text:span></text:h>
      <text:h text:style-name="P18" text:outline-level="3"><text:span text:style-name="T156"/></text:h>
      <text:p text:style-name="P111"><text:soft-page-break/><text:span text:style-name="T122">Dev</text:span><text:span text:style-name="T87"> </text:span><text:span text:style-name="T122">Engineer</text:span><text:span text:style-name="T97"> </text:span></text:p>
      <text:p text:style-name="P109">01/2012<text:span text:style-name="T42"> </text:span>–<text:span text:style-name="T42"> </text:span>1<text:span text:style-name="T274">2</text:span>/2012</text:p>
      <text:p text:style-name="P117"/>
      <text:p text:style-name="P49"><text:span text:style-name="T142">Project Context</text:span>: <text:span text:style-name="T371">DSI Michael Page</text:span>.</text:p>
      <text:p text:style-name="P34"/>
      <text:p text:style-name="P163"><text:span text:style-name="T170">Tech</text:span><text:span text:style-name="T168"> stack</text:span><text:span text:style-name="T200">:</text:span><text:span text:style-name="T209"> </text:span></text:p>
      <text:list xml:id="list94860576911815" text:continue-numbering="true" text:style-name="L11">
        <text:list-item>
          <text:p text:style-name="P246"><text:span text:style-name="T173">CI </text:span><text:span text:style-name="T168">stack</text:span><text:span text:style-name="T200">:</text:span><text:span text:style-name="T209"> Maven, Tortoise SVN, JIRA, Jenkins, Nexus Sonatype.</text:span></text:p>
        </text:list-item>
        <text:list-item>
          <text:p text:style-name="P246"><text:span text:style-name="T173">Dev </text:span><text:span text:style-name="T168">stack</text:span><text:span text:style-name="T200">:</text:span> <text:span text:style-name="T209">Tomcat 6, WebLogic 9, struts 1, Taglibs, Spring, hibernate, JUnit, JMX, JAXP, Log4J, Fractal Julia, Javamail.</text:span></text:p>
        </text:list-item>
      </text:list>
      <text:p text:style-name="P34"/>
      <text:p text:style-name="P73"><text:span text:style-name="T372">A</text:span><text:span text:style-name="T427">u</text:span><text:span text:style-name="T372"> cœur de la DSI Monde </text:span>Michael Page, <text:span text:style-name="T372">zone </text:span>EMEA, <text:span text:style-name="T372">j’ai pris part à la refonte complète du Système d’information avec </text:span>10 à 15 <text:span text:style-name="T372">autres </text:span><text:span text:style-name="T428">ingénieurs de développement java</text:span>, 2/3 <text:span text:style-name="T426">Architectes</text:span> IT, <text:span text:style-name="T372">un </text:span>QA <text:span text:style-name="T372">et </text:span>10 Business Analysts.</text:p>
      <text:p text:style-name="P34"/>
      <text:p text:style-name="P34"/>
      <text:p text:style-name="P73"><text:span text:style-name="T373">J’étais dédié à la partie </text:span>« backend » <text:span text:style-name="T373">des composants relatifs à la gestion de lévaluation des candidats (ceux qui v</text:span><text:span text:style-name="T425">ie</text:span><text:span text:style-name="T373">nnent faire un entretien de </text:span><text:span text:style-name="T375">r</text:span><text:span text:style-name="T373">ecrutement chez Michael Page</text:span>. <text:span text:style-name="T374">Ce fut ma première expérience dans une DSI de grande taille.</text:span></text:p>
      <text:p text:style-name="P34"/>
      <text:p text:style-name="P50"><text:span text:style-name="T143">Duties and a</text:span><text:span text:style-name="T144">chievements</text:span><text:span text:style-name="T197">:</text:span></text:p>
      <text:list text:style-name="L14">
        <text:list-item>
          <text:p text:style-name="P212"><text:span text:style-name="T376">En</text:span> collaboration <text:span text:style-name="T376">avec les </text:span>Architect<text:span text:style-name="T376">e</text:span>s, <text:span text:style-name="T424">et </text:span>Business Analysts, <text:span text:style-name="T376">j’ai conçu et im</text:span><text:span text:style-name="T420">p</text:span><text:span text:style-name="T376">lémenté pl</text:span><text:span text:style-name="T420">us</text:span><text:span text:style-name="T376">ieurs composants impliqués dans le </text:span>"candidate assessment". <text:span text:style-name="T376">Je suis devenu </text:span>SME <text:span text:style-name="T376">pour le fonctionnel “</text:span>Candidate Assessment”.</text:p>
        </text:list-item>
        <text:list-item>
          <text:p text:style-name="P212"><text:span text:style-name="T377">Dev </text:span>Java <text:span text:style-name="T377">classi</text:span><text:span text:style-name="T423">q</text:span><text:span text:style-name="T377">ue</text:span>, <text:span text:style-name="T377">avec </text:span>CI, Maven, JUnit, Nexus Sonatype. </text:p>
        </text:list-item>
        <text:list-item>
          <text:p text:style-name="P213">J’ai eu l’occasion de prendre part à un<text:span text:style-name="T421">e</text:span> opération de sécurité suit<text:span text:style-name="T422">e</text:span> à une attaque subie par le groupe un souvenir mémorable de week-end pizza passé au bureau</text:p>
        </text:list-item>
        <text:list-item>
          <text:p text:style-name="P212"><text:span text:style-name="T377">J’ai commencé à être impliqué dans des tâches de </text:span>CI/CD <text:span text:style-name="T377">avec l’infrastructure qui va avec (un serveur Jenkins</text:span>.</text:p>
        </text:list-item>
      </text:list>
      <text:p text:style-name="P34"/>
      <text:p text:style-name="P57"/>
      <text:p text:style-name="P116"/>
      <text:p text:style-name="P116"/>
      <text:p text:style-name="P116"/>
      <text:p text:style-name="P92"><text:span text:style-name="T110">{</text:span><text:span text:style-name="T111"> </text:span><text:span text:style-name="T110">2011</text:span><text:span text:style-name="T112">:</text:span><text:span text:style-name="T113"> </text:span><text:span text:style-name="T110">I</text:span><text:span text:style-name="T113"> </text:span><text:span text:style-name="T110">spent</text:span><text:span text:style-name="T114"> </text:span><text:span text:style-name="T110">one</text:span><text:span text:style-name="T115"> </text:span><text:span text:style-name="T110">year</text:span><text:span text:style-name="T113"> </text:span><text:span text:style-name="T110">in</text:span><text:span text:style-name="T113"> </text:span><text:span text:style-name="T110">a</text:span><text:span text:style-name="T111"> </text:span><text:span text:style-name="T110">French</text:span><text:span text:style-name="T115"> </text:span><text:span text:style-name="T110">IT</text:span><text:span text:style-name="T113"> </text:span><text:span text:style-name="T110">school</text:span><text:span text:style-name="T113"> </text:span><text:span text:style-name="T110">named</text:span><text:span text:style-name="T113"> </text:span><text:span text:style-name="T110">«</text:span><text:span text:style-name="T116"> </text:span><text:span text:style-name="T110">AFCEPF</text:span><text:span text:style-name="T117"> </text:span><text:span text:style-name="T110">»</text:span><text:span text:style-name="T111"> </text:span><text:span text:style-name="T110">to</text:span><text:span text:style-name="T113"> </text:span><text:span text:style-name="T110">get</text:span><text:span text:style-name="T113"> </text:span><text:span text:style-name="T110">a</text:span><text:span text:style-name="T113"> </text:span><text:span text:style-name="T110">Software</text:span><text:span text:style-name="T111"> </text:span><text:span text:style-name="T110">Architect</text:span><text:span text:style-name="T114"> </text:span><text:span text:style-name="T110">degree}</text:span></text:p>
      <text:p text:style-name="P9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h text:style-name="P18" text:outline-level="3"><text:soft-page-break/><text:span text:style-name="T156">&gt; Sanofi</text:span><text:span text:style-name="T167"> </text:span><text:span text:style-name="T156">Aventis</text:span></text:h>
      <text:h text:style-name="P18" text:outline-level="3"><text:span text:style-name="T156"/></text:h>
      <text:p text:style-name="P103"><text:span text:style-name="T12">Java</text:span><text:span text:style-name="T118"> </text:span><text:span text:style-name="T12">Engineer</text:span></text:p>
      <text:p text:style-name="P109">02/2010<text:span text:style-name="T42"> </text:span>–<text:span text:style-name="T42"> </text:span>12/2010</text:p>
      <text:p text:style-name="P31"/>
      <text:p text:style-name="P51"><text:span text:style-name="T142">Project Context</text:span>: <text:s/>At Sanofi Aventis, R&amp;D, Genetics <text:span text:style-name="T275">Data Analysis</text:span></text:p>
      <text:p text:style-name="P51"/>
      <text:p text:style-name="P44"><text:span text:style-name="T145">Tech</text:span><text:span text:style-name="T141"> stack</text:span>: </text:p>
      <text:list xml:id="list94860337808289" text:continue-list="list94860576911815" text:style-name="L11">
        <text:list-item>
          <text:p text:style-name="P221"><text:span text:style-name="T146">CI </text:span><text:span text:style-name="T141">stack</text:span>: Subversion,<text:span text:style-name="T108"> </text:span>Tortoise<text:span text:style-name="T69"> </text:span>SVN.</text:p>
        </text:list-item>
        <text:list-item>
          <text:p text:style-name="P221"><text:span text:style-name="T146">Dev </text:span><text:span text:style-name="T147">stack</text:span><text:span text:style-name="T275">: JavaEE</text:span><text:span text:style-name="T27"> </text:span><text:span text:style-name="T275">Servlet</text:span><text:span text:style-name="T27"> </text:span><text:span text:style-name="T275">Containers,</text:span><text:span text:style-name="T27"> </text:span><text:span text:style-name="T275">Struts</text:span><text:span text:style-name="T81"> </text:span><text:span text:style-name="T275">2,</text:span><text:span text:style-name="T81"> </text:span><text:span text:style-name="T275">Taglibs,</text:span><text:span text:style-name="T81"> </text:span><text:span text:style-name="T275">Tomcat,</text:span><text:span text:style-name="T81"> </text:span><text:span text:style-name="T275">Spring,</text:span><text:span text:style-name="T81"> </text:span><text:span text:style-name="T275">Hibernate,</text:span><text:span text:style-name="T81"> </text:span><text:span text:style-name="T275">Junit.</text:span></text:p>
          <text:p text:style-name="P221"/>
        </text:list-item>
      </text:list>
      <text:p text:style-name="P87"><text:span text:style-name="T417">Freelance au sein d’un département de R&amp;D chez Sanofi Aventis, </text:span><text:span text:style-name="T418">j’ai été engagé pour concevoir et implémenter un logiciel capable de collecter, et analyser pour produire des dashboard</text:span><text:span text:style-name="T419">s</text:span><text:span text:style-name="T418"> de résultats, dans le domaine de la génétique</text:span><text:span text:style-name="T108">:</text:span><text:span text:style-name="T21"> </text:span><text:span text:style-name="T33">Les chercheurs avaient pour but d’e</text:span><text:span text:style-name="T34">x</text:span><text:span text:style-name="T33">périmenter l’utilisation de techniques de data-mining</text:span>.</text:p>
      <text:p text:style-name="P58"/>
      <text:p text:style-name="P28">The<text:span text:style-name="T80"> </text:span>main<text:span text:style-name="T96"> </text:span>requirements<text:span text:style-name="T86"> </text:span>were<text:span text:style-name="T83">:</text:span></text:p>
      <text:list text:continue-list="list3733859755" text:style-name="WWNum1">
        <text:list-item>
          <text:p text:style-name="P180">The software modulari<text:span text:style-name="T263">zation</text:span>: It should be easy to add more analysis modules, such as within a<text:span text:style-name="T69"> </text:span>plugin<text:span text:style-name="T21"> </text:span>model:<text:span text:style-name="T21"> </text:span>The<text:span text:style-name="T21"> </text:span>researchers<text:span text:style-name="T80"> </text:span>wanted<text:span text:style-name="T96"> </text:span>the ability<text:span text:style-name="T80"> </text:span>to<text:span text:style-name="T80"> </text:span>add<text:span text:style-name="T80"> </text:span>custom<text:span text:style-name="T21"> </text:span>analysis<text:span text:style-name="T80"> </text:span>modules<text:span text:style-name="T21"> </text:span>on<text:span text:style-name="T80"> </text:span>demand.</text:p>
        </text:list-item>
        <text:list-item>
          <text:p text:style-name="P181">Moreover,<text:span text:style-name="T90"> </text:span>the<text:span text:style-name="T71"> </text:span>plugins<text:span text:style-name="T90"> </text:span>must<text:span text:style-name="T99"> </text:span>not<text:span text:style-name="T90"> </text:span>require<text:span text:style-name="T99"> </text:span>any<text:span text:style-name="T99"> </text:span>change<text:span text:style-name="T99"> </text:span>for<text:span text:style-name="T90"> </text:span>deployment,<text:span text:style-name="T90"> </text:span>except<text:span text:style-name="T90"> </text:span>editing<text:span text:style-name="T71"> </text:span>a<text:span text:style-name="T67"> </text:span>configuration<text:span text:style-name="T42"> </text:span>file, and<text:span text:style-name="T42"> </text:span>a<text:span text:style-name="T69"> </text:span>restart.</text:p>
        </text:list-item>
      </text:list>
      <text:p text:style-name="P32"/>
      <text:p text:style-name="P52"><text:span text:style-name="T143">Duties and a</text:span><text:span text:style-name="T144">chievements</text:span><text:span text:style-name="T197">:</text:span></text:p>
      <text:list text:continue-numbering="true" text:style-name="WWNum1">
        <text:list-item>
          <text:p text:style-name="P177"><text:span text:style-name="T261">Java</text:span>,<text:span text:style-name="T105"> </text:span><text:span text:style-name="T107">analyse </text:span>UML,</text:p>
        </text:list-item>
        <text:list-item>
          <text:p text:style-name="P182">Architecture <text:s/>MVC2,<text:span text:style-name="T80"> </text:span>struts<text:span text:style-name="T21"> </text:span>2,<text:span text:style-name="T80"> </text:span>Spring,<text:span text:style-name="T21"> </text:span>Hibernate</text:p>
        </text:list-item>
        <text:list-item>
          <text:p text:style-name="P173">Configuration<text:span text:style-name="T71"> </text:span><text:span text:style-name="T73">et</text:span><text:span text:style-name="T71"> </text:span>Setup<text:span text:style-name="T262"> </text:span><text:span text:style-name="T408">des environnements de dé</text:span>velo<text:span text:style-name="T408">p</text:span>p<text:span text:style-name="T408">e</text:span>ment:<text:span text:style-name="T71"> </text:span>Eclipse<text:span text:style-name="T61"> </text:span>,<text:span text:style-name="T71"> </text:span>Maven,<text:span text:style-name="T61"> </text:span>Nexus,<text:span text:style-name="T71"> </text:span>SVN<text:span text:style-name="T67"> </text:span>Subversion<text:span text:style-name="T42"> </text:span>et<text:span text:style-name="T42"> </text:span>ses plugins<text:span text:style-name="T42"> </text:span>eclipse/tortoise.</text:p>
        </text:list-item>
        <text:list-item>
          <text:p text:style-name="P178"><text:span text:style-name="T408">J’ai conduit des </text:span>workshops <text:span text:style-name="T408">pour former </text:span>2 <text:span text:style-name="T408">chercheurs au développement en java, avec Struts2, Spring et Hibernate</text:span>: <text:span text:style-name="T408">ils souhaitaient être en capacité de développer eux-même </text:span><text:span text:style-name="T54">leur propre modèles d’analyse</text:span>,<text:span text:style-name="T51"> </text:span><text:span text:style-name="T54">avec l’aide de consultant lorsque nécessaire, </text:span><text:span text:style-name="T55">mais en gardant un tronc de connaissance en interne</text:span>.</text:p>
        </text:list-item>
        <text:list-item>
          <text:p text:style-name="P179">J’ai été initié à quelques concepts d’épi-génétique</text:p>
        </text:list-item>
      </text:list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h text:style-name="P19" text:outline-level="3"><text:span text:style-name="T153">&gt; </text:span><text:span text:style-name="T154">C</text:span><text:span text:style-name="T153">PAM</text:span></text:h>
      <text:h text:style-name="P19" text:outline-level="3"><text:soft-page-break/><text:span text:style-name="T153"/></text:h>
      <text:p text:style-name="P103"><text:span text:style-name="T84">Java</text:span><text:span text:style-name="T100"> </text:span><text:span text:style-name="T44">Engine</text:span><text:span text:style-name="T45">e</text:span><text:span text:style-name="T44">r </text:span><text:span text:style-name="T45">SME</text:span></text:p>
      <text:p text:style-name="P109">03/2009<text:span text:style-name="T42"> </text:span>–<text:span text:style-name="T42"> </text:span>11/2009</text:p>
      <text:p text:style-name="P31"/>
      <text:p text:style-name="P81"><text:span text:style-name="T142">Project Context</text:span>: <text:s/><text:span text:style-name="T409">Logiciel de Gestion des tâches en Java</text:span></text:p>
      <text:p text:style-name="P53"/>
      <text:p text:style-name="P53"><text:span text:style-name="T145">Tech</text:span><text:span text:style-name="T141"> stack</text:span>: </text:p>
      <text:list xml:id="list94860544692087" text:continue-list="list94860337808289" text:style-name="L11">
        <text:list-item>
          <text:p text:style-name="P222"><text:span text:style-name="T146">CI </text:span><text:span text:style-name="T141">stack</text:span>: Tortoise<text:span text:style-name="T108"> </text:span>SVN,<text:span text:style-name="T194"> </text:span>Junit,<text:span text:style-name="T260"> </text:span>Ant.</text:p>
        </text:list-item>
        <text:list-item>
          <text:p text:style-name="P223"><text:span text:style-name="T146">Dev </text:span><text:span text:style-name="T147">stack</text:span><text:span text:style-name="T275">: Java</text:span><text:span text:style-name="T36"> </text:span><text:span text:style-name="T275">Swing,</text:span><text:span text:style-name="T53"> </text:span><text:span text:style-name="T275">Spring</text:span><text:span text:style-name="T36"> </text:span><text:span text:style-name="T275">JUnit,</text:span><text:span text:style-name="T53"> </text:span><text:span text:style-name="T275">Tom,</text:span><text:span text:style-name="T36"> </text:span><text:span text:style-name="T275">Axis</text:span><text:span text:style-name="T53"> </text:span><text:span text:style-name="T275">2,Tomcat,</text:span><text:span text:style-name="T36"> </text:span><text:span text:style-name="T275">Spring,</text:span><text:span text:style-name="T63"> </text:span><text:span text:style-name="T275">Hibernate,</text:span><text:span text:style-name="T53"> </text:span><text:span text:style-name="T275">J</text:span><text:span text:style-name="T416">U</text:span><text:span text:style-name="T275">nit,</text:span><text:span text:style-name="T53"> </text:span><text:span text:style-name="T275">Netbeans,</text:span><text:span text:style-name="T68"> </text:span><text:span text:style-name="T275">Ant</text:span></text:p>
        </text:list-item>
      </text:list>
      <text:p text:style-name="P53"/>
      <text:p text:style-name="P85"><text:span text:style-name="T30">J’ai été engagé en tant que freelance</text:span><text:span text:style-name="T26">, </text:span><text:span text:style-name="T30">avec le rôle de SME Java</text:span>,<text:span text:style-name="T21"> </text:span><text:span text:style-name="T30">dans un</text:span><text:span text:style-name="T32">e</text:span><text:span text:style-name="T30"> équipe qui développait un logici</text:span><text:span text:style-name="T31">e</text:span><text:span text:style-name="T30">l de gestion de tâches</text:span>.</text:p>
      <text:p text:style-name="P59"/>
      <text:p text:style-name="P84"><text:span text:style-name="T415">Le logiciel </text:span><text:span text:style-name="T30">était fait avec </text:span>Java<text:span text:style-name="T80"> </text:span>Swing,<text:span text:style-name="T35"> </text:span><text:span text:style-name="T39">avec une communication côté serveur à base de web services soap</text:span><text:span text:style-name="T35"> </text:span>(tomcat<text:span text:style-name="T35"> </text:span>axis2), <text:span text:style-name="T415">et une BDD Microsoft </text:span>SQL<text:span text:style-name="T42"> </text:span>Server.</text:p>
      <text:p text:style-name="P59"/>
      <text:p text:style-name="P55">All<text:span text:style-name="T71"> </text:span>classical<text:span text:style-name="T71"> </text:span>public<text:span text:style-name="T61"> </text:span>administration<text:span text:style-name="T61"> </text:span>needs,<text:span text:style-name="T51"> </text:span>nothing<text:span text:style-name="T61"> </text:span>fancy.</text:p>
      <text:p text:style-name="P56"/>
      <text:p text:style-name="P54"><text:span text:style-name="T143">Duties and a</text:span><text:span text:style-name="T144">chievements</text:span><text:span text:style-name="T197">:</text:span></text:p>
      <text:list text:style-name="L15">
        <text:list-item>
          <text:p text:style-name="P225">Training the Devs to Java Swing, <text:span text:style-name="T277">Spring, Hibernate</text:span> <text:span text:style-name="T276">Framework</text:span><text:span text:style-name="T277">s</text:span></text:p>
        </text:list-item>
        <text:list-item>
          <text:p text:style-name="P225">UML / Use Cases based analysis</text:p>
        </text:list-item>
        <text:list-item>
          <text:p text:style-name="P225">Java<text:span text:style-name="T21"> </text:span>Dev<text:span text:style-name="T35"> </text:span>(I<text:span text:style-name="T35"> </text:span>coded,<text:span text:style-name="T21"> </text:span>I<text:span text:style-name="T35"> </text:span>always<text:span text:style-name="T21"> </text:span>get<text:span text:style-name="T35"> </text:span>bored<text:span text:style-name="T35"> </text:span>if<text:span text:style-name="T80"> </text:span>i<text:span text:style-name="T51"> </text:span>do<text:span text:style-name="T35"> </text:span>not<text:span text:style-name="T35"> </text:span>code),<text:span text:style-name="T35"> </text:span>And<text:span text:style-name="T21"> </text:span>was<text:span text:style-name="T35"> </text:span>required<text:span text:style-name="T21"> </text:span>to<text:span text:style-name="T21"> </text:span>give<text:span text:style-name="T21"> </text:span>my<text:span text:style-name="T35"> </text:span>point<text:span text:style-name="T21"> </text:span>of<text:span text:style-name="T67"> </text:span>view<text:span text:style-name="T83"> </text:span>for<text:span text:style-name="T83"> </text:span>toics<text:span text:style-name="T83"> </text:span>where<text:span text:style-name="T86"> </text:span>the team<text:span text:style-name="T86"> </text:span>members<text:span text:style-name="T83"> </text:span>needed<text:span text:style-name="T42"> </text:span>Java Tech<text:span text:style-name="T83"> </text:span>expertise.</text:p>
        </text:list-item>
        <text:list-item>
          <text:p text:style-name="P225">I introduced<text:span text:style-name="T80"> </text:span>Junit<text:span text:style-name="T80"> </text:span>Testing,<text:span text:style-name="T96"> </text:span>and<text:span text:style-name="T80"> </text:span>the<text:span text:style-name="T96"> </text:span>concept<text:span text:style-name="T80"> </text:span>of<text:span text:style-name="T80"> </text:span>"acceptance<text:span text:style-name="T21"> </text:span>tests"<text:span text:style-name="T96"> </text:span>mirrored<text:span text:style-name="T96"> </text:span>on<text:span text:style-name="T80"> </text:span>Use<text:span text:style-name="T80"> </text:span>Cases.</text:p>
        </text:list-item>
      </text:list>
      <text:p text:style-name="P60"/>
      <text:p text:style-name="P60"/>
      <text:p text:style-name="P60"/>
      <text:p text:style-name="P60"/>
      <text:h text:style-name="P21" text:outline-level="3"><text:span text:style-name="T156">&gt; </text:span><text:span text:style-name="T157">M</text:span><text:span text:style-name="T156">némosyne</text:span></text:h>
      <text:h text:style-name="P20" text:outline-level="3"><text:span text:style-name="T156"/></text:h>
      <text:p text:style-name="P103"><text:span text:style-name="T43">.NET</text:span><text:span text:style-name="T88"> </text:span><text:span text:style-name="T43">Developer</text:span></text:p>
      <text:p text:style-name="P109">10/2008<text:span text:style-name="T42"> </text:span>–<text:span text:style-name="T42"> </text:span>12/2008</text:p>
      <text:p text:style-name="P113"/>
      <text:p text:style-name="P88"><text:span text:style-name="T51"><text:s/></text:span>MNEMOSYNE<text:span text:style-name="T21"> </text:span><text:span text:style-name="T29">était un éditeur de logiciel pour les notaires</text:span>,<text:span text:style-name="T35"> </text:span><text:span text:style-name="T38">le logiciel devait permettre de faire de la Gestion électronique de documents (GED), les documents devant pouvoir être authentifié par l’état</text:span>.</text:p>
      <text:p text:style-name="P29">I<text:span text:style-name="T71"> </text:span>there<text:span text:style-name="T61"> </text:span>developed<text:span text:style-name="T71"> </text:span>a<text:span text:style-name="T90"> </text:span>C#<text:span text:style-name="T71"> </text:span>ASP.NET<text:span text:style-name="T90"> </text:span>search<text:span text:style-name="T71"> </text:span>field<text:span text:style-name="T61"> </text:span>auto-completion<text:span text:style-name="T71"> </text:span>module.</text:p>
      <text:p text:style-name="P45"><text:span text:style-name="T181"/></text:p>
      <text:p text:style-name="P45"><text:span text:style-name="T145">Tech</text:span><text:span text:style-name="T141"> stack</text:span>: </text:p>
      <text:list xml:id="list94860363935632" text:continue-list="list94860544692087" text:style-name="L11">
        <text:list-item>
          <text:p text:style-name="P224"><text:span text:style-name="T146">Dev </text:span><text:span text:style-name="T147">stack</text:span><text:span text:style-name="T183">: </text:span><text:span text:style-name="T281">Visual</text:span><text:span text:style-name="T292"> </text:span><text:span text:style-name="T281">Studio,</text:span><text:span text:style-name="T292"> </text:span><text:span text:style-name="T281">C#</text:span><text:span text:style-name="T292"> </text:span><text:span text:style-name="T281">.NE</text:span><text:span text:style-name="T286">T</text:span><text:span text:style-name="T281">,</text:span><text:span text:style-name="T292"> </text:span><text:span text:style-name="T281">ASP</text:span><text:span text:style-name="T292"> </text:span><text:span text:style-name="T281">.NET</text:span><text:span text:style-name="T293"> </text:span><text:span text:style-name="T281">Ajax,</text:span><text:span text:style-name="T292"> </text:span><text:span text:style-name="T281">Telerik</text:span><text:span text:style-name="T293"> </text:span><text:span text:style-name="T281">ASP.NET</text:span><text:span text:style-name="T288"> </text:span><text:span text:style-name="T281">framework.</text:span></text:p>
        </text:list-item>
      </text:list>
      <text:p text:style-name="P45"/>
      <text:p text:style-name="P45"><text:span text:style-name="T181"/></text:p>
      <text:p text:style-name="P45"><text:span text:style-name="T181">Duties and a</text:span><text:span text:style-name="T182">chievements</text:span><text:span text:style-name="T278">:</text:span></text:p>
      <text:list text:style-name="L16">
        <text:list-item>
          <text:p text:style-name="P214"><text:span text:style-name="T279">J’ai développé un composant </text:span><text:span text:style-name="T278">C#</text:span><text:span text:style-name="T72"> </text:span><text:span text:style-name="T278">ASP.NET</text:span><text:span text:style-name="T92"> </text:span><text:span text:style-name="T93">d’auto-complétion</text:span><text:span text:style-name="T278">,</text:span><text:span text:style-name="T64"> </text:span><text:span text:style-name="T65">qui permettait la recherche de clients basé sur des critères tels que le nom, ou l’adresse</text:span><text:span text:style-name="T278">.</text:span></text:p>
        </text:list-item>
        <text:list-item>
          <text:p text:style-name="P214"><text:span text:style-name="T280">J’ai appris à utiliser le framework </text:span><text:span text:style-name="T278">Telerik</text:span><text:span text:style-name="T101"> </text:span><text:span text:style-name="T278">Ajax</text:span><text:span text:style-name="T101"> </text:span><text:span text:style-name="T94">pour </text:span><text:span text:style-name="T278">ASP.NET.</text:span></text:p>
        </text:list-item>
      </text:list>
      <text:p text:style-name="P115"/>
      <text:p text:style-name="P114"/>
      <text:h text:style-name="P18" text:outline-level="3"><text:span text:style-name="T158">&gt; </text:span><text:span text:style-name="T159">A</text:span><text:span text:style-name="T158">scott</text:span></text:h>
      <text:h text:style-name="P18" text:outline-level="3"><text:span text:style-name="T158"/></text:h>
      <text:p text:style-name="P103"><text:soft-page-break/><text:span text:style-name="T12">Java</text:span><text:span text:style-name="T62"> </text:span><text:span text:style-name="T12">&amp;</text:span><text:span text:style-name="T62"> </text:span><text:span text:style-name="T12">.Net</text:span><text:span text:style-name="T52"> </text:span><text:span text:style-name="T12">Developer</text:span></text:p>
      <text:p text:style-name="P109">06/<text:span text:style-name="T42"> </text:span>2008 – 07/<text:span text:style-name="T42"> </text:span>2008</text:p>
      <text:p text:style-name="P113"/>
      <text:p text:style-name="P82">Ascott <text:span text:style-name="T411">était une </text:span><text:span text:style-name="T414">s</text:span><text:span text:style-name="T411">ociété de consultant IT de taille moyenne</text:span>,<text:span text:style-name="T99"> </text:span><text:span text:style-name="T102">mon premier employeur</text:span>.</text:p>
      <text:p text:style-name="P83"><text:span text:style-name="T412">J’ai travaillé pour leur client principal</text:span><text:span text:style-name="T80">:</text:span><text:span text:style-name="T51"> </text:span><text:span text:style-name="T58">la société française SCOR</text:span>,<text:span text:style-name="T35"> </text:span><text:span text:style-name="T37">acteur historique de la ré-assurance</text:span>.</text:p>
      <text:p text:style-name="P26"/>
      <text:p text:style-name="P86"><text:span text:style-name="T413">J’ai réalisé quelques tâches de développement </text:span>ASP.NET,<text:span text:style-name="T51"> </text:span><text:span text:style-name="T59">et ai passé la plupart de mon temps </text:span><text:span text:style-name="T98">à implémenter des “</text:span>Crystal<text:span text:style-name="T21"> </text:span>Report”,<text:span text:style-name="T80"> </text:span><text:span text:style-name="T82">dans un projet de</text:span><text:span text:style-name="T28"> </text:span>Business<text:span text:style-name="T80"> </text:span>Intelligence.</text:p>
      <text:p text:style-name="P118"/>
      <text:p text:style-name="P46"><text:span text:style-name="T145">Tech</text:span><text:span text:style-name="T141"> stack</text:span>: </text:p>
      <text:list text:continue-list="list94860363935632" text:style-name="L11">
        <text:list-item>
          <text:p text:style-name="P215"><text:span text:style-name="T146">Dev </text:span><text:span text:style-name="T147">stack</text:span><text:span text:style-name="T183">: </text:span><text:span text:style-name="T281">Crystal</text:span><text:span text:style-name="T293"> </text:span><text:span text:style-name="T281">Reports</text:span><text:span text:style-name="T295"> </text:span><text:span text:style-name="T281">XI,</text:span><text:span text:style-name="T295"> </text:span><text:span text:style-name="T281">ASP</text:span><text:span text:style-name="T295"> </text:span><text:span text:style-name="T281">.NET</text:span><text:span text:style-name="T293"> </text:span><text:span text:style-name="T281">ADO.NET,</text:span><text:span text:style-name="T295"> </text:span><text:span text:style-name="T296">et</text:span><text:span text:style-name="T295"> </text:span><text:span text:style-name="T281">IngresDB</text:span><text:span text:style-name="T295"> </text:span><text:span text:style-name="T296">en</text:span><text:span text:style-name="T300"> </text:span><text:span text:style-name="T281">.NET.</text:span></text:p>
        </text:list-item>
      </text:list>
      <text:p text:style-name="P46"><text:span text:style-name="T291"/></text:p>
      <text:p text:style-name="P33"><text:span text:style-name="T181">Duties and a</text:span><text:span text:style-name="T182">chievements</text:span><text:span text:style-name="T281">:</text:span></text:p>
      <text:list text:style-name="L17">
        <text:list-item>
          <text:p text:style-name="P216"><text:span text:style-name="T281">Design / Configuration </text:span><text:span text:style-name="T283">de</text:span><text:span text:style-name="T281"> « Crystal Report » (</text:span><text:span text:style-name="T287">requêtes </text:span><text:span text:style-name="T281">SQL + </text:span><text:span text:style-name="T283">mise en forme</text:span><text:span text:style-name="T281">),</text:span><text:span text:style-name="T301"> </text:span><text:span text:style-name="T302">intégration au </text:span><text:span text:style-name="T281">Système</text:span><text:span text:style-name="T303"> </text:span><text:span text:style-name="T304">d</text:span><text:span text:style-name="T303">‘</text:span><text:span text:style-name="T304">Information</text:span><text:span text:style-name="T281">.</text:span><text:span text:style-name="T289"> </text:span><text:span text:style-name="T290">Les </text:span><text:span text:style-name="T281">Reports</text:span><text:span text:style-name="T295"> </text:span><text:span text:style-name="T297">étaient intégrés </text:span><text:span text:style-name="T299">avec le logiciel de </text:span><text:span text:style-name="T281">Business</text:span><text:span text:style-name="T298"> </text:span><text:span text:style-name="T281">Intellige</text:span><text:span text:style-name="T282">n</text:span><text:span text:style-name="T281">ce</text:span><text:span text:style-name="T293"> </text:span><text:span text:style-name="T281">«</text:span><text:span text:style-name="T309"> </text:span><text:span text:style-name="T281">SIMCORP Dimension »</text:span></text:p>
        </text:list-item>
        <text:list-item>
          <text:p text:style-name="P216"><text:span text:style-name="T284">J’ai développé quelques pages</text:span><text:span text:style-name="T306"> </text:span><text:span text:style-name="T281">ASP.NET</text:span><text:span text:style-name="T306"> </text:span><text:span text:style-name="T303"><text:s/></text:span><text:span text:style-name="T305">avec </text:span><text:span text:style-name="T281">ADO.NET</text:span><text:span text:style-name="T310"> </text:span><text:span text:style-name="T305">et un driver </text:span><text:span text:style-name="T281">ODBC</text:span><text:span text:style-name="T306"> </text:span><text:span text:style-name="T307">spécifique pour aller requêter des données dans un </text:span><text:span text:style-name="T308">très vieux SGDBD </text:span><text:span text:style-name="T307">appelé </text:span><text:span text:style-name="T281">«</text:span><text:span text:style-name="T311"> </text:span><text:span text:style-name="T281">Ingres</text:span><text:span text:style-name="T300"> </text:span><text:span text:style-name="T281">»,</text:span></text:p>
        </text:list-item>
        <text:list-item>
          <text:p text:style-name="P217"><text:span text:style-name="T285">J’ai été initié aux standard </text:span><text:span text:style-name="T281">IFRS</text:span><text:span text:style-name="T293"> </text:span><text:span text:style-name="T281">,</text:span><text:span text:style-name="T293"> </text:span><text:span text:style-name="T294">à la Business Intelligence, et à ce qu’est le métier de la ré-assurance</text:span><text:span text:style-name="T281">.</text:span></text:p>
        </text:list-item>
      </text:list>
      <text:p text:style-name="P33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h text:style-name="P3" text:outline-level="2"><text:span text:style-name="T250">E</text:span>ducation</text:h>
      <text:p text:style-name="P106"/>
      <text:p text:style-name="P106"/>
      <text:p text:style-name="P106"><text:soft-page-break/></text:p>
      <text:p text:style-name="P123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24">2011</text:p>
          </table:table-cell>
          <table:table-cell table:style-name="Tableau2.A1" office:value-type="string">
            <text:p text:style-name="P170">Titre Architecte Logiciel</text:p>
          </table:table-cell>
          <table:table-cell table:style-name="Tableau2.A1" office:value-type="string">
            <text:p text:style-name="Table_20_Paragraph"><text:span text:style-name="T203">AFCEPF,</text:span><text:span text:style-name="T204"> </text:span><text:a xlink:type="simple" xlink:href="http://www.afcepf.fr/" text:style-name="Standard" text:visited-style-name="Standard"><text:span text:style-name="T11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P124">2007</text:p>
          </table:table-cell>
          <table:table-cell table:style-name="Tableau2.A1" office:value-type="string">
            <text:p text:style-name="P171">Formation développeur, <text:s/>équivalent BAC+2</text:p>
          </table:table-cell>
          <table:table-cell table:style-name="Tableau2.A1" office:value-type="string">
            <text:p text:style-name="P1"><text:span text:style-name="T199">AFPA Paris,</text:span><text:span text:style-name="T202"> </text:span><text:a xlink:type="simple" xlink:href="https://www.afpa.fr/" text:style-name="Standard" text:visited-style-name="Standard"><text:span text:style-name="T11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P124">2001</text:p>
          </table:table-cell>
          <table:table-cell table:style-name="Tableau2.A1" office:value-type="string">
            <text:p text:style-name="P95"><text:span text:style-name="T1">DEUG</text:span><text:span text:style-name="T7"> </text:span><text:span text:style-name="T1">MIAS</text:span><text:span text:style-name="T7"> </text:span><text:span text:style-name="T1">(</text:span><text:span text:style-name="T5">Mathématiques</text:span><text:span text:style-name="T1">)</text:span></text:p>
          </table:table-cell>
          <table:table-cell table:style-name="Tableau2.A1" office:value-type="string">
            <text:p text:style-name="P2"><text:span text:style-name="T199">Paris 6 University,</text:span><text:span text:style-name="T202"> </text:span><text:a xlink:type="simple" xlink:href="http://www.upmc.fr/en/" text:style-name="Standard" text:visited-style-name="Standard"><text:span text:style-name="T11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P124">1999</text:p>
          </table:table-cell>
          <table:table-cell table:style-name="Tableau2.A1" office:value-type="string">
            <text:p text:style-name="P96"><text:span text:style-name="T8">DEUG</text:span><text:span text:style-name="T10"> </text:span><text:span text:style-name="T1">SCVT,</text:span><text:span text:style-name="T10"> </text:span><text:span text:style-name="T1">(</text:span><text:span text:style-name="T6">Biochmie</text:span><text:span text:style-name="T1">)</text:span></text:p>
          </table:table-cell>
          <table:table-cell table:style-name="Tableau2.A1" office:value-type="string">
            <text:p text:style-name="P2"><text:span text:style-name="T199">Paris 6 University,</text:span><text:span text:style-name="T202"> </text:span><text:a xlink:type="simple" xlink:href="http://www.upmc.fr/en/" text:style-name="Standard" text:visited-style-name="Standard"><text:span text:style-name="T11">http://www.upmc.fr/en/</text:span></text:a>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4"/>
      <text:p text:style-name="P5"><text:bookmark text:name="Languages"/>Langues</text:p>
      <text:p text:style-name="P97"><text:span text:style-name="T77">Anglais courant</text:span>,<text:span text:style-name="T61"> </text:span><text:span text:style-name="T66">Allemand scolaire</text:span>,<text:span text:style-name="T51"> </text:span><text:span text:style-name="T57">quelsues mots de Bulgare, quelques mots de tagalog</text:span>.</text:p>
      <text:p text:style-name="P12"><text:span text:style-name="T378">Et</text:span>...</text:p>
      <text:p text:style-name="P139">Jogging, <text:span text:style-name="T410">randonnée</text:span>,<text:span text:style-name="T51"> </text:span><text:span text:style-name="T56">escrime</text:span><text:span text:style-name="T71"> </text:span>(<text:span text:style-name="T410">épée et sabre</text:span>),<text:span text:style-name="T71"> </text:span><text:span text:style-name="T74">pêche à la truite </text:span><text:span text:style-name="T75">(j’adore la pêche à la truite :</text:span><text:span text:style-name="T76">) </text:span><text:span text:style-name="T75">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5-11-15T09:48:17.353000000</dc:date>
    <meta:editing-duration>PT14H7M8S</meta:editing-duration>
    <meta:generator>LibreOffice/7.6.4.1$Windows_X86_64 LibreOffice_project/e19e193f88cd6c0525a17fb7a176ed8e6a3e2aa1</meta:generator>
    <meta:editing-cycles>659</meta:editing-cycles>
    <meta:print-date>2025-07-24T17:32:14.579000000</meta:print-date>
    <meta:printed-by>Fichiers PDF</meta:printed-by>
    <meta:document-statistic meta:table-count="2" meta:image-count="0" meta:object-count="0" meta:page-count="15" meta:paragraph-count="269" meta:word-count="3974" meta:character-count="26164" meta:non-whitespace-character-count="22507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